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>
        <style:tab-stops>
          <style:tab-stop style:position="5.995cm"/>
          <style:tab-stop style:position="7.943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1.009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972cm"/>
          <style:tab-stop style:position="7.712cm"/>
        </style:tab-stops>
      </style:paragraph-properties>
    </style:style>
    <style:style style:name="P9" style:family="paragraph" style:parent-style-name="Normal">
      <style:paragraph-properties fo:margin-left="0.635cm" fo:margin-right="0cm" fo:text-indent="-0.635cm" style:auto-text-indent="false">
        <style:tab-stops>
          <style:tab-stop style:position="0.374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>
          <style:tab-stop style:position="5.184cm"/>
          <style:tab-stop style:position="6.369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7.759cm"/>
        </style:tab-stops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>
        <style:tab-stops>
          <style:tab-stop style:position="4.367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1.028cm"/>
        </style:tab-stops>
      </style:paragraph-properties>
    </style:style>
    <style:style style:name="P14" style:family="paragraph" style:parent-style-name="Normal">
      <style:paragraph-properties fo:margin-left="0.635cm" fo:margin-right="0cm" fo:text-indent="-0.635cm" style:auto-text-indent="false">
        <style:tab-stops>
          <style:tab-stop style:position="0.564cm"/>
        </style:tab-stops>
      </style:paragraph-properties>
    </style:style>
    <style:style style:name="P15" style:family="paragraph" style:parent-style-name="Normal">
      <style:paragraph-properties fo:margin-left="0.635cm" fo:margin-right="0cm" fo:text-indent="-0.635cm" style:auto-text-indent="false">
        <style:tab-stops>
          <style:tab-stop style:position="0.423cm"/>
        </style:tab-stops>
      </style:paragraph-properties>
    </style:style>
    <style:style style:name="P16" style:family="paragraph" style:parent-style-name="Normal">
      <style:paragraph-properties fo:margin-left="0.635cm" fo:margin-right="0cm" fo:text-indent="-0.635cm" style:auto-text-indent="false">
        <style:tab-stops>
          <style:tab-stop style:position="0.54cm"/>
        </style:tab-stops>
      </style:paragraph-properties>
    </style:style>
    <style:style style:name="P17" style:family="paragraph" style:parent-style-name="Heading_20_1" style:master-page-name="MP0">
      <style:paragraph-properties style:page-number="auto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0b6ef"/>
    </style:style>
    <style:style style:name="P19" style:family="paragraph" style:parent-style-name="Normal">
      <style:text-properties officeooo:rsid="00014b82" officeooo:paragraph-rsid="00014b82"/>
    </style:style>
    <style:style style:name="P20" style:family="paragraph" style:parent-style-name="Normal">
      <style:text-properties officeooo:paragraph-rsid="00014b82"/>
    </style:style>
    <style:style style:name="P21" style:family="paragraph" style:parent-style-name="Normal">
      <style:paragraph-properties fo:break-before="page"/>
      <style:text-properties fo:color="#000000" loext:opacity="100%" officeooo:rsid="00014b82" officeooo:paragraph-rsid="00014b82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0b6ef"/>
    </style:style>
    <style:style style:name="T3" style:family="text">
      <style:text-properties officeooo:rsid="0000b6ef"/>
    </style:style>
    <style:style style:name="T4" style:family="text">
      <style:text-properties fo:language="el" fo:country="GR"/>
    </style:style>
    <style:style style:name="T5" style:family="text">
      <style:text-properties officeooo:rsid="00014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bookmark-start text:name="bookmark0"/>ΓΑΛΗΝΟΥ ΤΩΝ ΙΠΠΟΚΡΑΤΟΥΣ<text:line-break/>ΓΛΩΣΣΩΝ ΕΞΗΓΗΣΙΣ.<text:bookmark-end text:name="bookmark0"/></text:h>
      <text:h text:style-name="Heading_20_2" text:outline-level="2">Προοίμιον. </text:h>
      <text:p text:style-name="P18">Τὰς παρ᾽ Ἱπποκράτει γλώσσας, ὦ<text:line-break/>Τεῦθρα, βουληθέντι σοι διὰ <text:span text:style-name="T1">βραχυτάτων</text:span> ἡμᾶς ἒξηγησασθαι,<text:line-break/>προθύμως ὑπήκουσα τοῖς τοιούτοις ἐπιθυμήμασιν ὑπηρετεῖ-<text:line-break/>σθαί τε κάλλιστα κάλλιστον εἶναι νομίζων. ἔσται δὲ , ὡς<text:line-break/>αὐτὸς ἐκέλευσας, ἡ τάξις τῷ λόγῳ κατὰ τὴν τῶν γραμμά-<text:line-break/>των ταξιν, ὰφ᾽ ων αἱ γλῶτται τὴν ἀρχὴν ἔχουσι, πρότερόν<text:line-break/>γε διορισαμένοις ημῖν ὅπη διαφέρει τοῦ πᾶσαν ἐξηγήσω-<text:line-break/>σθαι τὴν Ἱπποκράτους λἒξιν τὸ τὰς γλώττας μόνας. ὅσα</text:p>
      <text:p text:style-name="P3">τοίνυν τῶν ὀνομάτων ἐν μέν τοῖς πάλαι χρόνοις ἦν συνήθη,<text:line-break/>νυνὶ δ᾽ οὐκέτι ἐστὶ, τὰ μὲν τοιαῦτα γλώττας καλοῦσι καὶ<text:line-break/>ταύτας ἐξηγησάμενος εὔχομαι , τὰ δὲ ἄλλα πάντα ὅσα ζη-<text:line-break/>τίσεως μὲν οὐχ ἥττονος προσδεῖται, συνήθη δέ ἐστιν εἰς<text:line-break/>τάδε κατὰ τὰς τῶν συγγραμμάτων αὐτῶν ἐξηγήσεις ἄμεινον<text:line-break/>ἐπισκοπεῖσθαι. τίς γὰρ ἡ κρίσις καὶ τί τὸ θεῖον καὶ τί<text:line-break/>τό ἀρτίως καὶ τίς ἡ ἐπ᾽ ἄκρον εὐεξία καὶ πάνθ᾽ ὅσα τοιαῦτα<text:line-break/>λόγου μὲν παμμήκους εἰς ἐξήγησιν δεῖται, συνήθη δέ ἐστιν<text:line-break/>οὐδὲν ἦττον ἢ βίος καὶ βραχὺς καὶ τέχνη καὶ μακρὰ καὶ<text:line-break/>καιρὸς καὶ ὀξὺς καίτοι καὶ τούτων ἔνια δεῖταί τινος ἐξη-<text:line-break/>ἵήσεως· ὅθεν ἔμοιγε καὶ θαυμάζειν ἐπῆλθε τῶν ἅπασαν<text:line-break/>ἐξηγεῖσθαι τὴν Ἱπποκράτους λἒξιν ἐπαγγειλαμένων, εἰ μὴ<text:line-break/>οννἄτσιν ὅτι πλείω παραλείπουσιν ων διδάσκουσι. πολλὰ<text:line-break/>γοῦν βιβλία Διοσκουρίδης γράψας, οὐχ ὁ ἐπικληθεὶς Φακᾶς,<text:line-break/>ό ἸΙροφιλειος , ἀλλ᾽ ὁ νεωτερος ὁ κατὰ πατέρας ἡμῶν οὐχ<text:line-break/>ὅσοις τὸ ἥμισυ μέρος, ἀλλ᾽ ουδὲ τὸ τρίτον ἢ τέταρτον ἒξη-</text:p>
      <text:p text:style-name="P3">γήσατο τῆς ὅλης λέξεως · τούτῳ μέν γε πρὸς τοῖς ἄλλοις<text:line-break/>καὶ δύο ταῦτα ἐξ ἐπιμέτρου καθ΄ ὅλον πεπλημμέληται τὸν<text:line-break/>λόγον · ὀνομάτων τε σαφεστάτων μνημονεύειν μὴ ὅτι πολλῆς,<text:line-break/>ἀλλὰ μηδὲ ἐλαχίστης ἐξηγήσεως δεομένων καὶ τούτων αὐτῶν<text:line-break/>πλεονάκις. ταῦτά τε οὖν ἡμεῖς περιίδομεν καὶ πρὸς τούτοις<text:line-break/>ἔτι το διηγεῖσθαι την ἰδέαν ἑκάστου φυτοῦ καὶ βοτάνης<text:line-break/>καὶ τῶν μεταλλευομένων · ἤδη δὲ καὶ τῶν ἰχθύων καὶ τῶν<text:line-break/>ζώων ὅλων ὅτων ἀν ἑκάστοτε τύχῃ μεμνημένος ὁ Ἱπποκρά-<text:line-break/>της, ἅπερ ὁ Διοσκουρίδης οὐκ αἰδεῖται μεταγράφων ἐκ τῶν<text:line-break/>Νίγρου τε καὶ Παμφίλου καὶ Διοσκουρίδου τοῦ Ἀναζαρ-<text:line-break/>βεώς καὶ πρὸ τούτων Κρατεύα τε καὶ Θεοφράστου καὶ<text:line-break/>Ἡρακλείδου τοῦ Ταραντίνου καὶ ἄλλων μυρίων · οὕτως δὲ<text:line-break/>[80] καὶ πόλεων ὀνόματα διηγεῖται γνωριμωτάτων καὶ ἄ-<text:line-break/>στρων ὁμοίως ἐπιφανεστάτων, ἂ μηδὲ ἀν παῖς ὰγνοήσειε .<text:line-break/>ταῦτα δὲ καὶ ἄλλοι πολλοὶ τῶν ἐξηγησαμένων ἀμαρτάνου-<text:line-break/>σιν. εἰ τοίνυν ταῦτά τις περιέλοι πάντα, τὰς γλώττας ἀν</text:p>
      <text:p text:style-name="P3">ἐξηγήσατο μόνας, ὥσπερ ὁ Ἡρόφιλος ἐποίησε καὶ Βακχεῖος,<text:line-break/>Ἀριστάρχου τοῦ γραμματικοῦ τὸ πλῆθος αὐτῷ τῶν παρα-<text:line-break/>δειγμάτων ἀθροίσαντος, ὥς φασιν. ἡμεῖς δὲ, ὡς οἶσθα,<text:line-break/>πλείω κακείνων ἐκλείψαντες ἐν ὐπομνημασιν ἔχομεν · ἂ τάχα<text:line-break/>ἀν εί βουληθείης, καὶ αὐτὰ διὰ μακροτέρας διεξόδου συν-<text:line-break/>θείημέν σοι. νυνὶ δὲ τὸ κεκριμένον καὶ δι᾽ ἐκείνων τῶν<text:line-break/>μακρῶν ὑπομνημάτων ἀποδεδειγμένον ἀξιώσαντί σοι διὰ<text:line-break/>κεφαλαίων ἔχειν ὁ λόγος ὅδε σύγκειται περιέχων οὐ μόνον<text:line-break/>ὅσα τοῖς ἄλλοις παλαιοῖς ὑπάρχοντα συνήθη τῶν ὀνομάτων<text:line-break/>οὐκέτι ἐστὶν ἐν ἔθει νῦν, ἀλλὰ καὶ ὅσα κατὰ τινα τρόπον<text:line-break/>ἴδιον αὐτὸς ἐποίησεν ὁ Ἱπποκράτης ἢ μετενεγκὼν ἀπὸ τοῦ<text:line-break/>συνήθους ἢ σχῆμα περιθεὶς ἕτερον ἢ τὸ σημαῖνον ὑπαλλά-<text:line-break/>ξας. ὅτι γὰρ ἐποίουν οἱ παλαιοὶ πολλὰ τῶν ὀνομάτων αὑ-<text:line-break/>τοῖς δέδεικται μὲν ἱκανῶς καὶ πρὀς Ἐρατοσθένους ἐν τοῖς<text:line-break/>περὶ ἀρχαίας κωμῳδίας, δείξαιμι δὲ ἄν σοι κἀγὼ νῦν διὰ<text:line-break/>βραχέων, ἐπὶ παραδειγμάτων ὀλίγων ὑπὲρ τοῦ γινώσκειν<text:line-break/>ἐναργέστερον, οἶον μέν τι ἡ γλῶττά ἐστιν, οἶον δέ τι καὶ<text:line-break/>τὸ παραπλήσιον αὐτῇ, τὸ (706) γεγονὸς ὑπό τινος τῶν</text:p>
      <text:p text:style-name="P3">παλαιῶν· νομίζω δή σοι τὰ ὑπὸ Ἀριστοφάνους ἀρκέσειν<text:line-break/>τὰ ἐκ των Δαιταλέων, ῶδέ πως εχσντα. προς ταῦτα σοι<text:line-break/>λέξων ᾽Ὁμηρε γλώττῃ τινι καλοῦσι κόρυκα. προβαλλει γαρ<text:line-break/>ἐν ἐκείνω τῷ δράματι ὁ ἐκ τοῦ δήμου τῶν Δαιταλεων<text:line-break/>πρεσβύτης τῷ ἀκολάστῳ υἱεῖ πρῶτον μὲν τὰ κόρυκά τί<text:line-break/>ποτ᾽ ἐστὶν ἐξηγήσασθαι, μετὰ δὲ τοῦτο τί καλοῦσιν ἀμενηνὰ<text:line-break/>κάρηνα · κακεῖνος μέντοι ἀντιπροβάλλει τὴν ἐν τοῖς Σόλω-<text:line-break/>νσς ἄξοσι γλῶτταν, εἰς δίκας διαφεῥουσας ὡδί πως · ὁ μὲν<text:line-break/>οὖν. σὸς, ἐμὸς δὲ οὕτος ἀδελφὸς, φρασάτω τί καλοῦσιν<text:line-break/>ἰδοῦσί τε. ἐφεξῆς προβάλλει τί ποτέ ἐστι τὸ εὖ ποιεῖν. ἐξ<text:line-break/>ὦν δῆλον ὡς ἡ γλῶττα παλαιόν ἐστιν ὄνομα τῆς συνηθείας<text:line-break/>ἐκπεπτωκός. ὅτι δὲ καὶ αὐτὸς ἕκαστος τῶν περὶ λόγους<text:line-break/>ἐχόντων ἠξίου ποιεῖν ὀνοματα καινα δηλοῖ μὲν καὶ Αντι-<text:line-break/>φῶν ἱκανῶς, ὅς γε ὅπως αὐτα ποιητέον ἐκδιδασκει , δηλοῖ<text:line-break/>δὲ καὶ αὐτὸς οὕτος ὁ Ἀριστοφάνης ἐν ταὐτῷ δράματι δια<text:line-break/>τῶνδε, ἅλις ὀρέλη καὶ μύρον καὶ ταινίαι. εἶτα ὁ πρεσβυτης<text:line-break/>ἐπισκὡπτων, ἥδουσ᾽ ὀρέλη· τοῦτο παρὰ Λυσιστραιου. πα-<text:line-break/>λιν δὲ αὐτοῦ τοῦ ἀκολάστου υἱέως εἰπόντος, ἡμῶν ἴσως οὑ</text:p>
      <text:p text:style-name="P3"><text:span text:style-name="T3">κα</text:span>ταπληγήσ<text:span text:style-name="T3">ῃ</text:span> τῷ χρόνῳ· καὶ τοῦθ υἱοῦ ο πρεσβύτης ἔπι-<text:line-break/>οκιύπτων ἐρεῖ, τὸ καταπληγήσῃ τοῦτο παρὰ τῶν ῥητόρων.<text:line-break/>εὶν᾽ αὖθις ἐκείνου φάντος, ἀποβήσεταί σοι ταῦτα ποῖ τὰ<text:line-break/>ῥήματα, πάλιν ὁ πρεσβύτης καὶ τοῦτο σκώπτει, παρ <text:span text:style-name="T3">Ἀ</text:span>λκι-<text:line-break/>βιἀδου τοῦτο ἀποβήσεται. καὶ μέν γε καὶ ὁ υἱὸς οὐδέπω<text:line-break/>παυόμενος οὐδὲ αἰδούμενος τὸν γέροντά φησι, τί ὑποτεκ-<text:line-break/>μοίρη καὶ κακοὺς ἄνδρας λέγεις καλοκἀγαθίαν ἀσκοῦντας.<text:line-break/>εἶτα ὁ πρεσβύτης, οἶμαι, ὦ Θρασύμαχε, τίς τούτων τῶν<text:line-break/>ξυνηγόρων σε ῥύεται. δῆλον οὐν ἐκ τουτων οἶμαί σοι γε-<text:line-break/>γονεέαι, ὡς είπον, εἶναι τρόπον τῶν γλωττῶν ἢ τοῦ κοινοῦ<text:line-break/>κάσιν στόματος ἐκπεσοντος τῆς ἐνικρατουσης συνηθείας ἢ<text:line-break/>τοῦ γενομένου πρός τινος τῶν παλαιῶν, μη παραδεχθέντος<text:line-break/>ὅλοις είς τὴν συνήθειαν. οὕτως ουν καὶ Ἱπποκράτης τὰ<text:line-break/>νίν ἐκ τῶν ὄντων οὐ συνηθῶν ὀνομάτων παραλαμβάνει, τὰ<text:line-break/>δὲ αὐτὸς ποιεῖ, τὰ δὲ καὶ τοῖς σημαινομένοις ὑπαλλάττει καὶ<text:line-break/>δίκαιον ἕκαστον αὐτῶν ἡμὰς ἐξηγεῖσθαι μετὰ τῶν γλωττῶν,<text:line-break/>ὅταν γε φαίνηται τοῦ νῦν ἔθους ἐκπεπτωκος· οὕτως οιν εἰ<text:line-break/>καί τινος ὄνομα φυτοῦ καὶ ζώου καὶ πόλεως ασαφὲς ἱκανῶς</text:p>
      <text:p text:style-name="P3">εἴη καὶ τοῦτό σοι ἐν ταῖς γλώτταις ἐξηγησόμεθα καὶ καθό-<text:line-break/>λου στοχασόμεθα , ὡς μή σοι μόνον, ἀλλὰ καὶ τοῖς ἄλλοις<text:line-break/>τοῖς [81] τὰ πρῶτα γράμματα μεμαθηκόσι χρήσιμόν ἐστι<text:line-break/>τὸ βιβλίον · εἰ δέ τις οὐκ οἶδε τἰ ποτ᾽ ἐστὶν, ἀνερήσομεν καὶ<text:line-break/>ἀπὸ πρόσω καὶ ἄμφω καὶ ἀμφίεσμα καὶ τα ἄλλα ὅσα τοιαῦτα,<text:line-break/>πρὸς Διοσκουρἰδην τε καὶ τούς ὁμοἰους ἀποπέμψομεν, ως<text:line-break/>ἀν οὐκ ἀξιοῦντας οὐδὲ ταῦτα ἐκδιδάσκειν. διωρισμένου δὴ<text:line-break/>σαφῶς τί μέν ἐστι γλῶττα, τί δὲ λέξις, εἰρημένου δὲ ὅτι<text:line-break/>καὶ χωρὶς ἀποδείξεως αὐτο μονον ηξιαισα γραφῆναἰ σοι,<text:line-break/>τὸ κεκριμένον τε καὶ αποδεδειγμεέον ημῖν ἐν ἑτέροις, ἐπὶ<text:line-break/>τὴν ἐξήγησιν ἤδη τῶν γλωττῶν ἀφιξομεθα , πάντων τῶν<text:line-break/>Ἱπποκράτει ἐπιγεγραμμένων βιβλίων ἐκλέγοντες αὐτὰς , οὐκ<text:line-break/>ἐκ τῶν γνησία,ν μόνον · ὅτι δὲ πολλαὶ τῶν Βακχείῳ παρα-<text:line-break/>λελειμμένων ἐνταῦθά εἰσι γεγραμμέναι καὶ ὅτι μηδεμίαν<text:line-break/>ἡμεῖς γλῶτταν παρελίπομεν, αυτο διδαξει τὸ βιβλίον, ὥσπερ<text:line-break/>καὶ ὅτι κατὰ τὴν χρείαν τοῦ λόγου ποτὲ μὲν παραγράφο-<text:line-break/>μεν αὐτὴν τὴν ῥῆσιν ἒξ ἦς ἂν ἐξηγησώμεθα τὴν γλῶτταν,</text:p>
      <text:p text:style-name="P3">ΑΡΧΗ ΤΩΝ ΛΕΞΕΩΝ ΤΟΥ <text:span text:style-name="T5">Α</text:span>.</text:p>
      <text:p text:style-name="P4">Ἀγκυλίδωτοντ ἀγκύλην ἔχον· εἴρηται δὲ ἐπὶ ἅρματος ἢ<text:line-break/>κυρτώματος.</text:p>
      <text:p text:style-name="Normal">ἀγκυρομήλη .· ἄγκιστρον.</text:p>
      <text:p text:style-name="Normal">ἄγλιθες .· τὰ μόρια τοῦ σκορόδου τῆς κεφαλῆς.</text:p>
      <text:p text:style-name="P4">ἀγλίη: ἡ ἐν τοῖς ὀφθαλμοῖς ὑπόλευκος οὐλὴ, καθαπερ ἐν<text:line-break/>τῷ μείζονι προρρητικῷ, καὶ οἱ λευκανθίζοντες ἐπίπαγοι,<text:line-break/>ὡς ἐν Κωακαῖς προγνώσεσιν.</text:p>
      <text:p text:style-name="P4">ἀγρίη κολοκύνθη : ἡ κολοκυνθὶς, ὡς καὶ Κρατεύας καὶ Διοσ-<text:line-break/>κσυρίδης καὶ Πάμφιλος.</text:p>
      <text:p text:style-name="Normal">ἄγραφον .· τάμνον.</text:p>
      <text:p text:style-name="Normal">ἄγυια: ασθενῆ.</text:p>
      <text:p text:style-name="Normal">ἀγχόμενος .· πνιγόμενος.</text:p>
      <text:p text:style-name="P3">ἀδαξασθαι : δάκνεσθαι κνησμωδῶς.</text:p>
      <text:p text:style-name="Normal">ιτδηνεως .· αφροντίστως.</text:p>
      <text:p text:style-name="P4">ἀέτωμα .· τὸ είς ὕψος ἀνατεταμένον τῆς ὀροφῆς, ὥσπερ τρί-<text:line-break/>γωνον.</text:p>
      <text:p text:style-name="P4">ἀ θέλγε ται : παρίεται, διεκλύεται.</text:p>
      <text:p text:style-name="P4">ἀθήρ.· τό τε τῆς κριθῆς ὀξὺ, ὡς ἐν τῷ δευτέρῳ περὶ νού-<text:line-break/>σων τῷ μικροτέρῳ καὶ τοῦ ἐν τῇ ἀκίδι πώγωνος τὸ ἄκρον,<text:line-break/>ως εν τῷ πεμπτῳ τῶν ἐπιδημιῶν.</text:p>
      <text:p text:style-name="Normal">ἀθώρηκτος .· ὁ μὴ μεθύων.</text:p>
      <text:p text:style-name="Normal">αἰγοκέραςι ὅπερ καὶ βουκέρας καὶ τῆλις.</text:p>
      <text:p text:style-name="P4">Αίγύπτιον ἔλαιον .· ὅπερ αὐτοὶ καλοῦσι κίκινον. ( οἱ μέντοι<text:line-break/>παλαιοὶ ἐκ τῆς κίκεως καὶ κίκινον.)</text:p>
      <text:p text:style-name="P4">Αἰγύπτιον ἔλαιον λευκόν: τὸ ἀπὸ τῶν κρίνων σκευαζόμενον,<text:line-break/>ὅπερ καὶ κρίνινόν τε καὶ σουσινον ελαιον ωνόμασταα</text:p>
      <text:p text:style-name="P4">Αίγυπιιον μύρον λευκόν .· ὅπερ καὶ Μενδήσιον ὠνόμασται,<text:line-break/>σκευαζόμενον διά τε κρίνων καὶ αρωμάτων, διὰ τοῦτο καὶ</text:p>
      <text:p text:style-name="P2">μυρον, οὐκ ἔλαιον προσαγορεύεται · τὸ δ᾽ αὐτο καὶ κρι-<text:line-break/>νομυρον καὶ σουσινον μύρον ὼνομασται.</text:p>
      <text:p text:style-name="P4">Αἰγύπτιον μύροντ τὸ μύρον διὰ τοῦ ἄνθους τῆς ἀκανθης<text:line-break/>Αἰγυπτίας, ὅπερ καὶ μετώπιον ὡνόμασται.</text:p>
      <text:p text:style-name="P4">[82] Αἰγυπτίην στυπτηρίαν: ἣν δὴ καὶ σχιστὴν καὶ τρι-<text:line-break/>σχιστὴν ονομάζομεν.</text:p>
      <text:p text:style-name="P4">αἰεί.· σημαίνει ποιὲ παρὰ τῷ Ἱπποκράτει καὶ τὸ ἕως καὶ<text:line-break/>παρὰ πολλοῖς τῶν παλαιῶν.</text:p>
      <text:p text:style-name="Normal">αἰθάλη .· ὅπερ καὶ λιγνύς.</text:p>
      <text:p text:style-name="Normal">Αἰθιοπικόν τ ὑπακουστέον τὸ κύμινον.</text:p>
      <text:p text:style-name="P4">αἰθόλικεςς οἱ ἐπιπολῆς τοῦ δέρματος κύκλοι, ὅμοιοι τοῖς<text:line-break/>ἀπὸ πυρὸς συνισταμένοις ἐρυθροῖς κτκλοις, απο τοῦ αἴ-<text:line-break/>θειν ὠνομασμένοι · καὶ αἰθολικώδεα δηλονότι τα τουτοις<text:line-break/>ὅμοια, ἅ οἱ πολλοὶ προσαγορεύουσιν αἱμαλωπας.</text:p>
      <text:p text:style-name="P4">αὶματοφλοιβοιστάσιες.· οὕτως μὲν οἱ περὶ τὸν Διοσκουρί-<text:line-break/>δην γράφουσι, τὰς ἐπισχέσεις τοῦ ὑπεροιδοῦντος αὶμαιος<text:line-break/>ηγουμενοι δηλοῦσθαι · ὅτι καὶ ἀλλαχοῦ φησιν, ἐν τῇσι</text:p>
      <text:p text:style-name="P2">φλεξούσῃσι, αἱμορραγίῃσι σχῆμα εὑρετόν · οἱ πλείους μέν-<text:line-break/>τοι γράφουσιν αἱματοφλεβοιστασιες , δηλοῦσθκι νομίζουσιν<text:line-break/>ἐκ τοῦ ὀνόματος τὰς πλήρεις αἵματος κεκυρτωμένας<text:line-break/>φλέβας.</text:p>
      <text:p text:style-name="P4">αἱμοκέρχνα .· ἐπὶ αἵματος εϊκχυσει κέρχνον ἐμποιοῦντα, τοῦτο<text:line-break/>δέ ἐστι δῆξίς τις ὑποτραχὐς ἐρεθίζουσα κατὰ τὴν τρα-<text:line-break/>χεῖαν ἀρτηρίαν.</text:p>
      <text:p text:style-name="P4">Αἰνειάτης.· ὁ ἀπὸ Αἰνείου τῆς ἐν Θράκῃ πόλεως · τὸν δὲ<text:line-break/>αὐτὸν καὶ Λἰνειοτικὸν ἔστιν ὅτε καλεῖ.</text:p>
      <text:p text:style-name="Normal">αἰολᾶσθαι: τὸ οἶον πλάζεσθαι καὶ πλανᾶσθαι.</text:p>
      <text:p text:style-name="Normal">(707) αἰών: ὁ βίος.</text:p>
      <text:p text:style-name="Normal">ἀκαλήφη : ἥπερ καὶ κνίδη.</text:p>
      <text:p text:style-name="Normal">ἀκεστά .· τὰ ἰατὰ, καὶ γάρ ἄκη τὰ ἰάματα.</text:p>
      <text:p text:style-name="Normal">ἀκήρατος .· ἀδιάφθορος.</text:p>
      <text:p text:style-name="Normal">ἀκίς: οὕτως ὀνομάζεται τὸ σίδηρον τοῦ βέλους.</text:p>
      <text:p text:style-name="P4">ἀκόνην ἐν τοῖς προσκειμένοις τῷ περὶ διαίτης, οὕτως ὡνό-<text:line-break/>μασε τὴν θυῖαν · ὡσαύτως δὲ αὐτῷ καὶ ὁ Θεόφραστος ὲν<text:line-break/>τῷ περὶ φυτῶν ὀγδόῳ.</text:p>
      <text:p text:style-name="P3">ἄκουσα .· πεπληρωμένη.</text:p>
      <text:p text:style-name="Normal">άκράλεα .· ἄκρεα.</text:p>
      <text:p text:style-name="P4">ἀκρέσπερον .· ἄκρας ἑσπέρας, τουτέστι πρὡτης καὶ ἀρχο-<text:line-break/>μένης.</text:p>
      <text:p text:style-name="P4">ἄκρητον .· τὸ ἄκρατον · οὕτως γαρ ὀνομαζεται πὰν το αμι-<text:line-break/>γὲς ἑτέρου καὶ τὴν αὐτοῦ φύσιν διασωζόμενον εἰλικρινῆ.</text:p>
      <text:p text:style-name="Normal">άκρητοχόλους.· τοὺς ἄκρατον ἀθροίζοντας χολην.</text:p>
      <text:p text:style-name="Normal">ἀκρητόχολον τ οὕτως ὀνομάζει, ὅνπερ καὶ ἀκρόχολον.</text:p>
      <text:p text:style-name="P4">ἄκριτον πάγος: τὸ οἶον ἀδιάκριτον · εἴρηται δὲ ἐν τῷ περὶ<text:line-break/>ἑβδομάδος ἐπί τοῦ μετὰ τὸν κόσμον ἤτοι απείρου η οἶον<text:line-break/>άδιατυπωτοῦ κενοῦ.</text:p>
      <text:p text:style-name="P4">ἀκρόπλοα .· τὰ ἐπιπολαίως , οἶον ἐπ ᾽ ἄκρου ἐμπλέοντα · οὕ-<text:line-break/>τως δέ καὶ οἱ ὡιρόπλοοι.</text:p>
      <text:p text:style-name="P4">άκροαπίς.· γλῶσσα οὕτως εἴρηται ἐν τῷ ἐβδομῳ των ἐπιδη-<text:line-break/>μιῶν, ἡ οἶον ἄκρα ἑαυτῆς μὴ διατυποῦσα , τουτεὀτιν ἡ<text:line-break/>ἀδιάρθρωτος ὑπὸ δυσκινησίας.</text:p>
      <text:p text:style-name="Normal">ἀκροσαπές .· τὸ ἐπιπολῆς μεταβεβληκός.</text:p>
      <text:p text:style-name="P3">ακροψιλον.· τὸ ἐπὶ τοῦ ἄκρου ψιλὸν, τουτέστι γυμνόν.</text:p>
      <text:p text:style-name="P4">ἀλαιὰ φθίσις τ ουτως ωνόμασται ἐν τῷ περὶ τόπων τῶν<text:line-break/>κατὰ ἄνθρωπον ἠ οἶον τυφλὴ καὶ ἀόρατος.</text:p>
      <text:p text:style-name="P4">Ἀλάπτης.· ὁ ἐξ Ἀλάπτων· χωρίον δέ εστι τῆς Θράκης τὰ<text:line-break/>Ἀλαπτα.</text:p>
      <text:p text:style-name="P4">ἀλάστορες .· αὐτοί τε οἱ ἄνθρωποι οἱ τά ἄληστα ἐργασάμε-<text:line-break/>νοι, παρα τὸ τα τοιαῦτα ἁμαρτάνειν ἐφ᾽ οἶς ἐστιν ἀλα-<text:line-break/>στῆσαι καὶ στεναξαι καὶ οἱ τιμωροὶ αὐτῶν δαίμονες.</text:p>
      <text:p text:style-name="P4">ἀλγήματα τ πολλάκις καὶ κατ᾽ αὐτοῦ τοῦ νοσήματος ἐπιφέ-<text:line-break/>ρει τοὔνομα · καὶ το αλγειν ὁμοίως ἀντὶ τοῦ νοσεῖν τι<text:line-break/>καὶ πάσχειν καὶ τὰ ἄλλα τὰ ἀπ᾽ αὐτοῦ.</text:p>
      <text:p text:style-name="Normal">[S3] ἀλεάζειν .· θερμαίνειν.</text:p>
      <text:p text:style-name="Normal">ἄλιον ὕδοιρ.· τὸ ἠθροισμένον ἐξ ὄμβρου ἀθρόου.</text:p>
      <text:p text:style-name="Normal">ἀλήιόν .· ἠθροισμένον, ἀθρόον.</text:p>
      <text:p text:style-name="P4">ἀλεξητήρια .· βοηθήματα · καὶ γὰρ τὸ ἀλέξασθαι βοηθεῖν<text:line-break/>ἐστιν.</text:p>
      <text:p text:style-name="P4">ἀλέουσιν .· ἀθροίζουσιν.</text:p>
      <text:p text:style-name="P4">ἄλειφα: ἔλαιον ἢ στέαρ.</text:p>
      <text:p text:style-name="P3">άλεὡς.· ἀθρόως.</text:p>
      <text:p text:style-name="Normal">άλεότητα .· ἄθροισιν.</text:p>
      <text:p text:style-name="Normal">ἀληθέωσι: πλανῶσιν · εἴρηται δὲ καὶ περὶ τὴν ἄλην.</text:p>
      <text:p text:style-name="Normal">άλθεῖν.· ὑγιάζειν.</text:p>
      <text:p text:style-name="Normal">ἄλθεξις .· ἡ ἴασις.</text:p>
      <text:p text:style-name="Normal">άλθύτκειν.· υγιάζειν.</text:p>
      <text:p text:style-name="Normal">ἄλκαρ .· βοήθημα.</text:p>
      <text:p text:style-name="P4">ἀλλογνοῶν .· ὁ παραφρονῶν, ὁ οἶον ἄλλα γινώσκων παρὰ τὰ<text:line-break/>ὄντα · οὕτω δὲ καὶ τὸ ἀλλοφρονήσας εἴρηται πρὸς αὐτοῦ.</text:p>
      <text:p text:style-name="Normal">ιὶλλοιοτροπεῖται .· τρέπεται ποικίλως.</text:p>
      <text:p text:style-name="Normal">ἀλλόκοτον^ ἀσαφὲς καὶ ἄγνωστον.</text:p>
      <text:p text:style-name="Normal">αλλοφασσοντες .· παραπαίοντες, παραφρονοῦντες.</text:p>
      <text:p text:style-name="Normal">ἀλαοί : τυφλοὶ , ὅτι καὶ ἀλαὸς ὁ τυφλός.</text:p>
      <text:p text:style-name="Normal">άλυκόν.· ἁλμυρόν.</text:p>
      <text:p text:style-name="P4">ἀλύζει .· ἀπορεῖ, ῥιπτάζεται · οῦτως δὲ καὶ τὸ ἀλύξει ἐπὶ τοῦ<text:line-break/>μέλλοντος εἴρηται.</text:p>
      <text:p text:style-name="P4">ἀλυσμόν : ὅπερ καὶ ἄλυσίν τινα καὶ ἀπορίαν, ὅ δὴ καὶ ῥι-<text:line-break/>πιασμὸν καλοῦσι, καὶ ἠ ἀλυχὴ δὲ ταὐτὸν τοῦτο.</text:p>
      <text:p text:style-name="P3">ἄλφιτα .· ου μονον τα απο των κριθων οὕτως καλεῖται. εν<text:line-break/>τε γὰρ τῷ πρωιῳ τῶν γυναικείων ἄλφιτα πυρινα εἴρη-<text:line-break/>ται · ἐν δὲ τῷ περὶ νούσων δευτέρῳ τῷ μείζονι καὶ φα-<text:line-break/>κῶν καὶ ὸροβων πεφρυγμένων^ ἄλφιτα τοίνυν παντος<text:line-break/>ἀληλεσμένου καρποῦ τὸ σύμμετρον τῷ μεγέθει θραῦμα<text:line-break/>. . Δαμάζεται. τὰ μὲν γὰρ μείζω κρίμνα , τὰ δὲ ἐλάττω<text:line-break/>ἄλευρα.</text:p>
      <text:p text:style-name="P4">ἄλφιτα προκώνια: τὰ πρὸ τῆς τοῦ κώνου στάσεως, τουτ-<text:line-break/>εστι τα ἐκ τῶν νεων ετι καὶ απαλῶν κριθῶν· κῶνος<text:line-break/>γάρ τις ἐν ταῖς ἀλῶσιν ἔτι καὶ νῦν ἵσταται καὶ μάλιστα<text:line-break/>ἐν ταῖς ἐπόμβροις χώραις ξύλον ὀρθὸν, ἐφ᾽ ῷ συντίθεν-<text:line-break/>ται οἱ καρποὶ κωνοειδῶς.</text:p>
      <text:p text:style-name="P4">ἀμαλδύνει αι.· αὐτῷ σύνηθες τὸ οἶον ἀφανίζεται καὶ τὸ οἶον<text:line-break/>ἀμαυροῦται · καθάπερ ἐν τῶ δευτέρῳ τῶν γυναικείων<text:line-break/>ὄμματα αμαλδυνεται.</text:p>
      <text:p text:style-name="P4">ἁμαλῶς τ τό τε ἀπαλῶς, ὅπερ ἴσον δύναται τῷ μετρίως, ὡς<text:line-break/>ἐν τῶ περὶ ἐμπύων · τοῦτο δὲ ἀπαλῶς ἐπαλέουσι. καὶ τὸ</text:p>
      <text:p text:style-name="P2">ῥαδίως, ὥσπερ ἐν τῷ πρώτῳ περὶ νούσων τῷ μείζονι,<text:line-break/>καὶ τοῖσιν ὸφθαλμοῖσιν συχ ἀμαλῶς ορἄ· καὶ ἐν τῷ δευ-<text:line-break/>τέρῳ μείζονι καὶ τὰ σιτία οὐχ ἁμαλῶς προσίεται.</text:p>
      <text:p text:style-name="P4">ἀμαμηλίδας.· εἶδός τι μεσπίλου πλεῖστον ἐν Ἰταλία γινόμε-<text:line-break/>νον, ὡς καὶ Διοσκουρίδης λέγει · τινὲς . δὲ τὰς ἐπιμηλίδας<text:line-break/>φασὶν εἶναι μῆλα σμικρὰ ἄγρια.</text:p>
      <text:p text:style-name="Normal">ἄμβη: ὀφρυώδης ἐπαναστασις.</text:p>
      <text:p text:style-name="P4">ἀμβλυωσμός .· ἤτοι ἔκτρωσις παρὰ τὸ ἀμβλίσκειν · ἀλλὰ καὶ<text:line-break/>ἀμβλυωπία, ὡς ἐν τῷ μείζονι προρρητικῷ.</text:p>
      <text:p text:style-name="P4">ἀμβλυωπότερα τ τὰ ἀμβλύτερον ὁρώμενα, τουτέστιν ἀμυ-<text:line-break/>δρότερον.</text:p>
      <text:p text:style-name="Normal">ἀμείρων: ἀφαιρῶν καὶ λαμβάνων.</text:p>
      <text:p text:style-name="Normal">ἀμενηνον.· ασθενις.</text:p>
      <text:p text:style-name="Normal">ἄμη.· κατά τινα τρόπον, ἔκ τινος μέροης, μετρίως.</text:p>
      <text:p text:style-name="Normal">ἄμητας: ἐκπιάξας, ἀμύξας.</text:p>
      <text:p text:style-name="P4">ἀμοίη .· οὕτως ἐν τῷ κατ ᾽ ἰητρεῖον Διοσκουρίδης γραφει,<text:line-break/>ἀμοίη ὅτι πιέξει παραλλάξαν ἐκκλίνει ἐς τὴν αὔξησιν κὰλ<text:line-break/>ἀνά- [84] πλασιν τῶν σαρκῶν ποιήσεται · οἱ δὲ ἄλλοι</text:p>
      <text:p text:style-name="P2">γράφουσιν ἀλλοίη · φησὶ δὲ Διοσκουρίδης τὸ ὰβὸίη μέτρια<text:line-break/>εἶναι, μαρτύριον δὲ οὐδὲν παρατίθεται.</text:p>
      <text:p text:style-name="Normal">ἀμυστί .· ἀθρόως ἄνευ τοῦ μῦσαι τοῖς χείλεσι.</text:p>
      <text:p text:style-name="Normal">ἀμφιβραγχίων .· τῶν περὶ τὰ παρίσθμια καλουμένων χωρίων.<text:line-break/>ἀμφίδεον .· τὸ τοῦ. στόματος τῆς μήτρας, τὸ ἐν κύκλῳ ἄκρον,<text:line-break/>ὅπερ καὶ σικύας χείλεσιν ἔοικε, κατὰ μεταφορὰν ἀπὸ τῶν<text:line-break/>γυναικείων ψελλίων ὠνομασμένον, ἅ καὶ αὐτὰ ὰμφίδεα<text:line-break/>καλοῦνται ἀπὸ τοῦ περιλαμβάνειν ἐν κύκλῳ καὶ οἶον ἀμ-<text:line-break/>ψιδεῖν.</text:p>
      <text:p text:style-name="P4">ἀμφιδέξιος: ἦ οἶον ἀμφοτέρωθεν δεξιὰ, τουτεστιν ἡ ἀμφο-<text:line-break/>τέραις ταῖς χερσὶν ὡς δεξιἀ χρωμεέῃ. τοιοῦτος γὰρ καὶ<text:line-break/>ὁ παρὰ τῷ ποιητῇ περιδέξιος. οὕτως δὲ καὶ ὁ Ἱππώ-<text:line-break/>ναξ ἔλεγεν ·</text:p>
      <text:p text:style-name="Normal">ἀμφιδέξιος γάρ εἰμι καὶ οὐχ ἁμαρτάνω.</text:p>
      <text:p text:style-name="P1">τινὲς δὲ ὰμφιδἒξιον ὰκούουσιν οὐ καλῶς τὴν ἐν τοῖς δε-<text:line-break/>ξιοῖς μέρεσι τῆς μήτρας κυουμένην.</text:p>
      <text:p text:style-name="P4">ἀμφιμήτριον σημεῖον .· οὕτως ὠνόμακεν ἐν τῷ β΄ τῶν ἐπιδη-<text:line-break/>μιῶν τὸ δηλωτικὸν τῶν περὶ τὰς μήτρας διαθέσεων.</text:p>
      <text:p text:style-name="P3">ἀμῶς τ κατά τινα τρόπον, ἔκ τινος μέρους, μετρίως.</text:p>
      <text:p text:style-name="Normal">ἀναγνῶναι .· μεταπεῖσαι, μεταδίδαξαι.</text:p>
      <text:p text:style-name="P4">ἀνάκαρ .· εἰς τὸ ἄνω μέρος, ὥσπερ ἐπίκαρ ἐς τὸ κάτω (708)<text:line-break/>ἒξ ὀρέων.</text:p>
      <text:p text:style-name="Normal">άνακικίουσιν .· ἀναπηδῶσιν.</text:p>
      <text:p text:style-name="Normal">ὡακῶς.· φυλακτικῶς.</text:p>
      <text:p text:style-name="Normal">ἀνακωχή .· ἀνωχὴ, αταβασταξις.</text:p>
      <text:p text:style-name="Normal">ἀναλδές .· ἄτροφον, αναυξες.</text:p>
      <text:p text:style-name="P4">ἀνάλμυροι .· ἄναλοι ἢ οὐχ άλμυροί. Διοσκουρίδης οὕτως,<text:line-break/>διαιροῦντες δὲ ἀναγινωσκουσιν οἱ πολλοί.</text:p>
      <text:p text:style-name="Normal">ἄέαλτον.· τό τε χωρὶς ἁλῶν καὶ οὐχ ἁλμυρόν.</text:p>
      <text:p text:style-name="Normal">ἀναπλάξεις .· διαπλάξεις.</text:p>
      <text:p text:style-name="Normal">νεαπρῆσαι.· ἀνατρῆσαι, ἐκτρῆσαι.</text:p>
      <text:p text:style-name="P4">ιὶνάῤῥινονι τὸ διὰ τῶν ῥινῶν παλίσσυτον ἰὸν, ἔνιοι δὲ διαι-<text:line-break/>ροῦσιν ἀνὰ ῥινὸν εἶναι ἀνὰ τὸ δέρμα.</text:p>
      <text:p text:style-name="P4">ἐναυδος.· διαλέγεσθαι ἀδύνατος. ἄφωνος δὲ ὁ φωνεῖν μη<text:line-break/>δυνάμενος. ἐν τῷ τρίτῳ τῶν ἐπιδημιῶν ἐφεξῆς ἀλλήλων</text:p>
      <text:p text:style-name="P3">ἐπὶ Πυθιώνος εἴρηται. οὕτως ἔχει καὶ τὸ παρὰ τῶ<text:line-break/>ποιητῇ ἐπι τοῦ ἵππου.</text:p>
      <text:p text:style-name="P1">αὐδήεντα δ᾽ ἔθηκε θεὰ λευκώλενος ᾽᾽Ηρῃ.</text:p>
      <text:p text:style-name="P4">ἀναφέρειν: δηλοῖ ποτε καὶ το ὑπολύζειν ἀναπνέοντα , ὡς ἐν<text:line-break/>τῷ πρώτῳ περὶ νουσων τῷ μικροτέρῳ , καὶ ἀναφέρειν<text:line-break/>ὥσπερ τὰ παιδία τὰ πεπαυμένα , κλαίοντά τε καὶ εἰς τὰς<text:line-break/>ῥῖνας ἀνέλκοντα τὸ πνεῦμα. τοῦτο ταὐτόν ἐστι τὸ πνεῦ-<text:line-break/>μα προσπίπτειν ἐν τῇ ἔξω φορῇ, ἔμπαλιν τῇ διπλῇ εἴσω<text:line-break/>ἐπανακλήσει.</text:p>
      <text:p text:style-name="Normal">ἀναχαίνεται .· ἀναξαίνεται.</text:p>
      <text:p text:style-name="Normal">ἀναχελύνεται.· ἀναξηραίνεται.</text:p>
      <text:p text:style-name="P4">ἀνδρογένειαν .· τὴν κατὰ ἄνδρας διαδοχὴν τοῦ γένους. ἡ<text:line-break/>μέντοι κατὰ τὰς γυναῖκας διαδοχὴ τοιοῦτο ἕτερον οὐδέν<text:line-break/>ὄνομα κέκτηται ὅμοιον.</text:p>
      <text:p text:style-name="Normal">ἀμβήξατο .· μετὰ βηχὸς ἀνέπτυσεν.</text:p>
      <text:p text:style-name="Normal">ἀνειλήματα .· τούς στρόφους.</text:p>
      <text:p text:style-name="Normal">ἀνειλισθῶσιν .· εἰς τὸ ἄνω εἱλισθεῖσαι συστραφῶσιν.</text:p>
      <text:p text:style-name="Normal">ἀνερυσθεώσιν .· ἀνασπασθῶσιν.</text:p>
      <text:p text:style-name="P5">ἀνείσας .· ἐν ὕψει ἀνωτάτω κρεμάσας · συγκειται γὰρ ἐκ τοῦ<text:line-break/>ἄνω καὶ εἴσας.</text:p>
      <text:p text:style-name="P4">ἀνεμοῦται τ ἐμπνευματουται.</text:p>
      <text:p text:style-name="Normal">ῶερίκτων .· αδιασειστων.</text:p>
      <text:p text:style-name="P4">ἀνεστραμμένα : ἀνατεταραγμένα , εἴρηται δὲ ἐπὶ οὔρων.</text:p>
      <text:p text:style-name="P4">[85] ἄνεως.· ἄφωνος καὶ τον νοῦν ἐμπεπληγμένος.</text:p>
      <text:p text:style-name="P4">ἀνήνιος .· ἄλυπος καὶ ἀβλαβης.</text:p>
      <text:p text:style-name="P4">ῶηρείκτῳ.· μὴ διῃρημένῳ εἰς λεπτὰν ἀλλ᾽ ἐξ ἄκρων κρτ<text:line-break/>μνων συγκειμένῳ.</text:p>
      <text:p text:style-name="P4">ἔνθεα: οὐ μονον ταῦτα τα εἰς τα στέφανα, ἀλλὰ καὶ τα<text:line-break/>ἄλλα παντα οὕτως ονομαζει καὶ τα σπερματα δὲ ωσαύ-<text:line-break/>τως ἐνίοτε καλεῖ, ὥσπερ καὶ ἐν τῷ δευτέρῳ τῶν γυναι-<text:line-break/>κείων, ἅλλα καὶ τὰ ἐρυθηματα, ὡς ἐν κωακαῖς· καὶ πτυ-<text:line-break/>σματα δὲ ἀνθηρὰ τὰ ἐρυθρὰ καὶ ὕφαιμα λέγει ἐν τῷ<text:line-break/>σε΄ τῶν ἐπιδημιῶν.</text:p>
      <text:p text:style-name="P4">ἀνθίνην οἶνον.· ἤτοι τὸν ἠνθισμένον ὀνομαζόμενον ἢ τὸν ἐκ<text:line-break/>τῶν ανθῶν ηδυσμένον, ὥσπερ καὶ κυκεῶνα ἄνθινον ὠνο-<text:line-break/>μασεν ἐν τῷ δευτέρῳ περὶ νούσων τῷ. μείζονι.</text:p>
      <text:p text:style-name="P5">ἀνθινὸν ἔλαιον τ τὸ κρίνινον καὶ ἴρινον λέγεται, τὸ δὲ αὐτὸ<text:line-break/>καὶ σούσινον καλεῖται.</text:p>
      <text:p text:style-name="P4">ἀνθινον μυρον .· ὅπερ καὶ σουσινον μυρον καὶ κρίνινον μύ-<text:line-break/>ρον · διαφέρει δὲ τοῦ ἀνθινοῦ ἐλαίου τοῦ προγεγραμμέ-<text:line-break/>νου τῇ ποικιλία τῶν ἀρωμάτων.</text:p>
      <text:p text:style-name="Normal">ἀνεύθυντο .· ἤγουν εἰς τὸ ἄνω ἀπεύθυντο.</text:p>
      <text:p text:style-name="P4">ἀνωργασμένον .· τό τε ἀναμεμαλαγμένον, ἐπειδὴ καὶ τὸ μα-<text:line-break/>λάξαι ὸργασαι καὶ το οιον σπαργᾶν καὶ ὀργὴν, ὡς ἐν τῷ<text:line-break/>δευτέρῳ περὶ νούσων τῷ μείζονι.</text:p>
      <text:p text:style-name="P4">ἀντικοντώσιος .· τῆς διὰ τοῦ κοντοῦ ἀντερείσεως, ὅπερ καὶ<text:line-break/>σκίμπων καλεῖται.</text:p>
      <text:p text:style-name="P4">ἀντίρρινα .· πόα τις ἥν καὶ βουκράνιον καὶ λυχνίδα ἀγρίαν<text:line-break/>ὀνομάζουσιν.</text:p>
      <text:p text:style-name="P4">ἄορτρον.· τὸ ἀπηρτημένον τοῦ πνεύμονος μέρος ἑκατέρωθεν,<text:line-break/>ὡς ἐν τῷ περὶ νοτσων τῷ μείζονι · ἔτι δὲ καὶ ἄορτριν τὸ<text:line-break/>αὐτὸ τοῦτο ἐνίοτε καλεῖ, ὡς Διοσκουρίδης οἴεται, οὐ πάνυ<text:line-break/>δὲ σαφές έστιν.</text:p>
      <text:p text:style-name="Normal">ἀπαρτίως .· ἀπηρτισμένως καὶ ἀκριβῶς. Διοσκουρίδης δὲ</text:p>
      <text:p text:style-name="P3">ἔφη ὅτι καὶ πᾶν τὸ ἐναντίον δηλοῖ, ὡς ἐν τῷ περὶ διαί-<text:line-break/>της ὀξέων, ἐν οἶς φησι · καὶ ως ἐπὶ τὸ πολὺ ἀπαρτίως<text:line-break/>ἐν τοῖσι τοιοὑιοισι καιροῖσι μεταβάλλουσιν εἰς τὰ ῥσφή-<text:line-break/>ματα· ἐμοὶ δὲ καὶ ταύτῃ δοκεῖ τὸ ὡτηρτισμένως τε καὶ<text:line-break/>ἀκριβῶς δηλοῦν · τῷ δὲ καὶ οἱ Λυτικοὶ τὸν αὐτὸν τρό-<text:line-break/>πον χρῶνται τῷ ὀνόματι · μυρία δὲ παραδείγματα διὰ<text:line-break/>τῶν σμικρῶν ὑπομνημάτων ἔχεις.</text:p>
      <text:p text:style-name="P4">ἀπεβράσσετο .· ἐν τῷ πέμπτῳ τῶν επιδημιων ουτως Διοσκου-<text:line-break/>ρίδης γράφει, καί φησιν αὐτὸς δηλοῦσθαι τῷ ἀπεβράσ-<text:line-break/>σετο τὸ ἀπεβήσσετο, τῶν ἄλλων σχεδὸν ἁπάντων ἀπε-<text:line-break/>βήσσετο γραφόντων · ὁ γάρ τοι Διοσκουρίδης ουτος καὶ ὁ<text:line-break/>Ἀρτεμίδωρος καὶ ὁ ἐπικληθεὶς Καπίτων ἐκ τοῦ συνῆ-<text:line-break/>θους τοῖς ἄλλοις ὀνόματα πολλὰ μετεκόμισαν, οὐδὲν ἀλ-<text:line-break/>λοιότερον δηλοῦντα τῆς ἀρχαίας γραφῆς, ὦν ἀνάγκην ἔχο-<text:line-break/>μεν καὶ ημεῖς μνημονεύειν.</text:p>
      <text:p text:style-name="Normal">ἀπιλλήθηι συνεκλείσθη, ἴλλειν γὰρ τὸ συγκλείειν.</text:p>
      <text:p text:style-name="Normal">ἀπερχθῇ .· ἀποκλεισθῇ.</text:p>
      <text:p text:style-name="Normal">ἀπόγονα .· τὰ γόνιμα , ἔνιοι δὲ ἤκουσαν τὰ ἄγονα.</text:p>
      <text:p text:style-name="P3">ἀποκεκαρπωκος.· αποβεβλαστηκος.</text:p>
      <text:p text:style-name="Normal">ἀποκεκριμένῃσι .· κεχωρισμέναις.</text:p>
      <text:p text:style-name="Normal">ἀποκηδέστερον .· ἀφροντιστότερον.</text:p>
      <text:p text:style-name="P4">ἀποκναίειν .· μάλιστα μἐν τὸ ἀποξύειν, ἤδη δὲ καὶ τό κατα-<text:line-break/>φθείρειν καὶ τὸ κατισχναίνειν.</text:p>
      <text:p text:style-name="Normal">ἀπομυλήνας.· προβάλλων τἀ χείλη συνημμε᾽νως.</text:p>
      <text:p text:style-name="Normal">ἀπονενοημενως.· ανεπιστρεα΄τως.</text:p>
      <text:p text:style-name="P4">ἀποπαλλήσιος τ ἀποπάλσεως, ἐντεῦθεν καὶ τὸ ἀποπαλλωσε-<text:line-break/>ται , ποτὲ μὲν τὸ ἐνεργητικὸν τὸ ἀποπάλλειν σημαίνει,<text:line-break/>καθάπερ ἐν πρώτῳ τῶν γυναικείων · ἔστιν ὅτε δὲ καὶ το<text:line-break/>παθητικὸν τὸ ἀποπαλλήσεται, ὡς ἐν τῷ περὶ φύσεως ἀν-<text:line-break/>θρώπου. ( 86 )</text:p>
      <text:p text:style-name="Normal">ἀπορέγει .· προτείνει.</text:p>
      <text:p text:style-name="Normal">ἀποσαείςτ ἀποσβεσθεις.</text:p>
      <text:p text:style-name="Normal">ἀποσιτικά .· ἀποσιτίας καὶ ἀνορεξίας ποιητικὰ.</text:p>
      <text:p text:style-name="P4">ἀποσκήψεις .· τὰς ὰποσχάσεις ἐν τῷ πρώτῳ περὶ νούσων<text:line-break/>τῷ μείζονι.</text:p>
      <text:p text:style-name="Normal">ἀποσκληρύνει .· σκελετεύει.</text:p>
      <text:p text:style-name="P5">ἀποσπαρθάζουσι .· σπαίρουσιν ἢ σφύζουσιν , ἐν τῷ δευτέρῳ<text:line-break/>περὶ νούσων.</text:p>
      <text:p text:style-name="Normal">ἀπόσφαγμα: τὸ τρυγῶδες παρήθημα, ὅ καὶ ὑπόσφαγμα.</text:p>
      <text:p text:style-name="P4">ἀπτίστων : ὁλοσχερῶν εἰς ὁλοσχερῆ ἄλευρα διῃρημένων, ἒξλι-<text:line-break/>πῶς κεκομμένων, μὴ ἀποβεβρασμένων τὸ πιτυρῶδες.</text:p>
      <text:p text:style-name="Normal">άπυρομήλῃ : τῇ πυρῆνα μὴ ἐχούσῃ, τουτέστι τῇ μηλοτρίδι.</text:p>
      <text:p text:style-name="P4">ἀρακίδας: πυρίνους ἀρακίσκους, εἶδος ὀσπρίου δέ ἐστιν ο<text:line-break/>ἄρακος.</text:p>
      <text:p text:style-name="Normal">ἀρβύλαι : ὑποδήματα τὰ βαθέα.</text:p>
      <text:p text:style-name="Normal">ἄργης: ὄφις τις οὕτως ὀνομαζόμενος.</text:p>
      <text:p text:style-name="P4">ἄρδας : ῥύπος τις καὶ ἀκαθαρσία, καὶ ἀρδαλῶσαι τὸ ῥυ-<text:line-break/>σᾶναι.</text:p>
      <text:p text:style-name="Normal">ὀρθρινόν: τὸν τοῖς- ἄρθροις ἀρμόττοντα.</text:p>
      <text:p text:style-name="Normal">άρικύμων: ἡ ταχέως ἐγκύμων γινομένη.</text:p>
      <text:p text:style-name="P4">(709) ἄρις : οὐ μόνον τὸ ὄργανον, ἀλλὰ καὶ βοτάνη τις<text:line-break/>οὕιως ονσμαζεται.</text:p>
      <text:p text:style-name="P4">ἄρκτιος: ὁ ἀπὸ τῆς ἄρκτου πνέων, ἔνιοι δὲ ἄρκτιον ἄντι-<text:line-break/>κρυς γράφουσιν.</text:p>
      <text:p text:style-name="P3">ἄρμης: τῆς ἐν τῇ κεφαλῇ ῥαφῆς.</text:p>
      <text:p text:style-name="Normal">ἀρμια,ς : παραχρῆμα, Δώριος δὲ ἠ λἒξις.</text:p>
      <text:p text:style-name="Normal">ἀρροίας : ἐποχῆς ἐμμήνων.</text:p>
      <text:p text:style-name="Normal">ἀρτίζωα : ὀλιγοχρόνια.</text:p>
      <text:p text:style-name="Normal">ἀρτίστομα : πανταχόθεν ὁμαλά.</text:p>
      <text:p text:style-name="P4">ἀσκαρίδες : ἕλμινθες ἰσχναὶ καὶ μικραὶ ἐν τῷ ἀπευθυσμένῳ<text:line-break/>ἐντέρῳ γεννώμεναι.</text:p>
      <text:p text:style-name="P4">ἀσκούς : κεράμεις οὕς καὶ πυριατούς καὶ φακούς ὀνομά-<text:line-break/>ζουσιν.</text:p>
      <text:p text:style-name="P4">ἀσᾶται: τό τε πυροῦται ὡς ἐν πρώτῳ γυναικείων καὶ τὸ<text:line-break/>προσκόρως καὶ ἐπαχθῶς διατίθεται, ὡς ἐν τῷ δευτέρῳ<text:line-break/>περὶ νούσων τῷ μείζονι.</text:p>
      <text:p text:style-name="Normal">ἀτέραμνα : τὰ δυσκατέργαστα καὶ σκληρά.</text:p>
      <text:p text:style-name="P4">ἄτρακτον: οὐ μόνον τὸν εἰς τὸ ἱερουργὸν χρήσιμον, ἀλλὰ<text:line-break/>καὶ το ξύλον τοῦ βέλους.</text:p>
      <text:p text:style-name="P4">Ἀττικὸν ἀγγεῖον: Ἀττικὴν χύτραν, καὶ μήν ποτε τὸν κα-<text:line-break/>λούμενον ἐχῖνον.</text:p>
      <text:p text:style-name="Normal">αὐαντὴ ἢ αὐαψή : τὶς ξηραντικὴ νόσος.</text:p>
      <text:p text:style-name="P3">αὐτίτην: οἶνον τὸν αὐτοετίτην, τὸν ἐκ τοῦ ἐνεστῶτος ἔτους.</text:p>
      <text:p text:style-name="Normal">αυτοδρομον : αὐτοκίνητον, ὡς ἐν τῷ περὶ ἐβδομαδων.</text:p>
      <text:p text:style-name="Normal">αὔτως: ματαίως.</text:p>
      <text:p text:style-name="Normal">ἁφάς: τὰ ἅμματα παρὰ τὸ ἅψαι.</text:p>
      <text:p text:style-name="Normal">ἀφασσόμενα : ψηλαφώμενα καὶ ἀφησσαμένη , ψηλαφησασα.</text:p>
      <text:p text:style-name="Normal">ἀφράζει: ἀφραίνει, ἀσυνετεῖ.</text:p>
      <text:p text:style-name="Normal">ἀφροῦντα : ἀφρίζοντα , πομφολυγώδη.</text:p>
      <text:p text:style-name="Normal">ἀφύει: ἀπολευκαίνεται καὶ ὥσπερ ἀφὐης τὸ χρῶμα ἔχευ<text:line-break/>οὕτως δὲ καὶ ἀφυῶδες καλεῖ τὸ ἀφυεῖ χρώματι ἐοικος.</text:p>
      <text:p text:style-name="Normal">Ἀχιλληὶάδας κριθάς : τὰς εὐτραφεῖς καὶ μεγάλας ἀπο τινος</text:p>
      <text:p text:style-name="P1">Ἀχιλλέως ὠνομασμένας, ὥς φασι, γεωργοῦ Βαβρωνίου.</text:p>
      <text:p text:style-name="Normal">ἀψίῤῥοον : είς τοὐπίσω ῥέον.</text:p>
      <text:p text:style-name="Normal">ἀψυχεῖ: λειποθυμεῖ· καὶ ἀψυχίη ἡ λειποψυχὰτ.</text:p>
      <text:p text:style-name="Normal">Β.</text:p>
      <text:p text:style-name="Normal">Βάχαρις : Λύδιόν τι μύρον.</text:p>
      <text:p text:style-name="Normal">βαλβίς: κοιλότης παραμήκης.</text:p>
      <text:p text:style-name="P3">[87] Βαλοῖος : ὁ ἀπὸ Βαλοίας πόλεως Μακεδονικῆς.<text:line-break/>βδέλλῳ : ἐν τῷ μείζονι προρρητικῷ καὶ δευτέρῃ πρός τινων<text:line-break/>ἐπιγραφομένων τὴν κιρσώδη φλέβα φησὶν οὕτως ὠνομά-<text:line-break/>σθαι Διοσκουρίδης · ἐμοὶ δὲ δοκεῖ κυρίως εἰρῆσθαι τοῦτο-<text:line-break/>μα κατ᾽ αὐτοῦ τοῦ ζώου · καὶ γὰρ παρέτυχόν ποτε τού-<text:line-break/>του κατὰ τὸ βιβλίον ἐκεῖνο λεγομένου καὶ ἀπορουμένων<text:line-break/>γε πολλῶν ἐπὶ τῶν γινομένων, προέγνων ἐγὼ μόνος ἐκ<text:line-break/>τοῦ γράμματος ὁρμηθεὶς τἀληθές.</text:p>
      <text:p text:style-name="Normal">βηκείοις : προβατίοις.</text:p>
      <text:p text:style-name="Normal">βησσιακή : τῇ ἀπὸ βησσῶν ἐν Θράκῃ.</text:p>
      <text:p text:style-name="Normal">βλακεύειν : ὀλιγωρεῖν.</text:p>
      <text:p text:style-name="Normal">βλαβεραί: ὑγραὶ, μυξώδεις.</text:p>
      <text:p text:style-name="Normal">βληχρόν: ὄσπριόν τι ὅ καὶ βλήχιον γράφεται.</text:p>
      <text:p text:style-name="P4">βοάνθεμον : τὸ βούφθαλμον , τὸ δὲ αὐτὸ καὶ χρυσάνθεμον<text:line-break/>ὀνομάζεται.</text:p>
      <text:p text:style-name="P4">βόλβιον : οἶόν ἐστι τὸ αὐτὸ, Ἱπποκράτης ἐν τῷ δευτέρῳ<text:line-break/>τῶν γυναικείων διδάσκει · κακῶς οὖν τινες τὸν νάρκισσον<text:line-break/>ὠήθησαν δηλοῦσθαι διὰ τὸν βολβόν.</text:p>
      <text:p text:style-name="P5">βολβιτίς : τὰ ὑπὸ τῶν πολλῶν βομβυλια προσαγορευόμενα,<text:line-break/>γένος δέ ἐστι τοῦτο μικρῶν πολυπόδων.</text:p>
      <text:p text:style-name="Normal">βόλιτον: βόλβιτον.</text:p>
      <text:p text:style-name="P4">βομβύλιον : ἔκπωμά τι στενὸν ἔχον τὸ στόμα ἢ πῶμα<text:line-break/>παρα τὸ βομβεῖν ωνομασμνεον.</text:p>
      <text:p text:style-name="Normal">βοὸς θαλασσίου : σελαχώδης ἐστὶν ὁ ἰχθῦς οὖτος.</text:p>
      <text:p text:style-name="P4">βατράχου: τοῦ βατράχου λέγει, τινὲς δὲ ἄντικρυς βατράχου<text:line-break/>γράφουσι.</text:p>
      <text:p text:style-name="Normal">βουβάλιος : σίκυς ἄγριος.</text:p>
      <text:p text:style-name="P4">βουκέρας : ἡ τῆλις. Μενηθεὺς ἐν ταῖς ὸνομασίαις τῶν φαρ-<text:line-break/>μάκων καὶ τὴν ἀναγαλλίδα οὕτως προσαγορεύεσθαί φησι.</text:p>
      <text:p text:style-name="P4">βούπρηστις: το τε ζῶον το τῇ κανθαρίδι παραπλήσιοι<text:line-break/>ἔστι δὲ καί τι λαχανον ἄγριον, ου μέμνηται Διοσκουρί-<text:line-break/>δης ἔν τε τῷ πρώτῳ τῶν ὑγιεινῶν καὶ ἐν τῷ περὶ λα-<text:line-break/>χανων. .·</text:p>
      <text:p text:style-name="P4">βρῆγμα : το μετὰ βηχὸς ἀναπτυόμενον ἐν τῷ πρώτῳ περὶ<text:line-break/>νούσων τῷ μείζονι · καὶ βρήσσειν τὸ μετὰ βηχὸς ἀνα-<text:line-break/>πτύειν · ἔνιοι ταῦτα χωρὶς τοῦ ρ γράφουσι.</text:p>
      <text:p text:style-name="P3">βράγχης : τῆς χονδρώδους ἀρτηρίας.</text:p>
      <text:p text:style-name="P4">βρυγμός: ὁ ἀπὸ τῶν ὸδόντων συγκρουομένων ψόφος · καὶ<text:line-break/>βρύχειν το οὕτως ψοφεῖν.</text:p>
      <text:p text:style-name="Normal">βύζην: ἀθρόως ἢ πυκνῶς.</text:p>
      <text:p text:style-name="Normal">Γ.</text:p>
      <text:p text:style-name="P4">Γαλιάγκωνες : οἱ σμικρὸν μὲν καὶ ἄτροφον ἔχοντες τὸν βρα-<text:line-break/>χίονα, τὰ δὲ κατὰ τὸν ὰγκῶνα ὀγκωδέστερα, ὥσπερ καὶ<text:line-break/>αἱ γαλαῖ· οἱ δὲ φασκοντες γαλλὸν τὸ χολὸν ὀνομάζεσθαι<text:line-break/>καὶ διὰ τοῦτο συγκεῖσθαι τοὔνομα , τάχα ἀν δόξειαν πα-<text:line-break/>ρακούειν· οὐ γάρ γαλιάγκωνας, ἀλλὰ γαλλοβραχίονας<text:line-break/>ἐχρῆν αὐτοὺς ὀνομάζεσθαι.</text:p>
      <text:p text:style-name="Normal">γαμψούς : καμπὰς ἔχοντάς τινας.</text:p>
      <text:p text:style-name="Normal">γαυσός: κυρτὸς εἰς τὰ ἔξω.</text:p>
      <text:p text:style-name="P4">γιγγλύματα: ἀντεμβαίνουσιν εἰς ἀλλήλους, ὥσπερ καὶ ἐν<text:line-break/>ταῖς θύραις οἱ γιγγλυμοί.</text:p>
      <text:p text:style-name="Normal">γῇ σμηκτίδι : τῇ κιμωλία.</text:p>
      <text:p text:style-name="Normal">γῇ κεραμίτιδι : τῇ ἀργίλῃ.</text:p>
      <text:p text:style-name="P3">γῇ χαλκίτιδι : οὐδὲν πλέον δηλοῖ τοῦ χαλκίτεως.</text:p>
      <text:p text:style-name="P4">γήχυτον : τὸ ἔξωθεν μέρος τῆς γῆς τὸ μαλακὸν καὶ ἥκιστα<text:line-break/>λιθῶδες.</text:p>
      <text:p text:style-name="Normal">γλαμυροί : γλημώδεις καὶ ὑγροί.</text:p>
      <text:p text:style-name="P4">γλοιάζειν: τὸ ἐπιμυοντας παραδίνειν τούς ὀφθαλμοὺς καὶ<text:line-break/>τὸ γλοιωδῶς ἀνάλογον, ὡσεὶ καὶ νυστακτικῶς ἔλεγον.</text:p>
      <text:p text:style-name="Normal">[ 88 ] γλυκὑμης βοτάνης : τῆς γλυκυρρίζης καλουμένης.</text:p>
      <text:p text:style-name="P4">γόγγρωνα : βρογχοκηλην ἀπὸ τῶν ἐν τοῖς πρέμνοις τῶν δετ-<text:line-break/>δρων ἐπιγινομένων στρογγύλων ἐξοχῶν, ὡς καὶ Θεὁφρα-<text:line-break/>στος ἐν τῷ πρώτῳ περὶ φυτῶν ὡδὶ λέγων · ἔνια δὲ καὶ<text:line-break/>ἴσχει τούς καλουμένους ὑπό τινων γόγγρους ἢ τὸ ἀνάλο-<text:line-break/>γον οἶον ἠ ἐλαία.</text:p>
      <text:p text:style-name="P4">γογγύλιον: στρογγύλον · καὶ γογγυλίδια τὰ σμικρὰ σφαιρία<text:line-break/>ὡσπερεὶ καταπότια.</text:p>
      <text:p text:style-name="P4">γριφόμενα : ἐπανειλουμενα παρὰ τὸν γριφὸν τὸ ἁλιευτικὸν<text:line-break/>δίκτυον.</text:p>
      <text:p text:style-name="P3">Δ.</text:p>
      <text:p text:style-name="P4">Δαιτίδες : μεγάλαι λαμπάδες καιόμεναί τε καλοῦνται · κατα-<text:line-break/>χρωμένοις δέ ποτε σημαίνει καὶ τὴν τοῦ σκορόδου κε-<text:line-break/>φαλὴν διὰ τὸ ἐκ πολλῶν αγλίθων συγκειμένην παραπλη-<text:line-break/>σίοις συνδεδέσθαι ταῖς λαμπάσι.</text:p>
      <text:p text:style-name="Normal">δακτύλιος: κύκλος τροχίσκος ἐν τῷ περὶ ἀφόρων.</text:p>
      <text:p text:style-name="Normal">δίεδρος: διαφανὴς, ἐν τῷ δευτέρῳ περὶ νούσων τῷ μείζονι.<text:line-break/>διακνεέι: ὅπερ καὶ ἀποκναίει, τὸ δὲ αὐτὸ καὶ διακναίει λέ-<text:line-break/>γεται.</text:p>
      <text:p text:style-name="P4">διαπεπληγμένα : τὰ ἐπὶ πολὺ κατὰ τὴν πληγάδα διεστῶτα ·<text:line-break/>πληχας δὲ το μεταξυ τῶν σκελῶν τῆς ἐκφύσεως.</text:p>
      <text:p text:style-name="P4">διάστημα : τὴν ὥσπερ ἐρίοις ἐοικυῖαν αὐτῶν τῶν σωμάτων<text:line-break/>σύνθεσιν.</text:p>
      <text:p text:style-name="Normal">διαστομωτρίδα : μήλην τὴν διαστέλλουσαν.</text:p>
      <text:p text:style-name="Normal">διαφλύξιες : ὑπερβλύσεις.</text:p>
      <text:p text:style-name="Normal">διαφλυχθεῖσα : διαχυθεῖσα , ὑγρανθεῖσα.</text:p>
      <text:p text:style-name="Normal">διαφλυχθέν : ὑγρανθέν.</text:p>
      <text:p text:style-name="Normal">διαφλύοντα : ὑγραίνοντα.</text:p>
      <text:p text:style-name="P3">δίαφρος: αφριζων.</text:p>
      <text:p text:style-name="Normal">διαχωρίου: ὡτὸ διαστήματος.</text:p>
      <text:p text:style-name="P4">(710) διδύμη: ῥίζα τῆς -βοτάνης ἥτις καὶ ὄρχις ὄνομά-<text:line-break/>ζεται.</text:p>
      <text:p text:style-name="Normal">διεβλήθησαν: ἐξηπατήθησαν.</text:p>
      <text:p text:style-name="P4">διῆσαι : διασεῖσαι, ἐν δευτέρῳ τῶν γυναικείων, δηλοῖ καὶ τὸ<text:line-break/>διηθῆσαι καὶ τὸ διελεῖν.</text:p>
      <text:p text:style-name="Normal">δαέρος : νοτηρὰ καὶ διὶ᾽δροῦσα.</text:p>
      <text:p text:style-name="P4">δἰκλειδος: διμερής, ὡς δύνασθαι τοῦ κάτω μέρους κεκλει-<text:line-break/>σμεέου τὸ ὑπερκείμενον ανοῖξαι.</text:p>
      <text:p text:style-name="P4">δίκρουν: τὸ οἶον δίκρανον, ὅπερ καὶ δισχιδὲς ονομαζουσι·<text:line-break/>τὸ ῥὲ αὐτὸ καὶ ἥδ᾽κρον δηλοῖ.</text:p>
      <text:p text:style-name="P4">δίοπτος : νεὼ ἐπιμελητὴς παρὰ τὸ διοπτευειν ἢ διέπειν τὰ<text:line-break/>ἐν αὐτῷ.</text:p>
      <text:p text:style-name="Normal">διορθώσιος : τῆς εἰς τὸ ὀρρῶδες καὶ ὑδατῶδες μεταβολῆς.</text:p>
      <text:p text:style-name="P4">δίπνος : τρήματα τῶν εἰς τὰ κενὰ συντετρημένων καὶ οἶον<text:line-break/>κατὰ δύο στόματα ἀναπνεοντωιι</text:p>
      <text:p text:style-name="Normal">δόρπου : τοῦ δείπνου.</text:p>
      <text:p text:style-name="P3">δραπτὰ : ἐσπαραγμένα.</text:p>
      <text:p text:style-name="P4">δυσανίης : Κριτίας ἐν τῷ περὶ φύσεως ἔρωτος ἢ ἀρετῶν<text:line-break/>οὕτως ἐξηγεῖται τοὔνομα · δυσανίης δέ ἐστιν ὅστις ἐπὶ<text:line-break/>τοῖς σμικροῖς ἀνιᾶται καὶ ἐπὶ τοῖς μεγάλοις μᾶλλον ἢ οἱ<text:line-break/>ἄλλοι ἄνθρωποι ἢ πλείω χρόνον.</text:p>
      <text:p text:style-name="P4">δυσήνιος: ὁ μὴ εὐκόλως ἀνιώμενος · ἔστι δὲ καὶ ὁ δυσχαλί-<text:line-break/>νωτος ἢ ὁ δυσκολώτατος.</text:p>
      <text:p text:style-name="Normal">Ε.</text:p>
      <text:p text:style-name="Normal">Ἐβλημάσθη : ἐμαλάχθη.</text:p>
      <text:p text:style-name="P4">ἐγγαστρίμυθοι : οἱ κεκλεισμένου τοῦ στόματος φθεγγόμενοι,<text:line-break/>διὰ τὸ δοκεῖν ἐκ τῆς γαστρὸς φθέγγεσθαι.</text:p>
      <text:p text:style-name="Normal">[89] ἐγκέλλῃ: ἐνερείσῃ.</text:p>
      <text:p text:style-name="P4">ἐγκάμψει: ἐνερείξει, καὶ ἐγκεκαμμένοι, οἱ ἐνηρεικοτες καὶ<text:line-break/>γρυποὶ , εἴρηται δὲ ἐπὶ ὀνύχων.</text:p>
      <text:p text:style-name="Normal">ἐγγενές: συγγεννημένον, οίκεῖον.</text:p>
      <text:p text:style-name="Normal">ἐγκάς : ἐν βάθει.</text:p>
      <text:p text:style-name="P3">ἐγκεχαλίνωται: χαλινοῖς ἐμφερῶς περίκειται. .</text:p>
      <text:p text:style-name="Normal">ϊκγεγλευκισμἒξος : ὁ ὑπόγειος, πεπαυμένος τοῦ γλεῦκος εἶναι.<text:line-break/>ἔγρησις : ἡ ἐγρήγορσις.</text:p>
      <text:p text:style-name="Normal">ἐέρχαται : ἐναπολαμβάνονται.</text:p>
      <text:p text:style-name="Normal">ἔθρασσεν : ἔνυττεν, ἐκέντει.</text:p>
      <text:p text:style-name="Normal">ἐκβρήσσει : ἐκβάλλει, ἐκβράσσει.</text:p>
      <text:p text:style-name="Normal">εκδεξιν : διαδοχήν.</text:p>
      <text:p text:style-name="Normal">ὲκκολύψας : ἀπολεπίσας.</text:p>
      <text:p text:style-name="P4">ἐκλουέσθω: σημαίνει ποτὲ καὶ το προσκλυζέσθω, ὡς ἐν τῷ<text:line-break/>περὶ ἀφόρων καὶ τοῖς προσκειμένοις τοῖς περὶ τῶν ἐν κε-<text:line-break/>φαλῇ τρωμάτων.</text:p>
      <text:p text:style-name="P4">ἔκμαγμα : τό τε συνεστραμμένον φυραμα καὶ τὸ κροκόιια-<text:line-break/>γμα , ὠς ἐν τῷ περὶ ἀφόρων.</text:p>
      <text:p text:style-name="P4">ἐκμάξαι : καὶ τὸ ἀναπλάσαι. ἔστιν ὅτε καὶ ἀλλοιῶσαι ὡς ἒξ<text:line-break/>τῷ περὶ ἀφόρων, δακτύλῳ ἐκμάξαι, τουτεστιν ὠς τὸν κυ-<text:line-break/>κλίσκον ἀναπλάσαι · ἀλλὰ καὶ τὸ ἐκθλίψαι, ὡς ἐν τῷ</text:p>
      <text:p text:style-name="P3">περὶ νουσων τῷ πρωτῳ τῷ μείζονι, ἐπί τε σπόγγου καὶ<text:line-break/>τῆς λινοζώστιος καὶ ἀκτῆς τῶν φύλλων.</text:p>
      <text:p text:style-name="Normal">ἐκματεῖσθαι : ἀναζητεῖν.</text:p>
      <text:p text:style-name="P6">ἐκμιαίνεται: ἀποκρίνει τὸ σπέρμα.<text:tab/>ι<text:tab/>τ</text:p>
      <text:p text:style-name="Normal">ἐκνεφίας ὄμβρος: ὁ μετα ηλίου γινομενος.</text:p>
      <text:p text:style-name="P4">ἐκνεφίας πυρετός: ὸ ὑγρὸς ἅμα καὶ πυρώδης, ὥσπερ καὶ ὁ<text:line-break/>ἥλιος ἐκνεφίας καλεῖται.</text:p>
      <text:p text:style-name="Normal">ἔκνυξεν: ἐψόφει. ὠνοματοπεποίηται δὲ ἀπὸ τοῦ ψόφου.</text:p>
      <text:p text:style-name="Normal">ἐκνὑμη : ἐξηπλωμένη.</text:p>
      <text:p text:style-name="Normal">ἐκπεπληγμένον : ἐκτετραμμένον.</text:p>
      <text:p text:style-name="Normal">ἐκρήγμασιν: ἀποσχίσμασι ῥακῶν.</text:p>
      <text:p text:style-name="Normal">ἐκσυριγγοῦνται : ἀναστομοῦνται.</text:p>
      <text:p text:style-name="Normal">ἐκτομου : ἐλλεβορου μέλανος.</text:p>
      <text:p text:style-name="Normal">ἔκτριψιν: τὴν εἰς τὰ σπλάγχνα οὖσαν παράλλαξιν.</text:p>
      <text:p text:style-name="Normal">ἐκφινδάνει: ἐξορμῶ.</text:p>
      <text:p text:style-name="Normal">ἐκβρασσει : οὕτω δὲ καὶ τὸ ἐκφλυει.</text:p>
      <text:p text:style-name="Normal">ἐκχύμωσις: χυμῶν ἔκχυσις.</text:p>
      <text:p text:style-name="P3">ἔλαιον ῥόδινον: τὸ μὴ ἠρωματισμένον.</text:p>
      <text:p text:style-name="P4">ἐλατήριον : οὐ μόνον τὸ απὸ τοῦ ἀγρίου σικύου γιγνόμενον,<text:line-break/>ἀλλὰ καὶ πᾶν τὸ τὴν κάτω κοιλίαν καθαῖρον.</text:p>
      <text:p text:style-name="Normal">ἔλαια : ἄγρια.</text:p>
      <text:p text:style-name="Normal">εἱληθερἐς: τὸ ὡς ἀπὸ ἡλίου θερμόν.<text:line-break/>ἐληθεριἄτθω : ἡλιούσθω.<text:line-break/>ἐλιννύειν : ἡσυχάζειν.</text:p>
      <text:p text:style-name="Normal">ἐλεσχηνευσάμην : ἐπὶ πλεῖστον διελέχθην.</text:p>
      <text:p text:style-name="Normal">ἑλκυστῆρι : ἐμβρυουλκῷ.<text:line-break/>ἔλυτρα: σκεπάσματα.<text:line-break/>ἐμβάφιον : ὀξύβαφον.</text:p>
      <text:p text:style-name="Normal">ἔμιαι: ἔμετοι, Ἀττικὸν τὸ ὄνομα.</text:p>
      <text:p text:style-name="Normal">ἔμπλην: πλησίον.</text:p>
      <text:p text:style-name="Normal">ἐμπύους μοτούς: τούς στρεπτούς ἢ τούς λημνίσκους.</text:p>
      <text:p text:style-name="P4">ἐμυκὡθη : Διοσκουρίδης μέν φησι, τὸ συνεμυσεν, οἱ πλεῖστοι<text:line-break/>δὲ τὸ ἐπιφύσεις ἔσχε πλαδαρὰς, ὥσπερ καὶ οἱ μύκητες.</text:p>
      <text:p text:style-name="P3">ἐμυλώθη : ἐσκληρύνθη.</text:p>
      <text:p text:style-name="Normal">ἐμυλήθη: κατεμαράνθη.</text:p>
      <text:p text:style-name="Normal">ἐνθλάσσει : ἐνθλῷ.</text:p>
      <text:p text:style-name="Normal">ἐνθράσσει: ἐγκείμενον νύττει.</text:p>
      <text:p text:style-name="Normal">ἐξαλίπτης : κονιάτης , χρίστης.</text:p>
      <text:p text:style-name="Normal">ἐξαλίζοιτο : ἐκκενοῖτο.</text:p>
      <text:p text:style-name="Normal">ἐξάντης : ὑγιής.</text:p>
      <text:p text:style-name="Normal">ἐξάραγμα: σύντριμμα.</text:p>
      <text:p text:style-name="P4">ἒξαρύαται: ἐκκενοῦται, ἐκθλίβεται · τινὲς δὲ τὸ ἐξορμᾶται,<text:line-break/>ἀπειλὴν ποιεῖται.</text:p>
      <text:p text:style-name="Normal">ἐξάρυσις : ἀπάντλησις.</text:p>
      <text:p text:style-name="P4">ἒξαστίας : ἔνιοι μὲν τὰ ἐπανιστάμενα ἐξ ἄκρων τῶν σχισθέν-<text:line-break/>των ὀθονίων λίνα καὶ απο τῶν ῥακῶν τὰς κρόκας. ἐμοὶ<text:line-break/>δὲ. καὶ τὰ πρὶν σχισθῆναι προὔχοντα τὸν αὐιὸν τρόπον<text:line-break/>ὀνομάζειν δοκεῖ.</text:p>
      <text:p text:style-name="P4">ἒξητριασμένον : τὸ διὰ ἠτρίου ὴθημένον · λεπτὸν δέ τι ῦφα-<text:line-break/>σμα τὸ ἤτριον καὶ ἄγριον.</text:p>
      <text:p text:style-name="Normal">ἐξινοῖ: ἐκκενοῖ.</text:p>
      <text:p text:style-name="P3">ἔξουρα: εἰς στενὸν συνηγμενα, ἂ δὴ καὶ μύοπα ὀνομάζουσιν.<text:line-break/>ἔπακρα: τὰ εἰς στενον τελευτῶντα, ἅπερ καὶ ἒξουρα.<text:line-break/>ἐπιθύνων : ἐνιπασσων, ἐπιτάττεται καὶ ἐπὶ τοῦ μᾶλλον,<text:line-break/>ἐπικέρας : τῆλιν· ἔνιοι δὲ ἄλλην τινὰ βοτάνην οὕτως ὀνο-<text:line-break/>μαζομένην.</text:p>
      <text:p text:style-name="P4">ἐπικτένιον: ἐπὶ μὲν τῶν γυναικῶν τὸ ἐπίσειον καλούμενον,<text:line-break/>ἐπειδὴ ὑπὲρ τὸν κτένα ἐστίν · ἐπὶ δὲ τοῦ στυππείου ἢ<text:line-break/>τοῦ λίνου, τὸν τῷ κτενὶ προσιζάνοντα χνοῦν ἐν τῇ ἐρ-<text:line-break/>γασία.</text:p>
      <text:p text:style-name="P4">ἐπιμηλίδα: Διοσκουρίδης μὲν ἐν τῷ πρὡτῳ περὶ ὕλης εἶδος<text:line-break/>μεσπίλου, τὸ καὶ σπάνιον ὀνομαζόμενον · ἔνιοι δὲ τὰ μῆλα<text:line-break/>τὰ σμικρὰ τὰ ἄγρια, ἅπερ καὶ ὰμαμηλίδες ὀνομάζονται.</text:p>
      <text:p text:style-name="Normal">ἐπιμυλίδα: τὴν ἐπιγονατίδα, τὴν μύλην.</text:p>
      <text:p text:style-name="Normal">ἐπισκληροῖς: τοῖς κατεσκληκόσι.</text:p>
      <text:p text:style-name="Normal">ἐπίστημος: ἐπιστατικὴ, σύννους, ἐφεκτική.</text:p>
      <text:p text:style-name="Normal">ὲπιχνουν : ἐπίπαγον χνοὡδη.<text:line-break/>ἐπορεξάμεναι : ἐπεκταθεῖσαι.</text:p>
      <text:p text:style-name="P3">ἐπόσχιον : κλῆμα ἒξ οὖ πέφυκέ τι, ὥσπερ καὶ τῆς σικυώνης.<text:line-break/>ἐπῶδες : δυσῶδες τὸ οἶον ἐποζον.</text:p>
      <text:p text:style-name="Normal">ἐπωκεστέρη: τῷ ὄξει πλέονι κεχρημένη.</text:p>
      <text:p text:style-name="Normal">ἐρυγγάνει : αποβάλλει.</text:p>
      <text:p text:style-name="Normal">ἐρυγή : ἐρύγνιον, αποβλημα.</text:p>
      <text:p text:style-name="P4">ἐρίκιδες : αἱ άδρσμερῶς διῃρημέναι κριθαὶ, τινὲς δὲ τας<text:line-break/>διχῇ διῃρημένας · καὶ γὰρ τὸν ἐρεγμὸν ἀπὸ τοῦ διχῇ διῃ-<text:line-break/>ρῆσθαί φασιν ὠνομάσθαι· ἐμοὶ δὲ παρὰ τὸ ἐρείκειν πάντα<text:line-break/>τὰ τοιαῦτα δοκεῖ γεγονέναι , ὅπερ οὐ τὸ διχῇ διαιρεῖν<text:line-break/>ἐστιν, ἀλλὰ τὸ θραύειν ἁπλῶς · ὅθεν καὶ τὸ ἰτρίον ἐρεί-<text:line-break/>κιον ὀνομάζεται καὶ αὐτὸ, διότι εὔθραυστον.</text:p>
      <text:p text:style-name="P4">ἔριξ: εἴρηται μἐν καὶ ἐπὶ τοῦ ἥπατος · γέγραπται δὲ ἐν τοῖς<text:line-break/>πλείστοις μὲν θρὶξ , δηλοῖ δὲ τὸ μέρος τοῦ ἥπατος τὸ ἄνω<text:line-break/>καθ΄ ὸ ἀπ αλλήλων σχίζονται οἱ λοβοί.</text:p>
      <text:p text:style-name="P4">(711) ἐρυγματώδης: ἡ ἐρυγμῶν ἀπεργαστικὴ, νόσος ἠ<text:line-break/>πνευματοῦσα.</text:p>
      <text:p text:style-name="P3">ἐρυθροῦν στέαρ .· τὸ ἔναιμον.</text:p>
      <text:p text:style-name="P4">ἐσαφάσας: εἰς τὸ ἔσω χαλάσας, ὥστε μασᾶσθαι, ὅ ἔστι ζη-<text:line-break/>τιῖσθαι.</text:p>
      <text:p text:style-name="Normal">ἐσφηκωμένα: συνδεδεμένα, συνεσφιγμένα.</text:p>
      <text:p text:style-name="Normal">ες χεῖρα : δηλοῖ καὶ τὸ πλησίον.</text:p>
      <text:p text:style-name="Normal">εινος: πᾶν τὸ ἀπὸ ὀσπρίου ἐρηρειγμένου ἕψημα.</text:p>
      <text:p text:style-name="Normal">εὐάνθεμον : ὅπερ καὶ ἀνθεμὶς λέγεται καὶ χαμαίμηλον.</text:p>
      <text:p text:style-name="P4">εὐθεσίην: τὴν ἐγγενειἠν τοῦ σώματος ἕξιν,. ὥς που και<text:line-break/>ἐνιαυτὸς εὐθεσίης καλεῖται ὁ εὐφορίας ἀπεργαστικός.</text:p>
      <text:p text:style-name="Normal">ευκαρδιον : εὐστόμαχον.</text:p>
      <text:p text:style-name="P4">εὐνή: οὐ μόνον δηλοῖ τὴν κοίτην, ἀλλὰ καὶ τὴν συνουσίαν,<text:line-break/>ὡς ἐν τῷ δευτέρῳ τῶν γυναικείων καὶ ἄχθεται σφοδρο-<text:line-break/>τατα εὐνήν.</text:p>
      <text:p text:style-name="P7">[91]<text:tab/>εὐοργητοτέρα: εὐτροπωτέρα · ὀργαὶ γὰρ οἱ ἄρόποι.<text:line-break/>ἔφλυβον : ἐχαλάσθησαν.</text:p>
      <text:p text:style-name="Normal">ἐχέτρωσις : ἡ λευκὴ Βρυωνία.</text:p>
      <text:p text:style-name="P3">ἕψημα : ὅπερ καὶ σίραιον.<text:line-break/>ἑψητὸν δὲ εἶδος ἰχθύων.</text:p>
      <text:p text:style-name="Normal">κ.</text:p>
      <text:p text:style-name="Normal">κείας : ὀλύρας.</text:p>
      <text:p text:style-name="Normal">Η.</text:p>
      <text:p text:style-name="Normal">Ἡγκαιτρευται : ἐγκαταπέπλεκται.</text:p>
      <text:p text:style-name="Normal">ἠγκυροβόληται : ἐγκαταπέφυκεν ἀγκύρα ὁμοίως.</text:p>
      <text:p text:style-name="Normal">ἡδέ: ἔτι δε᾽.</text:p>
      <text:p text:style-name="Normal">ἠδέλφισται : οἰκειῶται.</text:p>
      <text:p text:style-name="P4">ἡδυντὴν πίσσαν: τὴν ἠρωματισμένην. ἕψεται δὲ ὕδατι καὶ<text:line-break/>ἀρώματι.</text:p>
      <text:p text:style-name="P4">ἠδυντὸν στέαρ : τὸ ἐν ὕδατι καὶ ἀρώμασι ἑψηθὲν καὶ τὰ<text:line-break/>αρώματα καὶ ηδυσματα.</text:p>
      <text:p text:style-name="Normal">ἡμίοπον: ἥμισυ.</text:p>
      <text:p text:style-name="Normal">ἡμιτύβιον: ὀθονίου παχέος μέρος.</text:p>
      <text:p text:style-name="P3">ηναι : κόψαι · καὶ ἠνίων τῶν κεκομμένων.</text:p>
      <text:p text:style-name="Normal">ἠοίας : τὰς πρωίας.</text:p>
      <text:p text:style-name="P4">ἠραχνίωκεν : λεπτοῖς ἅμα καὶ πολλοῖς φλεβίοις , ὡσπερ ἀρά-<text:line-break/>χνης ὑφάσματα διαπέπλωκε.</text:p>
      <text:p text:style-name="Normal">ἡρμάσθαι: ἐρηρεῖσθαι ἢ ἡρμόσθαι.<text:line-break/>ἤσας: ἡ θύτας.</text:p>
      <text:p text:style-name="Normal">Θ.</text:p>
      <text:p text:style-name="P4">Θαλερὸν πνεῦμα : θερμὸν ὡς ἀπὸ ἡλίου · παρὰ γὰρ τὸ θ΄έ-<text:line-break/>ρεσθαι γέγονε τοὔνομα.</text:p>
      <text:p text:style-name="P4">θέρετρον: τόπος ἐνδιατρίβειν θέρους ἐπιτήδειος · ἔνιοι δὲ<text:line-break/>θέντρον γράφουσι.</text:p>
      <text:p text:style-name="Normal">θημὡν·. ὁ σωρός.</text:p>
      <text:p text:style-name="P4">θηρίον: τήν τε ἕλμινθα καὶ τὸ ἄγριον ἕλκος, οὶς ἐν τῷ<text:line-break/>περὶ τόπων τῶν κατὰ ἄνθρωπον · θηρίον ἐπὶ το σῶμα<text:line-break/>ἐπέρχεται διὰ τόδε · καὶ ὁπόταν ἀφίκηται ὁ ι᾽χὡρ ἀποῤ-<text:line-break/>ῥέων, σήπει καὶ μετεωρίζει · ἐν μέντοι τῷ περὶ χυμῶν<text:line-break/>ὅθεν ἀλθαίνεται προειπών. εἶτα ἐν τοῖς ἄλλοις καὶ τὸ</text:p>
      <text:p text:style-name="P8">θηρίον εἰπὡν, τὰ ἐν τοῖς ἐντέροις συνιστάμενα, δηλοῖ τας<text:line-break/>ἕλμινθας δηλονότι καὶ τὰς ἀσκαρίδας · ὥσπερ καὶ ὅταν<text:line-break/>εἴπη, φθινοπὡρων τὸ θηριῶδες, ἀπό τινος τῶν εἰρημε-<text:line-break/>νων ὀνομάζει · δοκεῖ δὲ ἐνίοτε καὶ τὸ φθινῶδες οὕτως<text:line-break/>προσαγορεύειν.<text:tab/>.<text:tab/>. ·</text:p>
      <text:p text:style-name="Normal">θλάστην: τὸν ἐμβρυοθλάστην, ὅπερ καὶ πίεστρον καλεῖται,<text:line-break/>τοὔνομα ἐν πρώτῳ τῶν γυναικείων.</text:p>
      <text:p text:style-name="Normal">θλασπόσιος: ἀντὶ τῆς θλάσπεως τῆς οὕτως ὀνομαζομένης<text:line-break/>βοτάνης.</text:p>
      <text:p text:style-name="Normal">θολερὸν πνεῦμα: μέγα καὶ δεδιωγμένον.</text:p>
      <text:p text:style-name="Normal">θράνου: δίφρον ἀμφοδευτικόν.</text:p>
      <text:p text:style-name="Normal">θράσσεται: νύσσεται, κεντᾶται.</text:p>
      <text:p text:style-name="Normal">θρἰξ: γράφεται δὲ καὶ τριξ΄· τρίχας δὲ καλοῦσιν οἱ θύται,<text:line-break/>ἐπειδὰν φανῇ κατὰ τὰ σιμὰ τοῦ ἥπατος ἐπὶ τοῦ δεξιοῦ<text:line-break/>λοβοῦ φλέβιον στενὸν, εὐθὺ, μέλαν.</text:p>
      <text:p text:style-name="Normal">θύη: θυμιάματα, ἀρώματα.</text:p>
      <text:p text:style-name="Normal">θύματα : θυμιάματα.</text:p>
      <text:p text:style-name="Normal">θυμβραίαν: οὕτως ὀνομάζει τὴν θύμβραν.</text:p>
      <text:p text:style-name="P3">θύμου : τοῦ ἀπὸ Θύμων · ἔθνος δέ ἐστι τοῦτο Θρακικόν.<text:line-break/>θώρηξις: οἴνωσις, ἤτοι ἡ μέθη.</text:p>
      <text:p text:style-name="P19">Ι.</text:p>
      <text:p text:style-name="Normal">ἰδνοῦται: λοξοῦται, συνιζάνει.</text:p>
      <text:p text:style-name="P4">ἰθαγενὲς: τὸ γνήσιον, καθάπερ φησὶν ὁ σοφὸς, ἀλλά με ἶστν<text:line-break/>ἰθαγενέσιν ἐτίμα.</text:p>
      <text:p text:style-name="P9">[92]<text:tab/>ἴκταρ: ἐγγὺς, παρὰ γοῦν τοῖς Ἀττικοῖς · παρὰ δὲ τῷ<text:line-break/>Ἰπποκραιει ἐν δευτέρῳ τῶν γυναικείων τὸ τῆς γυναικὸς<text:line-break/>αἰδοῖον καλεῖται.</text:p>
      <text:p text:style-name="Normal">ὶλλαίνειν : διαστρέφειν τούς ὀφθαλμούς.</text:p>
      <text:p text:style-name="P10">ἱμερωθεῖσαι : ἀνδρὶ μιγεῖσαι, ἀντὶ τοῦ τῆς ἐπιθυμίας τυ-<text:line-break/>χοῦσαι· ἀνδρὶ μιγεῖσαι.</text:p>
      <text:p text:style-name="P4">Τνδικόν: οἱ μὲν γράψαντες τἀς ὀνομασίας τῶν φαρμάκων,<text:line-break/>καθαπερ Μενεσθεύς τε καὶ Ἀνδρέας ὁ τοῦ Χρὐσαρος<text:line-break/>καὶ Ξενοκράτης καὶ Διοσκουρίδης ὁ Ἀλεξανδρεὺς Ἰνδικὸν<text:line-break/>ὀνομάζουσι τὸ ζιγγίβερι , πλανηθέντες ἐν τοῦ τινας οὶε΄-<text:line-break/>σθαι ῥίζαν αὐτὸ τοῦ πεπέρεως ὑπάρχειν · ἀλλα Διοσκου-</text:p>
      <text:p text:style-name="P2">ρίδης ὁ Ἀναζαρβεὺς σαφῶς διώρισέ τε καὶ ἀπεφήνατο<text:line-break/>περὶ ζιγγιβέρεως καὶ πεπέρεως · ὁ τοίνυν Διοσκουρίδης<text:line-break/>ὁ νεώτερος ὁ γλωττογράφος, φυτὀν εἶναί φησιν ἐν Ἰνδία<text:line-break/>παραπλήσιον τῷ τοῦ πεπέρεως, οὖ ὁ καρπὸς ὀνομάζεται<text:line-break/>μυρτίδανον ὅτι μύρτῳ ἔοικεν.</text:p>
      <text:p text:style-name="Normal">ἰνέει: κενοῖ· καὶ ἰνηθμὸς, κένωσις · καὶ ἰνεῖται, κενοῦται.<text:line-break/>ι᾽ξαλην : τελείου αἰγὸς δέρμα.</text:p>
      <text:p text:style-name="Normal">ἰξίαι : κιρσοί.</text:p>
      <text:p text:style-name="Normal">ἕξιν: εὐθυωρίαν ἢ ἄφιξιν.</text:p>
      <text:p text:style-name="Normal">ἰξίον : φύλλον τοῦ λευκοῦ χαμαιλέοντος.</text:p>
      <text:p text:style-name="Normal">ἰξύας: τὸ μεταξὺ τῶν ἰσχίων καὶ τῆς ὀσφύος.</text:p>
      <text:p text:style-name="Normal">ἴπος : ἡ πόσις ἐν μοχλικῷ.</text:p>
      <text:p text:style-name="P4">ἱππόφεως : τοῦτο οὐ μόνον ἱπποφαὲς ὀνομάζεται · ἀλλὰ καὶ<text:line-break/>κνάφον καὶ σιύβον.</text:p>
      <text:p text:style-name="Normal">ἰσεννύουσαι: ἰσάζουσαι, μεσήλικες οὖσαι.</text:p>
      <text:p text:style-name="Normal">ἰσάλλην : διφθέραν, δέρμα.</text:p>
      <text:p text:style-name="Normal">ἰσχαλέαι : ἰσχναί · καὶ ἰσχαλέον τὸ ἰσχνόν.</text:p>
      <text:p text:style-name="Normal">ἰχθυήματα : λεπίσματα φλοιῶν.</text:p>
      <text:p text:style-name="P5">ἰχθύην : ῥίνης θαλαττίας δέρμα ξηρον · δύναται δὲ καὶ τὸν<text:line-break/>σιδηροῦν ὄνυχα δηλοῦν, ὥπερ εἰς τἀς ἐμβρυουλκίας καὶ<text:line-break/>ἐμβρυοτομίας χρώμεθα, διὰ τὴν πρὸς τἀς λεπίδας τῶν<text:line-break/>ἰχθύων ὁμοιότητα.</text:p>
      <text:p text:style-name="Normal">Κ.</text:p>
      <text:p text:style-name="Normal">Καθαπτόμενοι: αἰσθανόμενοι σφοδρῶς.</text:p>
      <text:p text:style-name="P4">καθετῆρι : τῷ στρεπτῷ μοταρίῳ ἀπὸ τοῦ καθίεσθαι, ἐν<text:line-break/>δευτέρῳ γυναικείων, μοτοῦν ωμολίνων καθετῆρι.</text:p>
      <text:p text:style-name="Normal">κακαγγελίη : κακορημοσύνη , κακολογία.</text:p>
      <text:p text:style-name="Normal">κακοὴθεα : κακοήθη.</text:p>
      <text:p text:style-name="P11">κακοσινώτατα: ἐπιβλαβέστατα.<text:tab/>-,..</text:p>
      <text:p text:style-name="Normal">καλλίφυτον : ὅπερ καὶ καλλίτριχον καὶ ἀδίαντον ὀνομάζεται.<text:line-break/>καλλιωνύμου: ἰχθύος τινὸς οὕτως ὀνομαζομένου.</text:p>
      <text:p text:style-name="P4">κάμμορον : το τε τῇ σμικρὰ καρίδι ἐοικὸς ζῶον καὶ ἀπὸ τῆς<text:line-break/>πρὸς τοῦτο τῶν ῥιζῶν ὁμοιότητος τὸ ἀκόνιτον, ἀλλὰ οὐ-<text:line-break/>δενερον αὐτῶν ἀκοῦσαι δυνατὸν ἐν τῷ περὶ τόπων τῶν</text:p>
      <text:p text:style-name="P2">κατά ἄνθρωπον, καυσομένων, παραλαμβανομένου τοῦ καμ-<text:line-break/>μόρου · ὅθεν καὶ Ἐρωτιανὸς οὐ μόνον αὐτὸ τὸ ζῶον κάμ-<text:line-break/>μορον, ἀλλὰ καὶ τὸ περικείμενον αὐτῷ βριον, οὕτως ονο-<text:line-break/>μάζεσθα.ί φησι. κήνων δὲ ὁ Ἡροφίλειος τὸ κώνειον.<text:line-break/>κεῦξις δὲ φάρμακον ψυκτικόν.</text:p>
      <text:p text:style-name="Normal">κανονίαι : ὀρθοὶ καὶ προσεσταλμένοι τὰς γαστέρας.</text:p>
      <text:p text:style-name="P4">κορικόν: κορικόν τι ἔδεσμα οὕτως ὀνομάζει, οὖ καὶ τὴν<text:line-break/>σκευασίαν ἐν τῷ περὶ ἑλκῶν γραφει.</text:p>
      <text:p text:style-name="Normal">καρυκοειδέα : ὕφαιμα · καλοῦσι δὲ αὐτὸ ἰδίως οἱ ἰατροί.</text:p>
      <text:p text:style-name="P4">(712) καρύκη: Λύδιον ἔδεσμα ποικίλον, ἐξ αἵματος σκευα-<text:line-break/>ζόμενον.</text:p>
      <text:p text:style-name="P4">καρχήσιον: τῷ ἐπ᾽ ἄκρῳ τῷ ἱστίῳ τῷ ἔχοντι τροχηλίαν·<text:line-break/>καὶ καρχήσιοι ἐπ ᾽ αὐτοῦ κάλοι οἱ τεταμένοι. .</text:p>
      <text:p text:style-name="P7">[93]<text:tab/>καταβλακεύουσιν: κατολιγωροῦσι.</text:p>
      <text:p text:style-name="P4">κατάβλημα: περίβλημα ἐξ ἐπιμελήσεως, ἕνεκα τοῦ σφύγγειν<text:line-break/>τὰ ὑποκείμενα.</text:p>
      <text:p text:style-name="Normal">καταγυιοῖ : εἰς ἔσχατον ἀχρηστίας ἢ ἀσθενείας ἄγει.</text:p>
      <text:p text:style-name="P4">κατακορέα : καλεῖ μὲν οὕτως καὶ τἀ ἀκρατοχολῆ διαχωρή-<text:line-break/>ματα καἰ στήθεα κατακορέα , τὰ τοῦ τοιούτου χυμοῦ</text:p>
      <text:p text:style-name="P2">γεννητικα · τινες μεντοι τα λασια ἥκουσαν. αλλα και κα-<text:line-break/>τακορεῖς ανθρωπους ομοἄος ονομαζει · φαρμακον μέντοι<text:line-break/>κατακορὲς ἢ-διἀ τὸν κενούμενον ὑπ᾽ αὐτοῦ χυμὸν ἢ διὰ<text:line-break/>τὴν ἰδίαν χρόαν · ὸνομάζει δὲ καὶ δίψαν που κατακορῆ,<text:line-break/>την ἤτοι διὰ τὸν τοιοῦτον χυμὸν γεγονυῖαν σφοδρὰν ἢ εἰς<text:line-break/>ἄκρον ἐπιτεταμένην, ὥσπερ οὖν καὶ ἐκλύειν κατακορεῖν.</text:p>
      <text:p text:style-name="P4">κατακουρην : τοῦ ξυροῦ την τομὴν, οὕτως ἄμεινον γράφειν<text:line-break/>ὁ Διοσκουρίδης φησὶ , την κατὰ κορυφὴν κουριδίην το-<text:line-break/>μὴν καὶ τὸ κείρειν ἐντεῦθεν · καὶ παρὰ τῷ Θεοφράστῳ ἡ<text:line-break/>κουριζομένη ἐλάτη, ἀνιὶ τῆς τεμνομένης.</text:p>
      <text:p text:style-name="Normal">κατακρούειν : κατασχίζειν.</text:p>
      <text:p text:style-name="Normal">καταλείφειν: καταχρίειν.</text:p>
      <text:p text:style-name="P4">καταμώσας: καθεὶς ἕνεκα τοῦ ζητἥσαι· γέγονε γὰρ ἡ λέξις<text:line-break/>παρὰ τὸ ματευειν, ὥσπερ καὶ τὸ καταματούμενος.</text:p>
      <text:p text:style-name="Normal">καταναισιμοῦται : καταναλίσκεται.</text:p>
      <text:p text:style-name="P4">κατάστημα : τὸ οἶον καταστήριγμα καὶ ἀποσκημμα , ἐν τῷ<text:line-break/>δευτέρῳ τῶν ἐπιδημιῶν · καὶ καταστῆσαι τὸ ἀποσκῆψαι.</text:p>
      <text:p text:style-name="P5">καταφρονέοντα : τόν ἀνετέως αἰσθανόμενον, ἐν τῷ μείζονι<text:line-break/>προρρητικῷ.</text:p>
      <text:p text:style-name="Normal">κατάχλοα : ἄγαν χλοὡδη.</text:p>
      <text:p text:style-name="Normal">κατιλλόμεναι : συνδεδεμέναι.</text:p>
      <text:p text:style-name="Normal">κατενόει : ἐσωφρόνει , ήσθάνετο.</text:p>
      <text:p text:style-name="Normal">κατεπλήσσετο : ὰποπληκτὡδης ἐγίνετο.</text:p>
      <text:p text:style-name="Normal">κατηβολῇσι: περιοδικαῖς ἀρχαῖς παροξυσμῶν.</text:p>
      <text:p text:style-name="Normal">κατήρτητο: καθειστήκει, ἐσωφρονει.</text:p>
      <text:p text:style-name="Normal">κατ᾽ ίητρεῖον.· τὰ κατὰ τὴν χειρουργίαν.</text:p>
      <text:p text:style-name="P4">κατοπτῆρι: τῷ καλουμένῳ ἑδροδιαστολεῖ, ὥσπερ γε καὶ διό-<text:line-break/>πτρα, ὀ γυναικῶν διαστολεύς.</text:p>
      <text:p text:style-name="Normal">κατωμοσαδεώ : υπακουστεόν κὡμης ὥσπερ κατωσωσιλἒξ,.</text:p>
      <text:p text:style-name="P4">καυλος : η μὲν ῥίζα τῆς ποας σίλφιον ἰδίως ὀνομαζεται,<text:line-break/>καυλὸς δὲ καὶ ὁ ὀπὸς, ὥσπερ καὶ τῶν ἄλλων · γράφει<text:line-break/>γοῦν αὐτὸς ἐν τῷ περὶ διαίτης ὀξέων ἢ σίλφιον ἢ ὁ ὀπὸς<text:line-break/>ἢ καυλὸς.</text:p>
      <text:p text:style-name="P4">καύσωμα : τὴν πυρωσιν, ἐν τῷ πρὡτῳ περὶ νούσων τῷ σμι-<text:line-break/>κροτεῥῳ.</text:p>
      <text:p text:style-name="P3">καυτῆρα χάλκεον : καλαμίσκον τινα τετρημένον κατὰ τὸν<text:line-break/>πυθμένα, δι᾽ οὖ καίειν ἐστὶ καυτηρίδιον διαφανὲς καθιέν.<text:line-break/>κάγχρυος ῥίζαν: τῆς λιβανωτιδος· ὅταν δὲ πληθυντικῶς<text:line-break/>εἴπῃ τὰς κάγχρυς τὰς πεφρυγμένας κριθὰς ἀκουστέον.</text:p>
      <text:p text:style-name="P4">κέδματα : τὰς ἐκ ῥευματος χρονίους διαθέσεις, ἤτοι περὶ<text:line-break/>τὰ ἄρθρα σύμπαντα ἢ ἐξαιρέτως περὶ τὰ κατ ᾽ ἰσχίον ·<text:line-break/>ἰδία δέ σοι τοῦτο ἐξηγησάμεθα, ὥσπερ καὶ ἄλλας τινὰς λέξεις.</text:p>
      <text:p text:style-name="Normal">κεκωμῶσθαι : ἐν κώματι εἶναι.</text:p>
      <text:p text:style-name="P4">κερχναλεόν: κέρχνου ποιητικόν · οῦιωςδὲ ἥ τε τραχύτης ὸνο-<text:line-break/>μάζεται τῆς φάρυγγος καὶ ὸ ἐν τῷ πνεύμονι ψόφος · καὶ<text:line-break/>τὸ κέρχνον δὲ καὶ τὸ κέρχνεται καὶ οἱ κερχνασμοὶ τὸ<text:line-break/>ἀνάλογον δηλοῦσιν.</text:p>
      <text:p text:style-name="Normal">κεφαλοειδοῦς: κεφαλὴν ἐχούσης.</text:p>
      <text:p text:style-name="P12">κιγκλισμὸς: βραχεῖα συνεχὴς κίνησις, ἀπὸ τοῦ κίγκλου τοῦ<text:line-break/>ζώου.</text:p>
      <text:p text:style-name="P7">[94]<text:tab/>κίθαρον: θώρακα.</text:p>
      <text:p text:style-name="P4">κίων: τὸ ἐκ τῶν θηριδίων ἄθροισμα τῶν τον σῖτον διαβι-<text:line-break/>βρωσκόντων, ὦν ἕκαστον κίων ὀνομαζεται· ἐπὶ τελευτῆς<text:line-break/>τοῦ δευτέρου τῶν γυναικείων τοὔνομα.</text:p>
      <text:p text:style-name="P5">κλήιθρον: ὁ περὶ την καταποσιν τοπος ὑπο τοῖς παρισθ-<text:line-break/>μίοις.</text:p>
      <text:p text:style-name="P4">κλιμακειὀυ : τοῦ πλαγίου ἐν τοῖς κλίμαξι ξύλου · ἔνιοι δὲ<text:line-break/>κλιμακίου γράφουσι χωρὶς τοῦ ε΄. καὶ ἠ διὰ τοῦ κλιμα-<text:line-break/>κίου ἑτέρη τις τοιαύτη.</text:p>
      <text:p text:style-name="Normal">κλισμὸν : κλίνην, ἐν τῷ δευτέρῳ τῶν γυναικείων.</text:p>
      <text:p text:style-name="Normal">κνημαίου : τοῦ τῆς .κνήμης.</text:p>
      <text:p text:style-name="Normal">κυήματα : ξύσματα · καὶ κνῆσαι τὸ ξυσαι.</text:p>
      <text:p text:style-name="Normal">κνῆστρον: ὅπερ καὶ κνέωρον.</text:p>
      <text:p text:style-name="P4">κνήστρῳ: τῷ τυροκνηστεῖ· ἔστι δὲ μαχαίριόν τι ῷ ξύεται<text:line-break/>ὁ τυρὸς.</text:p>
      <text:p text:style-name="P4">κνιδώσιες: νύξεις τινὲς κνισμὡδεις, οἶαι καὶ ὰπὸ κνίδης γί-<text:line-break/>νονται.</text:p>
      <text:p text:style-name="P4">κνιπότητα: κνησμόν · ἔνιοι δὲ τὴν ξηροφθαλμίαν ἤκουσαν.</text:p>
      <text:p text:style-name="P4">κνῦμα: ὠνοματοπεποίηται μιμήσει τοῦ ψόφου· ἀλλὰ καὶ ὁ<text:line-break/>ἠρέμα στενάζων, κνυζόμενος, ἀπὸ τοῦ αὐτοῦ καὶ ὁ ἐπὶ<text:line-break/>τῶν κυνῶν κνυζηθμός.</text:p>
      <text:p text:style-name="P3">κόγχην: κεραμίδα, οὐδὲν πλέον δηλοῖ τῆς κεραμίδος.<text:line-break/>κόγχον: τὴν κόγχην, σὴν χήμην.</text:p>
      <text:p text:style-name="P4">κόκκαλον : οἱ μὲν πλεῖστοι τὸν πυρῆνα τοῦ στροβίλου · Διοσ-<text:line-break/>κουρίδης δὲ τὸν κνίδιον κόκκον ὑποκοριστικῶς.</text:p>
      <text:p text:style-name="Normal">κόκκωνα : κόκκον τὸν κοινῶς ονομαζομενον, ου τον κνίδιον,<text:line-break/>ὅν καὶ αὐτὸν ἔστιν ὅτε κόκκον ἄνευ προσθήκης ὀνομάζει.<text:line-break/>κόλλικας: τοὺς τροχίσκους · καὶ τὸ ἐν Ἀχαρνεῦσι, κολλι-<text:line-break/>κοφάγε βοιώτιε, ἐπὶ τῶν σμικρῶν ἀρτίσκων εἴρηται.</text:p>
      <text:p text:style-name="Normal">κολοκύνθην ἀγρίην : την κολοκυνθίδα.</text:p>
      <text:p text:style-name="P4">κοπρίων : μελικηρῶν · οἱ δὲ πλεῖστοι γράφουσι κηρίων, δη-<text:line-break/>λοῖ δὲ τῶν ἀποπιεσμάτων τοῦ κηροῦ.</text:p>
      <text:p text:style-name="P4">κορῆν: τὴν πόαν, ἥτις καὶ ὑπερικὸν ονομάζεται, ἔχει δὲ<text:line-break/>τὸν καρπὸν κορίῳ ὅμοιον.</text:p>
      <text:p text:style-name="P4">κορσός: τάς ἀπὸ τῶν κλάδων παραφύσεις, τὰ νέα βλαστή-<text:line-break/>ματα. ,</text:p>
      <text:p text:style-name="Normal">κορυφάδων : τῶν κορυφῶν τῆς πρὸς τῷ ὀμφαλῷ συναγωγῆς.<text:line-break/>κοτίδι: τῷ ἰνίῳ, τῇ παρεγκεφαλίδι.</text:p>
      <text:p text:style-name="P3">κοτινον : ἀγρίαν ἐλαίαν.</text:p>
      <text:p text:style-name="P4">κοτυλίδα: τὴν κοτύλην τοῦ ἰσχίου, ἔν τε τοῖς προκειμένοιν<text:line-break/>τῷ μοχλικῷ, κἀν τῷ δευτέρῳ περὶ νούσων τῷ μείζονι.</text:p>
      <text:p text:style-name="P4">κοτυληδονας δὲ τὰ στόματα τῶν εἰς τὰς μήτρας καθηκὁν-<text:line-break/>των ἀγγείων, ὡς κἀν τοῖς περὶ τῆς Ἱπποκράτους ἀνατο-<text:line-break/>μής ἀποδέδεικται.</text:p>
      <text:p text:style-name="P4">κοχὡνην: τὴν σύζευξιν τὴν ἐν τοῖς ἰσχίοις τὴν πρὸς τὴν<text:line-break/>ἕδραν, δι᾽ ἢν καὶ πᾶς ὁ περὶ τὴν ἕδραν τόπος οὕτως ὸνο-<text:line-break/>μάζεται.</text:p>
      <text:p text:style-name="Normal">κράδαι : συκῆς οἱ ἀκρέμονες.</text:p>
      <text:p text:style-name="Normal">κραίνουσι: λήγουσι.</text:p>
      <text:p text:style-name="Normal">κραμβίῳ : κράμβης ἀφεψήματι.</text:p>
      <text:p text:style-name="P4">κρέκειν: ὡνομαιοπεποίηται τὸ μισητὸν ἠχεῖν ἐν τῶ δευτέρα,<text:line-break/>περὶ νούσων τῷ μείζονι.</text:p>
      <text:p text:style-name="Normal">κρήγυον : τὸ ἀγαθόν.</text:p>
      <text:p text:style-name="P4">κρημνοί: τα χείλη τῶν ἑλκῶν, ὡς ἐν τῷ περὶ τόπον κατὰ<text:line-break/>ἄνθρωπον, καὶ τα πτερυγὡματα τοῦ γυναικείου αἰδοίου.</text:p>
      <text:p text:style-name="P5">κρησέρα : ὴ τοῦ ἀλεύρου πτίσις ὀνομαζομένη · μάρσιππος δέ<text:line-break/>τίς ἐστιν αιιη λινοῦς.</text:p>
      <text:p text:style-name="P4">κρίμνα: τὰ ἁδρομερέστερα τῶν ἀλφίτων · ὅταν δ᾽ εἴπῃ κρί-<text:line-break/>μνα ἀλφίτου αδρὰ , τὰ μέγιστα τῶν ἀλφίτων δηλῶ.</text:p>
      <text:p text:style-name="P9">[95]<text:tab/>κρότωνας: τὰ ἐν τῷ πνεὑμονι χονδρώδη βράγχια ·<text:line-break/>ἐν τῷ πρωτῳ περὶ νουσων.</text:p>
      <text:p text:style-name="P4">(713) κρότωνος ῥίζα : τοῦτο οἱ Αἰγύπτιοι κίκιον ὄνομά-<text:line-break/>ζουσι.</text:p>
      <text:p text:style-name="P4">κυάμου καρπὸν : ὁ μὲν Διοσκουρίδης, ὑοσκυάμου φησὶ λε-<text:line-break/>ἵειν αυιον· οὕτως ἐν τῷ πρωτῳ τῶν γυναικείων · ἔνιοι<text:line-break/>δὲ τοῦ Αἰγυπτίου ἀκούουσιν.</text:p>
      <text:p text:style-name="Normal">κύαρ: τὸ τῆς βελόνης τρῆμα.</text:p>
      <text:p text:style-name="P4">κύβιτον : τὸ ὀλέκρανον, ὅπερ καὶ ἀγκών. Διοσκουρίδης δὲ<text:line-break/>τον κονδυλον τοῦ βραχίονος οὕέο,ς ωνφιιασθαι φησι</text:p>
      <text:p text:style-name="P4">κύκλοι προσώπου: τὰ μῆλα, ἐν τῷ πρώιῳ περὶ νούσων τῷ<text:line-break/>μείζονι.</text:p>
      <text:p text:style-name="P4">κογχνίδα : τήν τε σμικρὰν κύλικα καὶ τὴν ἰατρικήν πιθά-<text:line-break/>κνην.</text:p>
      <text:p text:style-name="P3">κυρβασίην : πῖλον ὀξυν , ονπερ καὶ τιάραν.</text:p>
      <text:p text:style-name="P4">κυρήβια: ἄχυρα · δηλοῖ δὲ καὶ τὰ πίτυρα καὶ τὰ τῶν κρτ-<text:line-break/>θῶν ἀποβράσματα.</text:p>
      <text:p text:style-name="Normal">κυρίῃσιν: ἡμέραις, ταῖς τὰ τοιαῦτα κρίνειν πεπιστευμέναις.</text:p>
      <text:p text:style-name="Normal">κύρσεον: πρωκτόν.</text:p>
      <text:p text:style-name="Normal">κύστιγγα : κύστιν σμικράν.</text:p>
      <text:p text:style-name="Normal">κώδεις: κώδεια.</text:p>
      <text:p text:style-name="Normal">κωλεός : τὸ κῶλον ἐν τῷ τρώματι καὶ βέλτιον ἐξαιρέσιος.</text:p>
      <text:p text:style-name="P4">κῶμα : καταφορα. γέγραπται δέ ὡς οἶσθα ἡμῖν περὶ τού-<text:line-break/>του βιβλίδιον.</text:p>
      <text:p text:style-name="P4">κωνίαν: οἶνον τον πισσίτην· ἐσβαλλεται σύν τῷ φλοιῷ τῆς<text:line-break/>πεύκης ἡμικοτύλιον εἰς τὸ κεράμειον καὶ οἱ μὲν ἀπηθοῦσι<text:line-break/>μετὰ τὸ ζέσαι , οἱ δὲ καταλείπουσιν.</text:p>
      <text:p text:style-name="P4">κωφοί: οἱ ἀμαυροὶ καὶ ἀσθενεῖς · τὸ δὲ κατὰ τὴν τρίτην<text:line-break/>συζυγίαν ῥῆμα προσώπου τρίτου τὸ κωφοῖ ἀμαυροῖ καὶ<text:line-break/>ἀμβλύνει δηλοῖ.</text:p>
      <text:p text:style-name="Normal">Λ.</text:p>
      <text:p text:style-name="Normal">Λαβή : ἐπισημασία · μάλιστα δἐ ἡ ἐκ περιόδου.</text:p>
      <text:p text:style-name="P5">λαγνείη: δηλοῖ ποτε καὶ αυτδ΄ το σπέρμα, ὡς ἐν τῷ περι<text:line-break/>παίδων φύσεως · οὕτως δἐ καὶ τὸ λάγνευμα.</text:p>
      <text:p text:style-name="Normal">λαγώπυρος: ἡ λαγονάτη καλουμένη βοτάνη.</text:p>
      <text:p text:style-name="P4">λαμπτήρ: ὅν οἱ πολλοὶ φανὸν ὸνομάζουσιν, ἐν τῷ δευτέρῳ<text:line-break/>περὶ νούσων τῷ μείζονι · παρὰ μέντοι τοῖς ἄλλοις καὶ μα-<text:line-break/>λισια τοῖς Ἀττικοῖς, ἐν ῷ ξύλα τε κατεκαίετο παρέξοντα<text:line-break/>φῶς· ἀλλὰ καὶ ὁ δάδος καὶ ὁ λύχνος ἐστὶν ὅ τε λ.αμπτὴρ<text:line-break/>ὀνομάζεται.</text:p>
      <text:p text:style-name="P4">λαπαχθῆναι: κυρίως μὲν τὸ κενωθῆναι, διὰ τοῦτο δὲ καὶ<text:line-break/>τὸ μαλαχθῆναι.</text:p>
      <text:p text:style-name="Normal">λαμπηρά : τὰ ἀφρωδη · λαμπει γὰρ ὁ ἀφρός.</text:p>
      <text:p text:style-name="Normal">λάσιον : σινδόνην.</text:p>
      <text:p text:style-name="Normal">λεβηρίδα: τὸ τοῦ ὄφεως γῆρας. ἔνιοι δὲ κόγχην κενήν.</text:p>
      <text:p text:style-name="P4">λέγνα: τὰ ἄκρεα τοῦ στομίου τῆς ὑστέρας ἐκ μεταφορᾶς ·<text:line-break/>οὕτως γὰρ τὰ περὶ τὰς ὦας καλεῖται τῶν ἱματίων · ὀνο-<text:line-break/>μάζει δἐ ἀλλαχόθεν τὰ ἄκρεα ταῦτα καὶ ὰμφίδεα.</text:p>
      <text:p text:style-name="Normal">λέκιθον : φακῶν τὸ ἔνδον τοῦ λέπους.</text:p>
      <text:p text:style-name="P3">λεπάδες : αἱ ταῖς πέτραις προσεχόμεναι κόγχαι.</text:p>
      <text:p text:style-name="P4">λεπτά: οὕτως ἐνίοτε καλεῖ τὰ ἀραιὰ, ὡς ἐν τῷ περὶ τόπων<text:line-break/>τῶν κατ ᾽ ἄνθρωπον.</text:p>
      <text:p text:style-name="Normal">λευκὴν ῥίζαν .· τὴν τοῦ δρακοντίου.</text:p>
      <text:p text:style-name="P4">λευκοίου καρπόν.· τὸ τοῦ ἰοῦ λευκοῦ σπέρμα φησὶν οὕτως<text:line-break/>εἰρῆσθαι ὁ Διοσκουρίδης.</text:p>
      <text:p text:style-name="Normal">λεώς τ παντελῶς, ἅπαν.</text:p>
      <text:p text:style-name="P4">λιβανωτοῦ καρπόν.· αὐτὸν ἴσως τὸν ὀνομαζόμενον οὕτως λι-<text:line-break/>βανωτὸν, ἐπεὶ τό γε σπέρμα τοῦ φυτοῦ οὐ γινὡσκομεν εἰς<text:line-break/>χρῆσιν αγόμενον.</text:p>
      <text:p text:style-name="P13">[96]<text:tab/>λιβηρῷ .· ὑγρῷ.</text:p>
      <text:p text:style-name="P4">λίβος .· ἐπίσταγμά τι τῶν ὀμμάτων ἐγχυματιζόμενον, γέγονε<text:line-break/>δὲ απὸ τοῦ λίβειν, ὅ κυρίως δοκεῖ τὸ στάζειν δηλοῦν.</text:p>
      <text:p text:style-name="Normal">λιγνυωδης.· ἡ μελαίνουσα, καὶ γὰρ ἡ λιγνὺς μέλαινα.</text:p>
      <text:p text:style-name="Normal">λίθον μέλανα .· ὅτ καὶ μυλίτην ὀνομάζουσι κόχλακα.</text:p>
      <text:p text:style-name="Normal">λιμακὡδεις.· οἱ ὑγροὶ καὶ βοτανώδεις.</text:p>
      <text:p text:style-name="Normal">λίπα: τὸ ἔλαιον · ἐν δευτέρῳ τῶν γυναικείων.</text:p>
      <text:p text:style-name="P5">λίριον.· τὸ κρίνον · τὸ δ᾽ ἔλαιον τὸ ἀπ᾽ αὐτοῦ οἱ μὲν λί-<text:line-break/>ρινον μετὰ τοῦ ν γράφουσιν, οἱ δὲ χωρὶς τοῦ ν λίριον ·<text:line-break/>καλεῖται δὲ οὐ μόνον κρίνινον, ἀλλὰ καὶ σούσινον καὶ<text:line-break/>άνἰθινον.</text:p>
      <text:p text:style-name="P4">λοὅν.· οὐ μόνον τὸ λούειν, ἀλλὰ καὶ τὸ αἰονἀν· οὕτως δὲ<text:line-break/>καὶ τὸ λοῦσθαι δύο σημαίνει παρ᾽ αὐτῷ· καὶ τὰ ἄλλα τὰ<text:line-break/>ὅμοια.</text:p>
      <text:p text:style-name="Normal">λυπρά .· ψιλὰ καὶ ξηρὰ χωρία.</text:p>
      <text:p text:style-name="Normal">λύσιας .· διαστάσεις καθ΄ ἅς ἀπολέλυται ἀλλήλων τὰ ἄρθρα.<text:line-break/>λαῶδες .· παρακοπτικόν.</text:p>
      <text:p text:style-name="Normal">Μ.</text:p>
      <text:p text:style-name="P4">παγίδα .· τό τε οἶον μάγμα καὶ φύραμα καὶ τὴν χειροπληθῆ<text:line-break/>μαγδαλιαν.</text:p>
      <text:p text:style-name="Normal">μακρόπνους .· ἤτοι μακρὸν ἀναπνέων ἢ διὰ μακροῦ.</text:p>
      <text:p text:style-name="P4">μαλακίοισιν τ οὕτως καλεῖται ὅσα τῶν ἐνύδρων ἄκανθαν ουκ<text:line-break/>ἔχει , καθάπερ ὁ πολύπους καὶ τευθὶς καὶ σηπία καὶ<text:line-break/>ἀκαλήφη · ταῦτα δὲ καὶ ἄναιμα καὶ ἄσπλαγχνά ἐστι.</text:p>
      <text:p text:style-name="P5">μαλθώδεα.· μαλακτικὰ ἢ κηρώδη · μάλθη γὰρ ὀ κηρὸς κατ<text:line-break/>μάλιστα ὁ μεμαλαγμένος.</text:p>
      <text:p text:style-name="Normal">μαρίλης ἢν οἰ πολλοὶ θερμοσποδιὰν ὀνομάζουσιν.</text:p>
      <text:p text:style-name="Normal">μάσθλης .· θέρμης.</text:p>
      <text:p text:style-name="P4">μάσσειν .· οὐ μόνον τὸ ὰναδεύειν ἢ φυρῆν, ὰλλὰ καὶ τὸ ἐκ-<text:line-break/>θλίβειν, ὡς ἐν τῷ πρώτῳ περὶ νούσων τῶ μείζονι.</text:p>
      <text:p text:style-name="Normal">μᾶσσον .· πλέον, ὡς ἐν τῷ μείζονι προρρητικῷ.</text:p>
      <text:p text:style-name="Normal">μάτος: ἡ ζήτησις καὶ τὸ ζητεῖν, ματιιται ἢ ματεῖσθαι.</text:p>
      <text:p text:style-name="Normal">μαχαιρίδι ὸξυβελεῖ: τῷ φλεβοτόμῳ.</text:p>
      <text:p text:style-name="Normal">μαχαιρίδι στηθοειδεῖ^ τῷ σμιλίῳ ἰατρικῷ γασιρωδει.</text:p>
      <text:p text:style-name="P4">μέλαιναι λέγεταί τε καὶ ἠ νόσος οὕτως ὰπὸ μελαίνης χο-<text:line-break/>λῆς συνισταμένη.</text:p>
      <text:p text:style-name="P4">μέλαιναν ῥίζαν .· τὴν τοῦ ὰσπαλάθου τοῦ ἀρωματικοῦ κα-<text:line-break/>λουμένου.</text:p>
      <text:p text:style-name="P4">μελαῖνις.· περισπωμένως ὁ Διοσκουρίδης ἀναγινώσκειν ἀξιοῖ,<text:line-break/>μελαῖνις αἶξ καὶ βοῦς μελαῖνις · καὶ δηλοῦσθαί φησι τὴν<text:line-break/>ἐκ Μελαινῶν · πόλις δὲ αὕτη κατὰ τὸ Κρισαῖον πεδίον</text:p>
      <text:p text:style-name="P2">προκειμενη τῳ Κριφιῳ νομας αγαθας εχουσα και ευγα-<text:line-break/>λάκτους, ὥς φησιν ὁ Διοσκουρίδης,</text:p>
      <text:p text:style-name="P4">μελάνεον .· τὸ ἐν τῷ προγνωστικῷ · τινἐς μὲν ὑφ᾽ ἕν ἀναγι-<text:line-break/>νώσκουσιν, ιν᾽ ἦ τὸ μελανοῦν· ἔνιοι δὲ διαιροῦσι, χλωρὸν<text:line-break/>ἡ μέλαν ἐὸν ἀντὶ τοῦ ὄν.</text:p>
      <text:p text:style-name="P4">μέλανι φαρμάκῳ .· τοῦτο πῶς σκευάζεται ἐν τῷ περὶ ἑλκῶν<text:line-break/>αὐτὸς ἐδίδαξεν.</text:p>
      <text:p text:style-name="P4">μέλαν τὸ κύπριον τ τὴν κυπρίαν σποδὸν, ῇ πρὸς τοὺς ὀφ-<text:line-break/>θαλμοὺς χρώμεθα.</text:p>
      <text:p text:style-name="P4">μελεδαίνοντι τ ἐπιμελουμένῳ, θεραπεύοντα καὶ μελεδὼν ἡ<text:line-break/>ἐπιμέλεια , οὐχ ὡς παρ᾽ Ὁμήρῳ ἡ λύπη.</text:p>
      <text:p text:style-name="P4">μελιηδέα: οὐ μόνον τὸν ἡδύν, ἀλλὰ καὶ τῷ μέλιτι μεμιγμέ-<text:line-break/>νον, ὡς ἐν τῷ πρώτῳ περὶ νούσων τῷ μείζονι. ἐν δὲ τῷ<text:line-break/>αὐτῷ καὶ μελίχρουν ὀνομάζει καὶ τὸν τοιοῦτον οἶνον.</text:p>
      <text:p text:style-name="Normal">μεμόρηκεν τ συνείληκεν ἀπο τῶν μυριομένων ἐρίων.</text:p>
      <text:p text:style-name="P7">[97]<text:tab/>μεμιασμένον .· μεμολυσμένον ὡς παρὰ τῷ ποιητῇ.</text:p>
      <text:p text:style-name="P4">μεμολυσμένους τ ἔνιοι μὲν τοὺς κατεψυγμένους, ἔνιοι δὲ τούς<text:line-break/>ἐσκιρωμένους καὶ λιθώδεις ῷήθησαν.</text:p>
      <text:p text:style-name="P3">μεμωρωμένα .· τὰ ἀναίσθητα.</text:p>
      <text:p text:style-name="P4">μεσοδμη.· ἡ καθ ἕνα οικον εἰς δυο μεμερισμένον διορίζουσα,<text:line-break/>τοῦ δοκοῦ είρξις, οἶον μεσοδομή τις οὖσα, τινὲς δὲ καὶ<text:line-break/>τὸ υπερκείμενον στέγος μεσοδμην καλοῦσι.</text:p>
      <text:p text:style-name="Normal">μεσόβλημα .· ὡς εἰ καὶ μεσέντη ἔλεγεν.</text:p>
      <text:p text:style-name="P4">(7144 μετακύρας.· ἐν τῷ περὶ διαίτης ὀξέων, τὸ γαλα-<text:line-break/>κτῶδες σύγκραμα.</text:p>
      <text:p text:style-name="P4">μηκώνιον .· τὸν πεπλεὸν καλούμενον, ὅν καὶ μηκωνίτην ὀνο—<text:line-break/>μάζει.</text:p>
      <text:p text:style-name="Normal">μήλην διαστομωτρίδα .· τον διαστολέα.</text:p>
      <text:p text:style-name="Normal">μηλην ἒξωτίδα.· την μηλωτίδα.</text:p>
      <text:p text:style-name="Normal">μηλην ἰσχυρην .· τὴν τραυματικην μηλην.</text:p>
      <text:p text:style-name="Normal">μήλῃ πλατείῃ .· τῇ σπαθομήλῃ.</text:p>
      <text:p text:style-name="Normal">μήλης τῷ πλάτει .· τῷ κυαθίσκῳ τῆς ὀφθαλμικῆς μήλης.</text:p>
      <text:p text:style-name="Normal">μῆλα .· τὰ προβάτια.</text:p>
      <text:p text:style-name="Normal">μηλέας τ ἡ ἀπὸ Μηλης τῆς νήσου.</text:p>
      <text:p text:style-name="Normal">μηλιάδος ὠμῆς .· τῆς ἀπὸ Μήλου χαλκίτεως ἢ στυπτηρίας.</text:p>
      <text:p text:style-name="P5">μηλιάδα: ἐν τῷ πρώτῳ περὶ νούσων τῷ σμικροτέρῳ τῇ<text:line-break/>μιλιάδι λέγει τῇ ἀπὸ -Πήλου τῆς νήσου.</text:p>
      <text:p text:style-name="P4">μήτρη: κάλυμμα καὶ οἷον ἕλιγμά τι ἢ ἐπιδιδυμὶς όνφιιαζο-<text:line-break/>μένη · ἔστι δέ κρισώδης τις ὄγκος κατὰ τήν κορυφήν ἐπι-<text:line-break/>κείμενος τῷ διδύμῳ.</text:p>
      <text:p text:style-name="Normal">μηνίειν: μασᾶσθαι, ἐσθίειν.</text:p>
      <text:p text:style-name="Normal">μύκη : μύσις.</text:p>
      <text:p text:style-name="P4">μυοχάνη: ἐπίθετον χασκούσης. εἰ δὲ μυριοχαύνη γράφοιτο,<text:line-break/>ἢ ἐπὶ μυρίοις ἀν εἴη χαινουμένη.</text:p>
      <text:p text:style-name="Normal">μύρραν: Αἰολεῦσι σμύρναν, δὶς τὸ ρ γράφεται.</text:p>
      <text:p text:style-name="P4">μυρτίδανον: οἱ πλεῖστοι μὲν τὸ πέπερι. Διοσκουρίδης δὲ ὁ<text:line-break/>Ἄναζαρβεὺς ἐν τῷ πρώτῳ περὶ ὕλης , ἐπίφυσιν ἀνὼμα-<text:line-break/>λον καὶ ὀχθώδη, περὶ τὸ τῆς μυρσίνης πρέμνον. ὅ γε<text:line-break/>μήν Ἱπποκράτης τὸν καρπὸν οὕτως ὀνομάζει ἐκ τοῦ φυ-<text:line-break/>τοῦ, ὅπερ αὐτός φησιν υπο ἑτέρων ὠνομάσθαι πέπερι.</text:p>
      <text:p text:style-name="P4">Μύτις: καλεῖται μὲν οὕτως καὶ τὸ ἐν τῷ σηπίας στόματι<text:line-break/>μέλαν, ἀλλὰ καὶ ἰχθύς τις ὑπὸ τοῦ Ἱπποκράτους δη-<text:line-break/>λοῦται.</text:p>
      <text:p text:style-name="P5">μυττωτόν: ὑπότριμμα, Διοσκουρίδης εἶναί φησι σκορόδων.<text:line-break/>ἢ κρομμυου.</text:p>
      <text:p text:style-name="P4">μώλυζα .· σκόροδον ἀπλῆν τὴν κεφαλὴν ἔχον καὶ μὴ διαλυο-<text:line-break/>μένην εἰς ἄγλιθας · τινὲς δὲ τὸ μῶλυ.</text:p>
      <text:p text:style-name="Normal">μωλυόμενα.· κατὰ βραχὺ ὰπομαραινόμενα,</text:p>
      <text:p text:style-name="P20">Ν.</text:p>
      <text:p text:style-name="P4">Ναυσιώσιες .· αἱ παρεκχύσεις τοῦ αῖματος, ἂς δὴ καὶ ἐκχυ-<text:line-break/>μώσεις ὀνομάζει. μετενήνεγκται δὲ ἀπὸ τῶν ἐπὶ ταῖς<text:line-break/>ναυτίαις ἐμούντων αἶμα τοὔνομα.</text:p>
      <text:p text:style-name="Normal">νεῖον .· τὸ νεόν.</text:p>
      <text:p text:style-name="P4">νεόμενον.· τὸ νηχόμενον, παραγινόμενον ἀπὸ τοῦ νεῖσθαι· ἐν<text:line-break/>πρώτῳ τῶν γυναικείων ἄμφω, τὸ μὲν ἐπὶ τοῦ χορίου, τὸ<text:line-break/>δὲ ἐπὶ τοῦ ἐμβρυου.</text:p>
      <text:p text:style-name="Normal">νηπέλει.· ἀδυνατεῖ.</text:p>
      <text:p text:style-name="Normal">νυκτάλωπες.· οἱ τῆς νυκτὸς ἀλαοί.</text:p>
      <text:p text:style-name="P21">Ξ</text:p>
      <text:p text:style-name="P4">Ξηρῇ σηπεδονὡδει .· ἤτοι τῇ γαγγραίνῃ , ἤ τινι ταύτης γενι-<text:line-break/>κωτέρῳ.</text:p>
      <text:p text:style-name="Normal">ξύμη.· ὅ καλεῖται κνησμος.</text:p>
      <text:p text:style-name="Normal">Ο.</text:p>
      <text:p text:style-name="P7">[98]<text:tab/>Ὁα.· τὰ πρὸς τῶν πολλῶν οὖα καλούμενα.</text:p>
      <text:p text:style-name="Normal">οίναριῳ.· αμπέλῳ.</text:p>
      <text:p text:style-name="Normal">οἰναρίδων.· αμπἑλου κληματων.</text:p>
      <text:p text:style-name="P4">οἴσπη αἰγός τ ὁ παρὰ ταῖς θριξὶ τῆς αἰγὸς ἐγγινόμενος ἐν<text:line-break/>τῇ ἕδρα ῥύπος καὶ μάλιστα ταῖς κατὰ τὴν ἕδραν συνι-<text:line-break/>στάμενος ῥύπος.</text:p>
      <text:p text:style-name="Normal">οἰσοφάγος τ ὁ τῆς γαστρὸς στόμαχος, οἶον εἰσοφάγος τις ῶν.</text:p>
      <text:p text:style-name="Normal">οἰσυπίδας τ προβάτου ῥύπον, ἤγουν ἔριον ῥυπαρόν.</text:p>
      <text:p text:style-name="P4">οἰσυπίδες .· προβάτου ῥύποι συνεστραμμένοι, δηλοῖ δὲ καὶ<text:line-break/>ἐρίου ῥυπαροῦ μαλίον.</text:p>
      <text:p text:style-name="Normal">ὄκρις: ἐξοχὴ προμήκης:</text:p>
      <text:p text:style-name="P3">ὀλερόν : δυσῶδες. ἢ μέλαν, ἀπο τοῦ τῶν σηπιῶν ὅλου.<text:line-break/>ὀλισθράζοντα .· ὀλισθαίνοντα.</text:p>
      <text:p text:style-name="Normal">ὀλοκωνίιης.· βοτάνη τις αγρἄτ λαχανωδης.</text:p>
      <text:p text:style-name="Normal">ὅλον: τὸ μέλαν τῆς σηπίας.</text:p>
      <text:p text:style-name="Normal">ὀλώδεα : θολερὰ ἢ μέλανα.</text:p>
      <text:p text:style-name="Normal">ὸλοφλυκτίδες .· φλύκταιναι.</text:p>
      <text:p text:style-name="P4">ὀνευεσθαι .· ἤγουν δι᾽ ὄνων ἐπιστροφῆς τείνειν. ὄνοι δὲ καὶ<text:line-break/>ὀνίσκοι οἱ ἄξονες. γράφεται δὲ κατονεύεσθαι.</text:p>
      <text:p text:style-name="Normal">ὅπλα ς καλοι ἀπο στυπου ἢ λίνου η κανναβεως.</text:p>
      <text:p text:style-name="P4">οπός.· τοῦ σιλφίου κατ ἐξοχὴν, ὥσπερ καὶ καυλός. καλεῖ δὲ<text:line-break/>σίλφιον την ῥίζαν μόνην.</text:p>
      <text:p text:style-name="P4">ὀποῦ καρπον.· σιλφίου σπέρμα, ὅπερ καὶ φύλλον ἑνικῶς καὶ<text:line-break/>μαγυδαρις υπο τινων καλεῖται.</text:p>
      <text:p text:style-name="Normal">οργασασθαιι αναμίξαι, συγκερασαι.</text:p>
      <text:p text:style-name="Normal">ὀρθοπρίονι .· τῆ χοινικίδι.</text:p>
      <text:p text:style-name="P4">ὀρο κωνίτιδος.· ἑτέρα γραφὴ τῆς ὀλοκωνίτιδος , περὶ ἦς ἐμ-<text:line-break/>προσθεν εἴρηται. φησὶ δὲ Διοσκουρίδης τὴν έν ὄρει γενο-<text:line-break/>μένην ὀροκωνίτιδα ὀνομάζεσθαι.</text:p>
      <text:p text:style-name="P3">ὀρρωδέων.· τῶν ἄχρι τοῦ ὄρρου ἐκτεινομένων.</text:p>
      <text:p text:style-name="P4">ὄρρος δὲ τοῦ ἱεροῦ ὀστέου τὸ πέρας , ὅπερ καὶ ὀρροπύγιον<text:line-break/>καλεῖται.</text:p>
      <text:p text:style-name="Normal">ὄρχεα .· ὄσχεος.</text:p>
      <text:p text:style-name="P4">ὀσχίῳ .· τῇ περὶ τὸ στόμα τῆς μητρας ἒξικοειδεῖ ἐπαναστά-<text:line-break/>σει· ὄσχος γὰρ καὶ μοσχος τα κλήματα καὶ αἱ ἕλικες ·<text:line-break/>τὸ δὲ αὐτὸ καὶ ἀμφίδεον ονομαζει καὶ λέγνα.</text:p>
      <text:p text:style-name="P4">ὀνίδος .· τοῦ ὀρνέου, ὅ Ἀριστοτέλης ὠτίδα διὰ τοῦ ω καλῶ,<text:line-break/>Ξενοφῶν δὲ ἐν τῷ πρώτῳ Κύρου ὰναβασεως ὀτίδα διὰ<text:line-break/>τοῦ ο γράφει.</text:p>
      <text:p text:style-name="Normal"><text:span text:style-name="T5">Π</text:span>.</text:p>
      <text:p text:style-name="Normal">Παλίνοπτα .· τὰ ἀπὸ τοῦ ἡλίου ἀπεστραμμένα.</text:p>
      <text:p text:style-name="Normal">παλῦναι.· ἐπιπασαι.</text:p>
      <text:p text:style-name="P4">παράλαμψις .· ἡ ἐν τῷ μέλανι τῶν ὸφθαλμῶν ἐπιλάμπουσα<text:line-break/>οὐλὴ διὰ το ἡσυχῆ παχυτέραν ειναι τῆς αἰγίδος.</text:p>
      <text:p text:style-name="P4">παράλιον : εἶδος τιθυμάλου, καλεῖται δὲ καί τι κράμβιον<text:line-break/>παράλιον.</text:p>
      <text:p text:style-name="P5">παραστάτας .· τὰς ἐπιδιδυμίδας, ἐν τῷ περὶ φλεβῶν ὅ πρὸ-<text:line-break/>κειιαι τῷ μοχλικῷ.</text:p>
      <text:p text:style-name="P4">παραφᾶσαι: παραψασθαι μετὰ καθέσεως, ὥσπερ τὸ ἐσαφἄ-<text:line-break/>σαι, είσβάλλονια τὴν χεῖρα ἅψασθαι · ἐντεῦθεν δἐ καὶ<text:line-break/>τούς κρυπτούς τόπους τούς κατὰ τὸ γυναικεῖον αἰδοῖον<text:line-break/>παραφάσιας ὀνομαζουσι.</text:p>
      <text:p text:style-name="P4">παφάσσειν.· παραφρονῶν, ως καὶ ὰλλοφάσσειν, ψιλῶς δ᾽<text:line-break/>ἀναγνωστέον, οὐχ ὥσπερ τὸ πρὸ αὐτοῦ παραφᾶσαι, ἄγκει-<text:line-break/>ται γὰρ ἐν ἐκείνῳ τὸ τῆς ἁφῆς ὄνομα.</text:p>
      <text:p text:style-name="P9">[99]<text:tab/>παρθένιον .· τὸ σμικρόφυλλον, καλεῖιαι δὲ παρθένιον<text:line-break/>καὶ ἡ ἀνθεμὶς καὶ ἡ ἑλξίνη καὶ ἡ λινόζωστις καὶ τὸ ἀμἀ-<text:line-break/>ρακον, ἀλλὰ καὶ Διοσκουρίδης μή ποτέ φησιν ἀκουστέον<text:line-break/>ἐστὶν ἤιοι τῆς ἐλξίνης ἢ τῆς λινοζώστεως τὸ εἶδος τὸ<text:line-break/>σμικρόφυλλον.</text:p>
      <text:p text:style-name="Normal">πασπαλέτης: ὁ κεγχραλέτης, πάσπαλος γὰρ ὀ κέγχρος.<text:line-break/>πασσαλίσκῳ .· τῷ σμικρῷ πασσάλῳ ὑποκοριστικῶς.</text:p>
      <text:p text:style-name="P4">παφλάζουσιν .· ὡνοματοπεποίηκε τοὐς πταίοντας καὶ ἒξτανα-<text:line-break/>λαμβάιοντας ἐν τῷ διαλέγεσθαι δηλῶσαι βουλόμενος.</text:p>
      <text:p text:style-name="P5">πέζαι : οἱ πόδες, ἐν τῷ δευτέρῳ τῶν γυναικείων οὕτως γέ-<text:line-break/>γραπται , καὶ οἱ πόδες οἰδίσκονται αἱ πέσαι μάλιστα.<text:line-break/>κηνόδοτος μἐν ουν ἐν ταῖς ἐθνικαῖς λέξεσι πέζαν φησὶ<text:line-break/>τὸν πόδα καλεῖν Αρκαδας καὶ Δωριεῖς. ὁ δὲ Ἱπποκρά-<text:line-break/>(715) της ἔοικεν ἢ τὸ πεδίον καλούμενον τοῦ ποδὸς οὕ-<text:line-break/>τως ὠνομακέναι ἢ τὰ σφυρά.</text:p>
      <text:p text:style-name="P4">πέλλα: πελιὰ, ὑπόκιρρα. τὰ δὲ αὐτὰ καὶ πελιρὰ ὀνομάζει.<text:line-break/>Ζηνόδοτος δὲ ἐν ταῖς ἐθνικαῖς λέξεσι Σικυωνίους φησὶ<text:line-break/>τὸ κιρρὸν, πέλλον ὀνομάζειν.</text:p>
      <text:p text:style-name="P4">πεμφιγώδεες : ἤτοι νοτίδος μεστοὶ καὶ ὑγρότητος ἢ καὶ πνευ-<text:line-break/>ματώδεις.</text:p>
      <text:p text:style-name="P4">πέπλιον : ὅπερ καὶ πεα΄λις καὶ ἀνδραχνη ἀγρία.</text:p>
      <text:p text:style-name="P4">πέπλος: τὸ αὐτὸ καὶ χαμαισὑκη καὶ μήκων ἀφρώδης καὶ<text:line-break/>μηκώνιον.</text:p>
      <text:p text:style-name="P4">περητηρίῳ: τρυπάνῳ τῷ εὐθεῖ καὶ ὸξεῖ· ἔστι γὰρ καὶ ἕτε-<text:line-break/>ρον ἡ χοινικίς.</text:p>
      <text:p text:style-name="Normal">περιστέλλετο: τοῖς περιβολαίοις ἑαυτὸν εσκεπεν.<text:line-break/>περικεκαλμἒξοι : περικεκαμμένοι, γρυποὶ καὶ ἐπικαμπεῖς.</text:p>
      <text:p text:style-name="P3">περινήματα : περικλύσματα.</text:p>
      <text:p text:style-name="Normal">περινήματος: περικλύσματος.</text:p>
      <text:p text:style-name="Normal">περινεῖ: περικλύζει, περινήχεται.</text:p>
      <text:p text:style-name="P4">περινῷ : περινέῳ. ἔστι δὲ ὁ τόπος ὀ μεταξὺ τοῦ ὀσχέου καὶ<text:line-break/>τῆς ἕδρας, ἔνθα τῆς κύστεως ὁ τράχηλος.</text:p>
      <text:p text:style-name="Normal">περιξύσας: ἐν κύκλῳ περιαμύξας.</text:p>
      <text:p text:style-name="Normal">περιποδίην : τὴν ἐν κύκλῳ ὑπὸ πόδας οὖσαν καὶ κάτω.</text:p>
      <text:p text:style-name="Normal">περιρρηδές : περικεκλασμένον ἐφ᾽ ἐκάτερα.</text:p>
      <text:p text:style-name="Normal">περηναί: μελαίνουσαι, πελιδνοῦσαι.</text:p>
      <text:p text:style-name="P4">περόνην : ποτὲ μὲν ὀστοῦν ὅλον κωλου, ποτὲ δὲ ἐπίφυσιν<text:line-break/>ὀστοῦ, ποτὲ δὲ ἐπιφύσεως ἐπανάστασιν.</text:p>
      <text:p text:style-name="P4">περσύας: ὁ περισυνὸς οἶνος, οἶον περισύας τις ὢν, ὡς καὶ<text:line-break/>αὐτίτην ὀνομάζει, τὸν αὐτοετίτην.</text:p>
      <text:p text:style-name="P4">πήρινα : τὸν περίναιον, ἐν δὲ τῷ περὶ αἱμοῤῥουδων καὶ συ-<text:line-break/>ρίγγων καὶ τὴν ἕδραν λέγειν δοκεῖ.</text:p>
      <text:p text:style-name="Normal">πιέστρῳ: τῷ ἐμβρυοθλάστῃ καλουμένῳ.</text:p>
      <text:p text:style-name="P3">πικέριον : βούτυρον.</text:p>
      <text:p text:style-name="Normal">πιτυἰδι : πιτυίνῃ ῥητίνῃ.</text:p>
      <text:p text:style-name="Normal">πιτύλοις : εἰρεσίαις ἢ κώπαις.</text:p>
      <text:p text:style-name="P4">πλαταμών: ἔφαλος πέτρα λεία , ταπεινὴ, περὶ ἢν πλατύνε-<text:line-break/>ται τὰ κυματα.</text:p>
      <text:p text:style-name="Normal">πλεκτανέων: πλεγμάτων, ἀπαρτημάτων περιπλεκτικῶν.</text:p>
      <text:p text:style-name="Normal">πλεννεραί : μυξώδεις. καὶ πλέννα η μύξα.</text:p>
      <text:p text:style-name="Normal">πλευμοῖ: πλευμώδης γίνεται ἢ φθίνει.</text:p>
      <text:p text:style-name="Normal">πλεῦμος: φθόη ἢ τὸ πλευμῶδες πάθος.</text:p>
      <text:p text:style-name="Normal">πλήμην : τροχοῦ χοινικίδα.</text:p>
      <text:p text:style-name="Normal">πλάστιγγας : νάρθηκας, παρὰ τὸ πλήσσειν.</text:p>
      <text:p text:style-name="P4">πνευματώδεις: ὅ τε ἐμπεφυσμένος καὶ ὁ δύσπνους, λέγει<text:line-break/>γαρ πολλάκις καὶ αὐτὴν τὴν δύσπνοιαν, πνεῦμα.</text:p>
      <text:p text:style-name="Normal">ποίη : τὰ πρωτογάλακτα τὰ ἐξ ἑαυτῶν πηγνύμενα.</text:p>
      <text:p text:style-name="P14">[100]<text:tab/>ποίην: τὴν ἔχουσαν τὸ φύλλον ὅμοιον οἰκἀρω τὴν<text:line-break/>φύσιν, ὡς τὸ τῆς κισσαμπέλου καλουμένης εἶδος.</text:p>
      <text:p text:style-name="P5">πολυγραῳ: πολυφαγῳ, και γονος αιρηων εγρασε κηδεμονα<text:line-break/>Καλλίμαχος ἀντὶ τοῦ κατέφαγε.</text:p>
      <text:p text:style-name="Normal">πολύκαρπον: τὸ κραταιόγονον ὀνομαζόμενον.</text:p>
      <text:p text:style-name="P4">πομφοί: ἐπαναστάσεις τοῦ ιδέρματος ὀχθὡδεις τε ἅμα κα<text:line-break/>πλαδαραὶ καὶ ἐνερευθεῖς.</text:p>
      <text:p text:style-name="Normal">πόσῳ: ὀλίγῳ.</text:p>
      <text:p text:style-name="Normal">ποταίνια : τὰ προσφατα οἱ Δωριεῖς φασι.</text:p>
      <text:p text:style-name="Normal">ποτί : ποτέ.</text:p>
      <text:p text:style-name="Normal">πρός: πρὸς δῶ</text:p>
      <text:p text:style-name="Normal">πράμνιος: οἶνός τις οὕτως ὀνομάζεται [μέλας καὶ αὐστηρός<text:line-break/>πρηνές : τὸ πρὸς τὴν γῆν νενευκός.</text:p>
      <text:p text:style-name="P4">πρῆσμα: ἐμφύσημα, καὶ πρήσιος τῆς ἐμφυσήσεως, καὶ πρη-<text:line-break/>στικωτατον, τὸ ἐμφυσητικώτατον.</text:p>
      <text:p text:style-name="P4">προαυξέας τ νόσους τινάς οὕτως ὀνομάζει τὰς τοῖς προβε-<text:line-break/>βηκόσι κατὰ τὴν ἡλικίαν γινομένας, ὅτι καὶ αὐτοὺς οὔ-<text:line-break/>τως ἐνίοτε καλεῖ τοὺς προβεβηκότας.</text:p>
      <text:p text:style-name="Normal">πρόκα : ἐξαίφνης.</text:p>
      <text:p text:style-name="P5">προκώνια: τα ἐκ τῶν νεών κριθῶν ἄλφιτα, τινὲς δὲ τὰ ἐκ<text:line-break/>τῶν αφρυκτων μονα.</text:p>
      <text:p text:style-name="Normal">προκίδι μαχαιριδίῳ : τῷ φλεβοτόμῳ.</text:p>
      <text:p text:style-name="Normal">προμυλλαίνει : προεπεπτώκει, προέχει εἰς τοὔμπροσθεν.</text:p>
      <text:p text:style-name="Normal">προμιλλήνας: προτείνας ἔξω τὰ χείλη.</text:p>
      <text:p text:style-name="P4">προσέχει ἡ νοῦσος: ὰντὶ τοῦ παραμένει, ἐν τῷ δευτέρῳ<text:line-break/>περὶ νούσων τῷ μείζονι.</text:p>
      <text:p text:style-name="Normal">προτρέπεσθαι: μεταβάλλειν.</text:p>
      <text:p text:style-name="P4">προσωδέστερον: δυσωδέστερον ἄνευ τοῦ ι. τὸ δὲ μετὰ τοῦ ι<text:line-break/>προσῳδεστέρου παρὰ τὸ οἴδημα γεγονὸς τὸ ὀγκωδέστερον<text:line-break/>δηλοῖ, ὡς ἐν δευτέρῳ περὶ νούσων τῷ μείζονι.</text:p>
      <text:p text:style-name="Normal">προτιθέμενοι : προτείνοντες.</text:p>
      <text:p text:style-name="Normal">προφυσιν : βλαστημα.</text:p>
      <text:p text:style-name="P4">πυθμενόθεν : οὐδὲ ὅλως. γέγονε δὲ τοὔνομα παρὰ τὀν πυθ-<text:line-break/>μένα τῶν ἀγγείων, ὡσεὶ καὶ ὁλοκλήρως ἔλεγεν ἢ τελέως ἢ<text:line-break/>πανιαπασιν ἢ ἐξ ἀρχῆς ἢ παντελῶς.</text:p>
      <text:p text:style-name="P4">πυρίας: τοὺς διαπύρους κόχλακας ἢ θρύμματα διακαῆ απὸ<text:line-break/>σκωρίας σιδήρου.</text:p>
      <text:p text:style-name="P3">πυρῆνας: τοὺς χόνδρους. εἴρηται δὲ επι λιβανωτοὶ.<text:line-break/>πυρὸς ἀγρίου : δηλονότι τοῦ ἐρυσιπελατος.</text:p>
      <text:p text:style-name="Normal">Ρ.</text:p>
      <text:p text:style-name="P4">Ῥαγεῖσα : δηλοῖ ποτε καὶ τὸ ἀθρόως ὁρμήσασα , ὡς ἐν τῷ<text:line-break/>δευτέρῳ περὶ νούσων τῷ μείζονι , ἀλλὰ καὶ ἡ αἱμορραγία<text:line-break/>αὕτη παρὰ τοῦτο συγκεῖται.</text:p>
      <text:p text:style-name="Normal">ῥαιβοειδέα ; καμπύλον.</text:p>
      <text:p text:style-name="P4">ῥῆον: ἑτοιμότερον καὶ εὐχερέστερον, ἔνιοι μέντοι τὸ εὑφο-<text:line-break/>ρὡτερον ἤκουσαν.</text:p>
      <text:p text:style-name="P4">ῥαφίῳ : τῷ κεντηρίῳ, ῷ διακεντοῦντες οἱ τεχνῖται τῶν τοιού-<text:line-break/>των ἐπιτηδείους ὸπὰς τῆ τοῦ λίνου διέρσει παρασκευά-<text:line-break/>ζουσι.</text:p>
      <text:p text:style-name="P4">ῥέγξιν καὶ ῥέγκος: ὡνοματοπεποίηται παρὰ τὸν γινόμενον<text:line-break/>ψόφον, ὥσπερ καὶ τὸ ῥέγκειν.</text:p>
      <text:p text:style-name="Normal">ῥέμβει : πλανᾶται.</text:p>
      <text:p text:style-name="Normal">ῥέμβην: πλάνην. καί τινα ἄλλα παρὰ τὸ ῥέμβεσθαι.<text:line-break/>ῥηγῇσι: σχίσμασι, ῥήγμασι.</text:p>
      <text:p text:style-name="P3">ρημεστν: ἄρνασι.</text:p>
      <text:p text:style-name="Normal">ριέεσιν : αρνείοις.</text:p>
      <text:p text:style-name="Normal">ρηνικας : αρνακίδας.</text:p>
      <text:p text:style-name="Normal">ρ᾽ηνός: αρνος.</text:p>
      <text:p text:style-name="P4">ρηχίῃσι: οἶον πλημμυρῇσι. καὶ γὰρ καὶ ἠ ῥηχίη οἶον πλημ-<text:line-break/>μύρα τίς ἐστιν.</text:p>
      <text:p text:style-name="P15">[101]<text:tab/>ῥίζα: οὕτως καλεῖται βοτάνιόν τι ἄκαυλον καὶ ἄναν-<text:line-break/>θές καὶ ἄκαρπον ἔχον τρία φύλλα κατὰ πάντα προμήκη,<text:line-break/>κατὰ τῆς γῆς κείμενα, δυοῖν δακτύλοιν τὸ μέγεθος , εστ-<text:line-break/>κότα τοῖς τῆς ὰγχοὐσης, ῥίζαν δὲ λεπτὴν ἀσθενῶς κα-<text:line-break/>θαίρουσαν.</text:p>
      <text:p text:style-name="Normal">ῥίζαν λευκήν : τὴν τοῦ δρακοντίου.</text:p>
      <text:p text:style-name="Normal">ῥικνόν: ῥυσον.</text:p>
      <text:p text:style-name="Normal">ῥοικά :- καμπύλα.</text:p>
      <text:p text:style-name="Normal">ῥόμματος: ῥοφηματος ἢ ῥοφήσεως.</text:p>
      <text:p text:style-name="P4">ῥόα .· τὰ ἐκ τῆς συκαμίνου μόρα τὰ ἄωρα ξηρανθέντα καὶ<text:line-break/>κοπέντα τοῖς ὄψοις ἐπιπάττεται, καθάπερ καὶ ὁ κυρίως<text:line-break/>ὀνομαζοιιενος ῥοῦς, ὡς καὶ ὁ Διοσκουρίδης ἐν τῷ πρὡτῳ<text:line-break/>περὶ ὕλης λέγει.</text:p>
      <text:p text:style-name="P3">ῥοπτῶν: ῥοφημάτων ἢ παντων τῶν ὁπωσοῦν ῥοφουμένων.</text:p>
      <text:p text:style-name="Normal">ῥύματα: παρὰ τὸ ῥύεσθαι, τὰ βοηθηματα.</text:p>
      <text:p text:style-name="P4">(716) ῥωγματίης: ὁ ἐρρωγὸς τι τῶν ἐντὸς ἔχων, ὅν δὴ<text:line-break/>καὶ ῥηγματίαν ὀνομαζει.</text:p>
      <text:p text:style-name="P20">Σ.</text:p>
      <text:p text:style-name="P4">Σαράπσυς: ἡ διασεσηρότας καὶ διεστῶτας ἔχουσα τοὺς δα-<text:line-break/>κτύλους τῶν ποδῶν.</text:p>
      <text:p text:style-name="P4">σαρκάζειν : κυρία,ς μὲν τὸ διὰ τῆς τῶν χειλῶν δήξεως χλευά-<text:line-break/>ζειν. ὁ δὲ Ἱπποκράτης καὶ τὸ ἄκροις τοῖς χείλεσι συνα-<text:line-break/>γομένοις ἀποτίλλειν τι.</text:p>
      <text:p text:style-name="P4">σατυρισμοί: οἱ περὶ τα ωτα προμήκεις ὄγκοι τῶν ἀδένων.<text:line-break/>ἔνιοι δὲ τὰς τῶν αἰδοίων ἐντάσεις ἤκουσαν.</text:p>
      <text:p text:style-name="P4">σαυρίδιον: η καρδαμὶς βοτάνη ὰπο τῆς κατὰ τὸ σχῆμα<text:line-break/>ομοιοτητος. ἡ αὐτή καὶ κάρδαμον ὀνομάζεται.</text:p>
      <text:p text:style-name="P4">σελαχεσιν: οὕτως καλεῖται ὅσα ἰχθύων λεπίδας οὐκ ἔχει καὶ<text:line-break/>ζωοτοκεῖ..</text:p>
      <text:p text:style-name="P5">σεσηρός: τὸ ἐκτετραμμένον καὶ διεστηκὸς ἐνὶ πλεῖστον τοῖς<text:line-break/>χείλεσιν, ὅπερ καὶ ἐκπεπληγμένον σνομάζεται.</text:p>
      <text:p text:style-name="P4">σηριγγώδη : χαῦνα, ἀραιὰ , πολλοῖς τρημασι διῃρημένα.<text:line-break/>ταῦτα τὰ τρήματα σήριγγές τε καὶ σηραγγες ονομαζονται<text:line-break/>καὶ τὸ· τοιοῦτον σῶμα σηριγγῶδές τε καὶ σηραγγῶδες.</text:p>
      <text:p text:style-name="Normal">σισαμίς : τῆς σισαμίδος ονομαζομένης.</text:p>
      <text:p text:style-name="P4">σιτανίῳ: τῷ ἐκ τοῦ ἐνεστηκότος ἔτους πυρῷ, τουτέστι τῷ<text:line-break/>κατά τὸ ἔαρ ἐσπαρμένῳ.</text:p>
      <text:p text:style-name="P4">σιτανὡδει: ἤτοι ἐκ τῶν σιτανίοιν πυρων η διασεσησμενων<text:line-break/>καὶ λεπτῶν ἀλευρων, τουτέστι καθαρῶν.</text:p>
      <text:p text:style-name="Normal">σιάλου δαιδὸς καὶ σιάλου αἰγός: τοῦ λιπαροῦ.</text:p>
      <text:p text:style-name="Normal">σιαλώδεα : λιπαρὰ , πίονα.</text:p>
      <text:p text:style-name="Normal">σιδιοειδεῖς: ὠχρὰς, ὡς σίδιον.</text:p>
      <text:p text:style-name="Normal">σικύην ἄτμητον: κολοκυνθίδα ἀδιαίρετον.</text:p>
      <text:p text:style-name="P4">σικυωνην : τέτταρα σημαίνει παρ᾽ αυτῷ, τὴν κολοκυνθίδα,<text:line-break/>τὴν ἀπιοειδῆ κολοκυνθην, την ἰατρικήν σικύαν, τήν ἀπό-<text:line-break/>θμενον καὶ κωνοειδῆ σικυαν.</text:p>
      <text:p text:style-name="P3">σικυώνης σπόγγον: κολοκυνθίδος τὸ ἔνδον.</text:p>
      <text:p text:style-name="P4">σιπὑϊδα : πυξίδα , δηλοῖ δὲ ἄλλοις τοὔνομα καὶ κεραμεοῦν τι<text:line-break/>σκεῦος εἰς ὅ ἄλφιτον ἐμβάλλεται.</text:p>
      <text:p text:style-name="Normal">σινάμωρα : τὰ κακοήθη.</text:p>
      <text:p text:style-name="Normal">σιραίῳ: τῷ γλυκεῖ ἑψήματι.</text:p>
      <text:p text:style-name="Normal">σικανός : πονηρευμα ἐνεδρευτικὸν, αἴτιον κεκρυμμένον.</text:p>
      <text:p text:style-name="P4">σκαφίδα: Αττικοὶ μὲν την ποιμενικην σκάφην, καθως που<text:line-break/>λέγουσι, γαυλοί τε σκαφίδες τε τετυγμένα τοῖσιν ἄμελγεν.<text:line-break/>Ἱπποκράτης δὲ τὴν θαλασσίαν κόγχην τὴν παραμηκεστέ-<text:line-break/>ραν, ἣν πολλοὶ μυακα προσαγορεύουσι.</text:p>
      <text:p text:style-name="Normal">σκεθρῇ: ἀκριβεῖ.</text:p>
      <text:p text:style-name="Normal">σκολιφρός : ξηρὸς, προσεσταλμένος.</text:p>
      <text:p text:style-name="P16">[102]<text:tab/>σκεπαρνηδόν: ἐκκεκλασμένως · καὶ γὰρ ὁ σκέπαρνος<text:line-break/>αὐτὸς ἐπίδεσμος, ἀπὸ τῶν τεκτονικῶν ὠνομάσθαι σκε-<text:line-break/>πάρνων δοκεῖ.</text:p>
      <text:p text:style-name="Normal">σκῆμψις : ἀπόσκημψις ἐν τῷ ἕκτω τῶν ἐπιδημιῶν.</text:p>
      <text:p text:style-name="Normal">σκιαυγεῖ: αμβλυὡττει.</text:p>
      <text:p text:style-name="Normal">σκιμπέσθω^ κατακλειέσθω.</text:p>
      <text:p text:style-name="P5">σκίμφθη τ δύο δηλοῖ παρ᾽ αὐτῷ, τό τε διαιρέθη καὶ τὸ ἐμ-<text:line-break/>πελάσθη.</text:p>
      <text:p text:style-name="Normal">σκηλήματι .· σκελετείᾳ , συμπτώσει.</text:p>
      <text:p text:style-name="P4">σκληρά τ κατεσκληκοτα καὶ τὰ ἀπ᾽ αὐτοῦ πάντα, κατὰ τὸν<text:line-break/>αὐιον λογον.</text:p>
      <text:p text:style-name="Normal">σκληρύνει .· σκελετευει. καὶ σκληρύνεται, σκελετεύεται.</text:p>
      <text:p text:style-name="Normal">σκορδινᾶσθαι .· διατείνεσθαι καὶ μάλιστα μετὰ χάσμης.</text:p>
      <text:p text:style-name="Normal">σκύροςτ πῶρος, καὶ σκυρωθῶσι, πωρωθῶσι.</text:p>
      <text:p text:style-name="Normal">σκύμψαι .· τύψαι, κατασχάσαι, διελεῖν.</text:p>
      <text:p text:style-name="Normal">σκύτα .· τὰ κατὰ τὴν σκυταλίδα τοῦ αὐχένος,<text:line-break/>σμηκτίδα γῆν.· τὴν κιμωλίαν.</text:p>
      <text:p text:style-name="P4">σμωδίκου.· μωλωπικοῦ, τοῦ πρὸς τὰς σμώδικας, ὅπερ ἐστὶ<text:line-break/>μώλωπας , ἁρμόζοντος.</text:p>
      <text:p text:style-name="Normal">σπαδώντ σπάσμα, θηλυκὸν τοὔνομα.</text:p>
      <text:p text:style-name="Normal">σπαργἢ .· ὀργή:.</text:p>
      <text:p text:style-name="Normal">σπατίλη .· τὸ ὑγρὸν διαχώρημα.</text:p>
      <text:p text:style-name="Normal">σπέρμα .· δηλοῖ καὶ τὸν καρπόν.</text:p>
      <text:p text:style-name="Normal">σπερχνή .· ἐπείγουσα, συνεχής.</text:p>
      <text:p text:style-name="P5">σπόγγοι: οἱ κατα τὴν φαρυγγα αδινες, ως ἐν τῳ τεταρτῳ<text:line-break/>τῶν ἐπιδημιων.</text:p>
      <text:p text:style-name="Normal">σποδίτῃ ἄρτῳ .· τῷ ἐγκρυφία καλουμένῳ.</text:p>
      <text:p text:style-name="Normal">σποράδες.· διάφοροι, οὐχ ὁμογενεῖς, ἄλλαι ἄλλαις συμβαί-</text:p>
      <text:p text:style-name="P1">νουσαι.</text:p>
      <text:p text:style-name="P4">σταδιεύς .· Διοσκουρίδης φησὶ, σταδίοις ὰναμετρῶν τὸν πε-<text:line-break/>ρίπατον.</text:p>
      <text:p text:style-name="Normal">σταλαγμοῦ τ καταστάξεως απὸ τῆς κεφαλῆς.</text:p>
      <text:p text:style-name="Normal">στέαρ ήδυντον.· το ἐν αρωμασί τισι καὶ ὕδατι ἑψηθέν.</text:p>
      <text:p text:style-name="Normal">στεῖλαι. ἐπικαλυψαι, ἐπιχρῖσαι.</text:p>
      <text:p text:style-name="P4">στενυγρῶσαι .· στενῶσαι. τινὲς δὲ τῷ συναγαγεῖν τῶν ὑγρῶν<text:line-break/>τὰς διεξόδους καὶ ξηρᾶναι.</text:p>
      <text:p text:style-name="Normal">στηθοιιδεῖ.· μαχαιρίῳ σμιλίῳ.</text:p>
      <text:p text:style-name="Normal">στητῶδες .· στεατῶδες.</text:p>
      <text:p text:style-name="P4">στίαν .· ψηφὶς, λίθος. στίαι γὰρ αἱ παρὰ τῇ θαλάσσῃ ψη-<text:line-break/>φίδες, καὶ στιῶδές ἐντεῦθεν τὸ σκληρόν.</text:p>
      <text:p text:style-name="Normal">στίφραι.· ξηραὶ, προσεσταλμέναι.</text:p>
      <text:p text:style-name="P3">στοἰβης καρπόν .· τὸ Ἱππόφεως σπέρμα.</text:p>
      <text:p text:style-name="Normal">στολιδωδέστερον .· ῥυσσότερον.</text:p>
      <text:p text:style-name="P4">στομαργου.· ἐν τῷ δευτέρῳ τῶν ἐπιδημιῶν ὁ Διοσκουρίδης<text:line-break/>οῦτα,ς γραφει καὶ δηλοῦσθαί φησι τοῦ λαλοῦντος μανι-<text:line-break/>κῶς. οἱ δὲ ἄλλοι στομάργου γράφουσι καὶ ὄνομα κύριον<text:line-break/>ἀκούουσι.</text:p>
      <text:p text:style-name="Normal">στόμβον : βαρυηχον, βαρύφθογγον.</text:p>
      <text:p text:style-name="Normal">στρεβλοί : οὕς καὶ στραβοὺς ὀνομάζουσι.</text:p>
      <text:p text:style-name="Normal">στρέφει : στρόφον παρέχει.</text:p>
      <text:p text:style-name="P4">στρέφεται : το οἶον ἐνοικεῖ, ἐν τῷ περὶ αέρων καὶ τόπων<text:line-break/>καὶ ὑδάτων.</text:p>
      <text:p text:style-name="P4">στρογγύλον μήλην : την σπαθομήλην.</text:p>
      <text:p text:style-name="P4">στρογγύλου : τοῦ Μυρτιδάνου, αὐτὸς γὰρ οὕτως γράφει καὶ<text:line-break/>τὸ Ἰνδικὸν ὅ καλοῦσι Πέρσαι πέπερι. ἐν τούτῳ δὲ ἐστί<text:line-break/>τι στρογγύλον, ὅ καλοῦσι μυρτίδανον.</text:p>
      <text:p text:style-name="P4">στρυβλήν : στρεπτόν τι ἐν τῷ περὶ αἱμοῤῥοίδων καὶ συ-<text:line-break/>ρίγγων.</text:p>
      <text:p text:style-name="P5">στρυμαργου : οιδε καὶ ταυτην τὴν γραφὴν ὁ Διοσκουρίδης,<text:line-break/>οὐ μόνον την στομάργου, ἀλλὰ καὶ τοῦτο οὐχ ὡς κύριον<text:line-break/>ὄνομα ἐξηγεῖται, ἀλλὰ τὸν μανικῶς ἐπτοημένον, περὶ τὰ<text:line-break/>ἀφροδίσια δηλοῦσθαί φησιν. εἰρῆσθαι γάρ παρὰ τῷ<text:line-break/>[103] .ἱπποκράτει καὶ ἄλλα πολλὰ κατὰ τὸν αὐτὸν τρό-<text:line-break/>ντον ἐπίθετα, καθαπερ μυοχανη, σαράπους , γρυπαλώπηξ.<text:line-break/>ἀλλὰ καὶ παρ Ἐρασιστράτῳ φησὶν ὀ ῥινοκολοῦρος.</text:p>
      <text:p text:style-name="Normal">συπτηρίη χαλκίτις: ἣν ἀπλῶς οὕτως ὀνομάζομεν χαλκίτιν.<text:line-break/>συγκομιστοὶ ἄρτοι: ῥυπαροὶ, διὰ τὸ πάντα ἅμα τὰ ἄλευρα<text:line-break/>συγκομίζεσθαι καὶ μὴ διακρίνεσθαι.</text:p>
      <text:p text:style-name="P4">σύκα : ἐπανασώσεις σαρκώδεις ἐν τοῖς τῶν βλεφάρων τὸ-<text:line-break/>ποις γινόμεναι.</text:p>
      <text:p text:style-name="P4">(717) συκίον: τὸ τῶν ἰσχάδων ἀφέψημα.</text:p>
      <text:p text:style-name="P4">συκῆς : ἐν πρωτῳ τῶν γυναικείων καὶ πυρίαν συκῆς ἀπὸ<text:line-break/>ῥίζης. ἐν ἴσῳ τῷ σικύας, τουτέστι συκαμίνου, ὅπερ ἐτέ-<text:line-break/>ρωθι ὡσπερ ἐξηγούμενός φησι μορίου ῥίζης.</text:p>
      <text:p text:style-name="P5">συλλοχίας : ὰθροὰτματα. ἦ μεταφορὰ ὰπὸ τῶν εἰς τούς λό-<text:line-break/>χους συνειλεγμένων.</text:p>
      <text:p text:style-name="P4">σύναγμα : ἤιοι ἐπίπαγός τις ἢ ἐναιώρημα ἢ ὑπόστασις ἢ<text:line-break/>πῶρος καὶ ἄμεινον, ἐν τῷ ἕκτῳ τῶν ἐπιδημιῶν λέγει.</text:p>
      <text:p text:style-name="Normal">συναρθμοῦται: συναρμόζεται.</text:p>
      <text:p text:style-name="Normal">σύνδεσις : δηλοῦταί ποτε καὶ ἡ οἶον πυκνότης καὶ σφίγξις.</text:p>
      <text:p text:style-name="Normal">ουνδεαίνεται: συνδιπλοῦται.</text:p>
      <text:p text:style-name="P4">συνεκχυμοῦν : συμμιγνύειν καὶ κατακεραννύναι τοῖς ύγιει-<text:line-break/>νοῖς χυμοῖς.</text:p>
      <text:p text:style-name="Normal">συνέρξει: τῇ οἶον συγκλήσει.</text:p>
      <text:p text:style-name="Normal">συνηρεφές : ἐπικεκαλυμμένον, συνεσκιασμένον.</text:p>
      <text:p text:style-name="Normal">συνηρερωμένα : συνηρμοσμένα, ώς κἀν τῷ μοχλικῷ.</text:p>
      <text:p text:style-name="Normal">συνηνωμένα : τὰ συνοντα.</text:p>
      <text:p text:style-name="P4">συρμαία : ἡ μετρίοις γινομένη τῶν περὶ τὴν γαστερα κά-<text:line-break/>θαρσις.</text:p>
      <text:p text:style-name="Normal">σύσταθμον: ἰσόσταθμον.</text:p>
      <text:p text:style-name="Normal">συστροφὰς: φύματα, σκληρίας.</text:p>
      <text:p text:style-name="Normal">σφαδάζει : δυσφορεῖ.</text:p>
      <text:p text:style-name="P5">σφάκελος: φθορὰ πᾶσα, καθ᾽ ὅν ἀν γίγνηται τρόπον · οἶ-<text:line-break/>σθα δὲ ὅτι καὶ περὶ τούτου διὰ πλειόνων ἡμῖν ἀποδέ-<text:line-break/>δεικται.</text:p>
      <text:p text:style-name="Normal">σφάκερος : ἐν τοῖς προσκειμένοις τοῖς περὶ τῶν ἐν τῇ κε-<text:line-break/>φαλῆ τρωμάτων. κεφαλαλγία δὲ καὶ σφάκερος ἢν ῃ, κρόμ-<text:line-break/>μυα πολέμιον. ἐν δὲ τοῖς πλείστοις ἄντικρυς σφάλερος<text:line-break/>· γράφεται.</text:p>
      <text:p text:style-name="P4">σφενδόνην: ἐν μετ τῷ περὶ ἄρθρων, το απο τῆς τοὺς λι-<text:line-break/>θους βαλλούσης σφενδόνης ὼνομασμενον, εἰς αναληψιν<text:line-break/>κώλου χρήσιμον · ἐν δἐ τῷ περὶ ἀφόρων τὸν καλουμενον<text:line-break/>φύλακα · δηλοῖ δὲ καὶ τὸ γυναικεῖον περίσφυρον, ὅσα τε<text:line-break/>τούτῳ παραπλησια.</text:p>
      <text:p text:style-name="Normal">σπυράδες ·. τὰ τῶν αἰγῶν καὶ προβατων αποπατηματα.<text:line-break/>σχάσαι: τρία σημαίνει, ἀμύξαι, ἐκκρῖναι, χαλάσαι.</text:p>
      <text:p text:style-name="Normal">σχεδιάδα : τὴν ἄγχουσαν. λέγεται γὰρ καὶ οὕτως.</text:p>
      <text:p text:style-name="P4">σχέσει : τῇ συνοχῇ ἐν παρέξει καὶ σχέσει καὶ ἐπιδέσει καὶ<text:line-break/>πιέξει. ὅταν δὲ εἴπῃ, διαφέρει μέντοι τι καὶ σχέσει σὡ-<text:line-break/>ματος, τὴν οἶον ἕξιν δηλοῖ.</text:p>
      <text:p text:style-name="P5">σχινδυλήσει: σχήματι καλάμου. οῦιως δὲ δοκεῖ καὶ ὁ σκιν-<text:line-break/>δαλμός εἰρῆσθαι παρα τὸ ἐσχίσθαι.</text:p>
      <text:p text:style-name="P4">σχῖνον: οὐ μόνον τὸ θαμνῶδες φυτὸν, ἀλλὰ καὶ εἶδός τι<text:line-break/>σκίλλης, εἰ μὴ ἄρα καὶ πάσης σκίλλης τὸν βολβόν.</text:p>
      <text:p text:style-name="Normal">σχοῖνον : ἡδύοσμον, τὴν ὰρωματικὴν σχοῖνον.</text:p>
      <text:p text:style-name="Normal">Τ.</text:p>
      <text:p text:style-name="Normal">[104] Τάμισον: πιτύαν.</text:p>
      <text:p text:style-name="Normal">τεγγειν : διαβρεχειν.</text:p>
      <text:p text:style-name="Normal">τελεῖν: ὰναλἰσκειν, ὡς ἐν τῷ περὶ παθῶν λέγει.</text:p>
      <text:p text:style-name="Normal">τιλσον : τέλος καὶ ἔσχατον.</text:p>
      <text:p text:style-name="P4">τέρμινθοι: οἱ τῷ τοῦ τερμίνθου καρπῷ παραπλήσιοι, κατὰ<text:line-break/>τὸ δέρμα συνιστάμενοι παρὰ φύσιν ὄγκοι.</text:p>
      <text:p text:style-name="P4">τιρθρον : κυρίως μὲν οὕτως ὀνομαζεται το ἄκρον τῆς κε-<text:line-break/>ραίας καὶ τέρθριοι οἱ κάλοι, ἐντεῦθεν ἐπὶ τὰ ἄκρα τοῦ<text:line-break/>ἱστίου παρείκοντες. ὁ δ᾽ Ἱπποκρατης ἐν τῷ δευτέρω τῶν<text:line-break/>γυναικείων, ἐπὴν ἐνθάδε, φησὶ, τὸ τέρθρον ῇ τοῦ πάθεος.</text:p>
      <text:p text:style-name="P3">ἐν ἴσῳ τῷ, τὸ ἄκρον καὶ ανωτατον καὶ ἐπιμελείας μά-<text:line-break/>λιστα δεόμενον.</text:p>
      <text:p text:style-name="Normal">τετάρσωνται : πεπλάτυνται, ταρσος γὰρ πᾶν τὸ πεπλατυσμένον.<text:line-break/>τετράγωνα βέλη : τὰ τέσσαρας εχοντα γλωχῖνας.</text:p>
      <text:p text:style-name="P4">τετραγώνῳ: τινές μὲν ταῖς εὑρισκομέναις κατὰ τὸ σιίμμι<text:line-break/>πλαξὶ, τινὲς δὲ αὐτὸ τὸ στηιιμι.</text:p>
      <text:p text:style-name="Normal">τετρεμαίνει : τρέμει.</text:p>
      <text:p text:style-name="Normal">τέτρομος: τρόμος ῥιγώδης.</text:p>
      <text:p text:style-name="Normal">τέως: τὸ ἕως καὶ τὸ τηνικαῦτα καὶ το πρότερον.</text:p>
      <text:p text:style-name="P4">τηλέφιον: εὶδος βοτάνης, ὅπερ καὶ ὰείςωον ἄγριον καὶ ἀν-<text:line-break/>δράχνην ἀγρίαν ονομάζουσι, Ῥωμαῖοι δὲ ἰλλεκέβραν.</text:p>
      <text:p text:style-name="P4">τὴν ἐν τῶ ἀλεύρῳ βοτανην ῥοφέονται: τὴν λινοζωστιν ἔοικε<text:line-break/>λέγειν, ἐπειδὴ καὶ ἀλλαχοῦ ἔφη, ῥοφήσαντα δὲ λινόζωστιν.</text:p>
      <text:p text:style-name="P4">τομεῖον : τομευς καλεῖται σιδηροῦν ἐργαλεῖον δίχειλον, ῷ οἱ<text:line-break/>χαλκεῖς πρὸς ἄλλα τέ τινα καὶ πρὸς τὺ ἀναβάλλειν καὶ<text:line-break/>μοχλεῦσαι ἥλους χρῶνται.</text:p>
      <text:p text:style-name="P3">τοξευματα : βελη.</text:p>
      <text:p text:style-name="Normal">τορνεύματα: ξυσματα.</text:p>
      <text:p text:style-name="Normal">τρυφείς; εὔτροφος, παχύς.</text:p>
      <text:p text:style-name="P4">τροφιῶδες: ἔχον ἐμφερόμενά τινα μεπηγότα παρὰ τὸ τρέ-<text:line-break/>φισθαι, ὅ ἐστι τὸ πήγνυσθαι.</text:p>
      <text:p text:style-name="Normal">τροχοί: δρομοι.</text:p>
      <text:p text:style-name="Normal">τρυχνοῦν, καταπονεῖν, ἰσχναίνειν.</text:p>
      <text:p text:style-name="P4">τρύειν: τιτρώσκειν, ἀποσχάζειν, ὡς ἐν τῷ δευτέρω τῶν<text:line-break/>γυναικείων.</text:p>
      <text:p text:style-name="Normal">τρωθῇ : βλαβῇ , κακωθῇ , καὶ τρῶμα ἡ βλάβη.</text:p>
      <text:p text:style-name="Normal">τροιοκεσθαι : ἐκτιτρωσκειν.</text:p>
      <text:p text:style-name="Normal">τρωκτοῖσιν : ὠμοῖς ἐσθιομένοις.</text:p>
      <text:p text:style-name="Normal">τύρσιν : πύργον καὶ μάλιστα τὸν ἐν τοῖς τείχεσι.</text:p>
      <text:p text:style-name="Normal">τυφώδης : ἐνεὸς, καθεζόμενος.</text:p>
      <text:p text:style-name="Normal">τνφιομανίη : μικτὸν ἐκ φρενίτιδος καὶ ληθάργου πάθημα.</text:p>
      <text:p text:style-name="P3">Υ.</text:p>
      <text:p text:style-name="P1">·Υβοί: κυρτοὶ καὶ ὕβωμα τὸ κύρτωμα.</text:p>
      <text:p text:style-name="P4">ὑδαταινούσῃσιν : υδερώδεσιν ἢ ἐξυδατούσαις τὸ αἶμα καὶ<text:line-break/>ὑδατωδη καθαιρομέναις.</text:p>
      <text:p text:style-name="Normal">, ὑδατόχλοα: ὡσεὶ καὶ ὑδατοχλωρα ἔλεγε.</text:p>
      <text:p text:style-name="P1">ὑδατώδεας : υδρωπικας.</text:p>
      <text:p text:style-name="P1">ὕδριον: ἡ μικρὰ ὑδρία ὑποκοριστικῶς.</text:p>
      <text:p text:style-name="P1">ὕδρωψ: Διοσκουρίδης ἐν δευτέρῳ τῶν ἐπιδημιῶν ὀξυτόνως<text:line-break/>[105] αναγινωσκει καὶ δηλοῦσθαί φησι τόν ὐδροποειδῆ.<text:line-break/>ὑπάλειπτρον: ἐλασμάτιον ῷ ἄν τις ὑπαλείψαιτο τοὺς ὀφθαλ-<text:line-break/>μούς.</text:p>
      <text:p text:style-name="P1">ὑπάλειπτον: ἔγχριστον φάρμακον.</text:p>
      <text:p text:style-name="P1">ὑπεζυγωται : υπέζευκται.</text:p>
      <text:p text:style-name="P1">ὑπιλληθεὡσιν : υποσυσιραφῶσιν.</text:p>
      <text:p text:style-name="P4">ὑπέρινος: ὁ ὺπερκεκαθαρμἒξος ἄνθρωπος, καὶ αὕτη ὑπερί-<text:line-break/>νησις. οὕτως γοῦν ε᾽ξηγήσαντό τινες καὶ τὀ ὑπερίνος</text:p>
      <text:p text:style-name="P2">ἰσχναίνει. δοκεῖ δὲ καὶ τὸ μακρόπνους καὶ τὸ βραχύ-<text:line-break/>πνους διχῶς ὡσαύτως λέγεσθαι.</text:p>
      <text:p text:style-name="Normal">ὑπερτονεῖ : ὑπερτείνεται.</text:p>
      <text:p text:style-name="Normal">υπερυδρον : ἄγαν πλήρη τοῦ παρακεχυμένου ὕδατος.</text:p>
      <text:p text:style-name="Normal">υπερχολήσει : πολλῆς πληρώσει χολῆς.</text:p>
      <text:p text:style-name="Normal">ὑπερψύχθη : μετρίως ὑπανῆλθε τῆς πυρεκτικῆς θερμότητος.</text:p>
      <text:p text:style-name="Normal">ὑπνοῦσα: υπνωτικῶς εχουσα , ὕπνω κοιμωμένη.</text:p>
      <text:p text:style-name="Normal">ὑπολείβεται: ὑποστάζει, ὑποῤῥετ</text:p>
      <text:p text:style-name="Normal">ὕπομβρον: ὕφυγρον, ὑπόπυον.</text:p>
      <text:p text:style-name="Normal">ὑπομύσαρα : δυσώδη καὶ ἄξια τοῦ μυσαττεσθαι.</text:p>
      <text:p text:style-name="Normal">ὑπονησαμένη: ὑποκολυμβήσασα, ὑπελθοῦσα.</text:p>
      <text:p text:style-name="Normal">υποξηρα: τπόκσιλα , ταπει,όιερα.</text:p>
      <text:p text:style-name="P4">(7:8) ὑπόξυρος: γρυπὸς τὴν ῥῖνα, διὰ τὸ ταπεινότερα<text:line-break/>τὰ πέριξ εἶναι του ὑψώματος.</text:p>
      <text:p text:style-name="P4">ὑποξι·ροι ς : ταπεινοτέρας, προσεσταλμένας. εἴρηται δὲ ἐπὶ<text:line-break/>γαστέρων ὲν τῷ μείζονι προρρητικῷ.</text:p>
      <text:p text:style-name="P4">ὑπόσφαγμα: ὅλου τοῦ μέλανος τῆς σηπίας το οἶον ὑπό-<text:line-break/>τρυγον.</text:p>
      <text:p text:style-name="P3">ὑποτροπή : οὐ μόνον η ὑποστροφη , αλλα καὶ ή ἐναλλάξ με-<text:line-break/>· ταβολὴ , ὥσπερ ὅταν εἴπῃ κωματώδης ἐν ὑποτροπῇ.</text:p>
      <text:p text:style-name="Normal">τποψερ᾽αρα: ζοφοειδῆ, ύπομελανα.</text:p>
      <text:p text:style-name="P4">ὑποψάφαρα : τραχύτερα. τὸ γὰρ ψαφαρὸν ἔγκειται τῷ ὀνό-<text:line-break/>ματι.</text:p>
      <text:p text:style-name="P4">ύπωμειή: τὸ ὑποκείμενον ἀν οὕτω λέγοιτο ἤτοι τῇ ἐπωμίδι<text:line-break/>ἢ καὶ τῷ ὠμῳ.</text:p>
      <text:p text:style-name="Normal">ὑφύδρους : τοὺς ὑδεριῶντας.</text:p>
      <text:p text:style-name="Normal">Φ.</text:p>
      <text:p text:style-name="Normal">Φαγεδαίνῃ : ἕλκει ὰναβιβρωσκομεέῳ.</text:p>
      <text:p text:style-name="P4">φαίνηται : σημαίνει καὶ τὸ διαφανὲς ἐν τῷ πυρὶ γίνηται,<text:line-break/>ὡς ἐν τῷ δευτέρῳ τῶν γυναικείων.</text:p>
      <text:p text:style-name="Normal">φαλαρα : τὰ στρογγύλα μετα λειότητος.</text:p>
      <text:p text:style-name="Normal">φαρκιδῶδες: ῥυτιδῶδες.</text:p>
      <text:p text:style-name="P4">φαύσιγες : κυρίως μὲν οἱ ἀπὸ τοῦ πυρὸς ἐν ταῖς κνήμαις<text:line-break/>ἐπανιστάμενοι κύκλοι ἐρυθροί. καταχρηστικῶς δὲ καὶ οἱ<text:line-break/>λοιποί.</text:p>
      <text:p text:style-name="Normal">φέρβεται: βιβρώσκει, καταναλίσκει.</text:p>
      <text:p text:style-name="P5">φήρεα .· αἱ περιμήκεις ὑπὸ τὰ ὦτα ἀδενώδεις ἐξοχαὶ, οἴας<text:line-break/>καὶ οἱ σάτυροι ἔχουσιν. ἔνιοι δὲ καὶ φῆρες καὶ θῆρες<text:line-break/>καλοῦνται , ὶν᾽ ῃ οἶον φηρεακτικῶς εἰρημένον.</text:p>
      <text:p text:style-name="P4">φθίνει: δηλοῖ συντήκεται, ι᾽χναίνεται, μειοῦται, ἀτροψει.</text:p>
      <text:p text:style-name="P4">φθόεις : τροχίσκους.</text:p>
      <text:p text:style-name="P4">φιάρην : λαμπρον ὕπο ὑγροτητος.</text:p>
      <text:p text:style-name="P4">φιβάλιος : εἶδος συκῆς.</text:p>
      <text:p text:style-name="P4">φιλεταίριος : ἢν καὶ ὰπαρίνην ὀνομάζουσι.</text:p>
      <text:p text:style-name="P4">φιλίστιον : τὸ αὐτὸ καὶ τοῦτο ἔοικεν εἶναι τῇ ἀπαρίνῃ καὶ<text:line-break/>φιλεταιρίῳ.</text:p>
      <text:p text:style-name="P4">φλάζουσιν : ἀσαφῶς καὶ ἀδιαρθρώτως φθέγγονται, πεποίηται<text:line-break/>τοὔνομα.</text:p>
      <text:p text:style-name="P4">[106] φλεβοτομίαν: οὐ μόνον τοῦ συνήθους τοῦτο, αλλα<text:line-break/>καὶ την ἄλλην ὁπωσοῦν διηρημένην τῶν φλεβῶν κενωσιν<text:line-break/>τοῦ αήαατος καὶ τὸ φλεβοτομηθῆναι ώσαυτως.</text:p>
      <text:p text:style-name="P4">φλέγμα : οὐ μὁνον τὸν χυμὸν τοῦτον τὸν λευκὸν καὶ ψυχρον,<text:line-break/>ἀλλὰ καὶ τὴν φλόγωσιν δηλοῖ.</text:p>
      <text:p text:style-name="P3">φλεγυρόν: πυρῶδες, τὸ οἶον φλέγον.</text:p>
      <text:p text:style-name="Normal">φλεδονωδεα: φλυαρον, φλιδόνες γὰρ αἱ φλυαρίαι.</text:p>
      <text:p text:style-name="P4">φλεου: φλογμῶδἒξ τί ἐστι τοῦτο καὶ παπυρῶδες φυτὸν, ὅπερ<text:line-break/>καὶ πλεκόμενον περιτίθεται τοῖς ἐλαιηροῖς κεραμίοις.</text:p>
      <text:p text:style-name="Normal">φληνὐουσα: φλυαροῦσα.</text:p>
      <text:p text:style-name="Normal">φληναφὡδεις : φλύαροι.</text:p>
      <text:p text:style-name="P4">φλιάς: ξύλα ὀρθὰ καταντικρὺ πεπηγότα, καθάπερ καὶ αἱ<text:line-break/>τῶν νεύρων φλιαί.</text:p>
      <text:p text:style-name="Normal">φλογεαί : ἐρυθραί.</text:p>
      <text:p text:style-name="Normal">φλογιεῖ ἢ φλογεῖται: πυροῦται μετὰ ἐρυθρήματος.</text:p>
      <text:p text:style-name="Normal">φλυδἀ : ὑγραίνεται, μυδἀ.</text:p>
      <text:p text:style-name="Normal">φλυδαρήν : ὑγράν.</text:p>
      <text:p text:style-name="Normal">φλύεται : ὑγραίνεται.</text:p>
      <text:p text:style-name="Normal">φλυζούσησι : βλυούσαις.</text:p>
      <text:p text:style-name="Normal">φλυζάκια : ψυδράκια.</text:p>
      <text:p text:style-name="P4">φλύσιος : ἐξανθήσεως τῆς ἐπὶ πλεονεξία γινομεέης τοῦ κατὰ<text:line-break/>τὸ σῶμα ὑγροῦ.</text:p>
      <text:p text:style-name="P5">φοινίκινος: ἀπὸ τοῦ χρωματος οὕτως εἰρῆσθαι τήν ἒξε-<text:line-break/>φαντίασιν ὑπονοήσειεν ἄν τις.</text:p>
      <text:p text:style-name="P4">φοινικίη νόσος : ἡ κατὰ φοινίκην καὶ κατὰ τὰ ἄλλα ἀνατο-<text:line-break/>λικά μέρη πλεονάζουσα, δηλοῦσθαι δὲ κἀνταῦθα δοκεῖ ἡ<text:line-break/>ἐλεφαντίασις.</text:p>
      <text:p text:style-name="Normal">φολλικώδεα : τὰ οἱονεὶ θυλακώδεα καὶ σομφά.</text:p>
      <text:p text:style-name="Normal">φονᾶ : φονεῦσαι ἐπιθυμεῖ.</text:p>
      <text:p text:style-name="Normal">φορίνη : δέρμα.</text:p>
      <text:p text:style-name="Normal">φόρος: εὐσύλληπτος.</text:p>
      <text:p text:style-name="Normal">φορύξαντες : φυράσαντες.</text:p>
      <text:p text:style-name="Normal">φύλλα: τὰ κηπαῖα καὶ βοτανώδη χλωρὰ ἡδύσματα.</text:p>
      <text:p text:style-name="P4">φύλλια: ἡδύσματα κηπαῖα, ἅ τοῖς ὠνουμένοις τὰ λάχανα<text:line-break/>προσεπιτιθέασιν, οἶον κορίαννον, ἡδύοσμον, πήγανον, σέλινον.</text:p>
      <text:p text:style-name="P4">φύλλον: τὸ τοῦ σιλφίου σπέρμα διὰ τὸ πλατὺ εἶναι, ἐν τῷ<text:line-break/>δευτέρῳ τῶν γυναικείων. προστίθησι δὲ καὶ αὐτὸς ἐν τῷ<text:line-break/>λόγῳ ποτὲ μὲν Λιβυκὸν, ποτὲ δὲ Αἰθιοπικόν.</text:p>
      <text:p text:style-name="Normal">φύσιγγα : τὸ καλούμενον ἐκκαύλημα καὶ μάλιστα τὸ κοῖλον.</text:p>
      <text:p text:style-name="P3">φυτάνη : ὁ τοῦ φυτεύειν καιρος.<text:line-break/>φυτευτηρίων : τῶν εἰς την γῆν φυτευομένων ξύλων.<text:line-break/>φωἰδες : αἱ φαύσιγγες ὑπὲρ ων εἴρηται.</text:p>
      <text:p text:style-name="Normal">φωνὴ περιπνευμονική : ἡ κερχνώδης.</text:p>
      <text:p text:style-name="Normal">Χ.</text:p>
      <text:p text:style-name="Normal">Χαλκίτις στυπτηρίη : ἶσον τῇ χαλκίτιδι.<text:line-break/>χαραδρωθέωσι : διέκρουν ἔχωσιν.<text:line-break/>χαράκτωρι : ὠξυσμένῳ ὑπο τοῦ χαρακτῆρος.</text:p>
      <text:p text:style-name="P4">χασκῶν: περισπῶν ὁ Διοσκουρίδης ἀναγινώσκει καί φησιν<text:line-break/>οὕτως εἰρῆσθαι τὰς μήτρας διὰ τὸ ὰνεστομῶσθαι.</text:p>
      <text:p text:style-name="Normal">χειμίη: ψῦχος, ῥίγος.</text:p>
      <text:p text:style-name="Normal">χειμίουσα : ψυχομένη , ῥιγῶσα.</text:p>
      <text:p text:style-name="P4">χελίσκιον ξηρον : ὑποκοριστικῶς εἴρηται τὸ χελίσκιον τὸ<text:line-break/>βραχὺ βηχίου, ξηρὸν δέ ἐστιν, ὅταν μηδὲν ὑγρότητος ἀνα-<text:line-break/>χρεμπτομένη εἰς τὸ στόμα παραγίνεται.</text:p>
      <text:p text:style-name="Normal">[107] χαραδεὡς: ἀθρόως. γέγονε δὲ ἀπὸ χαράδρας.</text:p>
      <text:p text:style-name="P3">χῆς: καταχέας.</text:p>
      <text:p text:style-name="P4">χηλήν: μήλην δίκρουν κατὰ τὸ ἄκρον ἐκτετμημένην ἐμφε-<text:line-break/>ρῶς χηλή-</text:p>
      <text:p text:style-name="P4">χήλωμα: τὴν δισχηλῆ γλυφίδα τοῦ βέλους, ῇ προστιθέασιν<text:line-break/>ἐν τῷ τοξεύειν τῇ νευρὰ τὸ βέλος.</text:p>
      <text:p text:style-name="Normal">χήμην χηραμίδα : τὴν κοιλοτέραν κόγχην καὶ μείζονα.</text:p>
      <text:p text:style-name="Normal">χλοηροῖσι λαχάνοις : τοῖς κηπαίοις ἡδύσμασι.</text:p>
      <text:p text:style-name="Normal">χλοιοῦνται: ώσεὶ καὶ χλωραίνσνται ἔλεγε.</text:p>
      <text:p text:style-name="Normal">χλοῦς : ἡ χλωροτης.</text:p>
      <text:p text:style-name="Normal">χλοῶδες : χλωρόν.</text:p>
      <text:p text:style-name="P4">χλώρασμα: χλωρότης λαμπρὸν διαυγουμένη καὶ ἐπὶ τὸ ὑδα-<text:line-break/>ρῶδες ῥέπουσα.</text:p>
      <text:p text:style-name="Normal">χολήὶὅν : χολῆς ἀγωγον.</text:p>
      <text:p text:style-name="Normal">χυτλάζηται : ὡσεὶ καὶ κλύζηται ἔλεγε.</text:p>
      <text:p text:style-name="Normal">χντριδέαν: χύτραν.</text:p>
      <text:p text:style-name="Normal">χντρίδεαν: χύτραν.</text:p>
      <text:p text:style-name="Normal">χύτρινον : χύτραν.</text:p>
      <text:p text:style-name="Normal">χολιύσειεν : ἀνάπηρον κατά τι τῷν ἄρθρων ποιήσειεν.</text:p>
      <text:p text:style-name="P3">Ψ.</text:p>
      <text:p text:style-name="Normal">Ψάγδας: εἶδός τι μύρου.</text:p>
      <text:p text:style-name="Normal">ψαίρειν: ἐννήχεσθαι, προσψαυειν.</text:p>
      <text:p text:style-name="P4">ψαιστὴν μᾶζαν: τὴν ἐν μέλιτι καὶ ἐλαίῳ πεφυραμένην, ὅτι<text:line-break/>καὶ τὰ ψαιστα οὕτως δευεται.</text:p>
      <text:p text:style-name="Normal">·ψαφὰρον: ψαθυρον.</text:p>
      <text:p text:style-name="Normal">ψἒξαρα: ψοφοειδῆ μελανειδοῦντα, ψέφος γὰρ τὸ σκότος.<text:line-break/>ψόφου καθαπτομενοι: ψόφου ῥαδίως αἰσθανομενοι καὶ μέν-<text:line-break/>τοι καὶ πτοούμενοι ώσεὶ καὶ ψοφώδεις ἔλεγεν.</text:p>
      <text:p text:style-name="Normal">Ω.</text:p>
      <text:p text:style-name="P4">Ἄδει ἐπὶ τοῦ κακοῦ: Ἀρκεσιλάῳ δὲ καὶ κακὸν ῷδει, δη-<text:line-break/>λονότι χωρὶς τοῦ ι γράφεται οὐχ, ὡς τὸ μετ᾽ (719)<text:line-break/>αὐτὸ σὺν τῷ ι.</text:p>
      <text:p text:style-name="P4">ῷδεῖ: οἰδαίνει, δῆλον δἐ ως συν τῳ ι τοῦτο γράφεται, ὅτι<text:line-break/>καὶ τὸ οἰδεῖν.</text:p>
      <text:p text:style-name="P4">ὠμήλυσιν : τα απο των αφρυκτων κριθῶν ἄλφιτά τε καὶ<text:line-break/>ἄλευρα · τὸ γάρ οἶον ὠμὸν ἄλευρον κυρίως φασὶν ὠμή-</text:p>
      <text:p text:style-name="P3">λυσιν ὸνομάζεσθαι, καταχρηστικώτερον δὲ καὶ τὸ ἄλλο<text:line-break/>πᾶν ἄλευρον.</text:p>
      <text:p text:style-name="Normal">ὠρεόντων: φροντιζόντων, ὅτι καὶ ἡ φροντὶς ὥρα.</text:p>
      <text:p text:style-name="Normal">ὥρου : ἐνιαυτῶ.</text:p>
      <text:p text:style-name="Normal">ωρουσοἰν, ωρμησενα</text:p>
      <text:p text:style-name="Normal">ὠτειλάς: οὐ μόνον τὰς ουλας, αλλα καὶ τα ἕλκη.</text:p>
      <text:p text:style-name="Normal">ὠχέτευται : ἐκρύσεις καὶ διεξόδους κέκτητα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2-01T08:50:00Z</meta:creation-date>
    <dc:date>2023-02-01T10:07:29.794000000</dc:date>
    <meta:editing-cycles>3</meta:editing-cycles>
    <meta:editing-duration>PT5M49S</meta:editing-duration>
    <meta:document-statistic meta:table-count="0" meta:image-count="0" meta:object-count="0" meta:page-count="96" meta:paragraph-count="916" meta:word-count="10571" meta:character-count="65802" meta:non-whitespace-character-count="56146"/>
    <meta:template xlink:type="simple" xlink:actuate="onRequest" xlink:title="" xlink:href="Normal.dotm"/>
  </office:meta>
</office:document-meta>
</file>